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1" svg:font-family="'Courier New'" style:font-family-generic="modern"/>
    <style:font-face style:name="Liberation Mono" svg:font-family="'Liberation Mono'" style:font-family-generic="modern" style:font-pitch="fixed"/>
    <style:font-face style:name="Source Han Sans CN" svg:font-family="'Source Han Sans CN'" style:font-family-generic="modern" style:font-pitch="fixed"/>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PMingLiU" svg:font-family="PMingLiU, 新細明體" style:font-family-generic="roman" style:font-pitch="variable"/>
    <style:font-face style:name="Tahoma1" svg:font-family="Tahoma, Lucidasans, 'Lucida Sans', 'Arial Unicode MS'"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enQuanYi Zen Hei Sharp" svg:font-family="'WenQuanYi Zen Hei Sharp'"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2" svg:font-family="Tahoma" style:font-family-generic="system" style:font-pitch="variable"/>
  </office:font-face-decls>
  <office:automatic-styles>
    <style:style style:name="Table1" style:family="table">
      <style:table-properties style:width="7.2514in" fo:margin-left="0in" fo:margin-top="0.0799in" fo:margin-bottom="0.0597in" table:align="left" fo:background-color="#eeeeee" style:writing-mode="lr-tb">
        <style:background-image/>
      </style:table-properties>
    </style:style>
    <style:style style:name="Table1.A" style:family="table-column">
      <style:table-column-properties style:column-width="0.3764in"/>
    </style:style>
    <style:style style:name="Table1.B" style:family="table-column">
      <style:table-column-properties style:column-width="3.5576in"/>
    </style:style>
    <style:style style:name="Table1.C" style:family="table-column">
      <style:table-column-properties style:column-width="3.3174in"/>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597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597in" fo:border="0.5pt solid #000000" style:writing-mode="page">
        <style:background-image/>
      </style:table-cell-properties>
    </style:style>
    <style:style style:name="Table1.A2" style:family="table-cell">
      <style:table-cell-properties style:vertical-align="middle" fo:background-color="transparent" fo:padding="0.0597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597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Body_20_Text_20_First">
      <style:text-properties officeooo:rsid="002be768" officeooo:paragraph-rsid="002be768"/>
    </style:style>
    <style:style style:name="P4" style:family="paragraph" style:parent-style-name="Body_20_Text_20_First">
      <style:text-properties officeooo:rsid="003f78d7" officeooo:paragraph-rsid="003f78d7"/>
    </style:style>
    <style:style style:name="P5" style:family="paragraph" style:parent-style-name="Body_20_Text_20_First">
      <style:text-properties officeooo:rsid="00480078" officeooo:paragraph-rsid="004ee1cf"/>
    </style:style>
    <style:style style:name="P6" style:family="paragraph" style:parent-style-name="Body_20_Text_20_First">
      <style:text-properties officeooo:rsid="004ee1cf" officeooo:paragraph-rsid="004ee1cf"/>
    </style:style>
    <style:style style:name="P7" style:family="paragraph" style:parent-style-name="Body_20_Text_20_First">
      <style:text-properties officeooo:paragraph-rsid="007c7c7e"/>
    </style:style>
    <style:style style:name="P8" style:family="paragraph" style:parent-style-name="Body_20_Text_20_First">
      <style:text-properties officeooo:rsid="008cac25" officeooo:paragraph-rsid="008cac25"/>
    </style:style>
    <style:style style:name="P9" style:family="paragraph" style:parent-style-name="Body_20_Text_20_First">
      <style:text-properties officeooo:paragraph-rsid="00a026a4"/>
    </style:style>
    <style:style style:name="P10" style:family="paragraph" style:parent-style-name="Body_20_Text_20_First">
      <style:text-properties officeooo:rsid="00a352f5" officeooo:paragraph-rsid="00a352f5"/>
    </style:style>
    <style:style style:name="P11" style:family="paragraph" style:parent-style-name="Body_20_Text_20_First">
      <style:text-properties officeooo:rsid="00468e2c" officeooo:paragraph-rsid="00468e2c"/>
    </style:style>
    <style:style style:name="P12" style:family="paragraph" style:parent-style-name="Body_20_Text_20_First">
      <style:text-properties officeooo:paragraph-rsid="00b3af0d"/>
    </style:style>
    <style:style style:name="P13" style:family="paragraph" style:parent-style-name="Body_20_Text_20_First">
      <style:text-properties fo:language="en" fo:country="US" officeooo:rsid="00bddcc0" officeooo:paragraph-rsid="00db2082"/>
    </style:style>
    <style:style style:name="P14" style:family="paragraph" style:parent-style-name="Body_20_Text_20_First">
      <style:text-properties officeooo:rsid="00eb91ee" officeooo:paragraph-rsid="00eb91ee"/>
    </style:style>
    <style:style style:name="P15" style:family="paragraph" style:parent-style-name="Body_20_Text_20_First">
      <style:text-properties officeooo:paragraph-rsid="00f599de"/>
    </style:style>
    <style:style style:name="P16" style:family="paragraph" style:parent-style-name="Body_20_Text_20_First">
      <style:text-properties officeooo:rsid="0148bc0d" officeooo:paragraph-rsid="0148bc0d"/>
    </style:style>
    <style:style style:name="P17" style:family="paragraph" style:parent-style-name="Body_20_Text_20_First">
      <style:text-properties officeooo:rsid="01be560a" officeooo:paragraph-rsid="01fdd921"/>
    </style:style>
    <style:style style:name="P18" style:family="paragraph" style:parent-style-name="Body_20_Text_20_First">
      <style:text-properties officeooo:rsid="01e1dece" officeooo:paragraph-rsid="0203e9d1"/>
    </style:style>
    <style:style style:name="P19" style:family="paragraph" style:parent-style-name="Body_20_Text_20_First">
      <style:text-properties officeooo:rsid="0204dead" officeooo:paragraph-rsid="0204dead"/>
    </style:style>
    <style:style style:name="P20" style:family="paragraph" style:parent-style-name="Body_20_Text_20_First">
      <style:text-properties officeooo:rsid="02177faa" officeooo:paragraph-rsid="02177faa"/>
    </style:style>
    <style:style style:name="P21" style:family="paragraph" style:parent-style-name="Body_20_Text_20_First">
      <style:text-properties officeooo:paragraph-rsid="0267d2e9"/>
    </style:style>
    <style:style style:name="P22" style:family="paragraph" style:parent-style-name="Body_20_Text_20_First">
      <style:text-properties officeooo:rsid="028a4f8e" officeooo:paragraph-rsid="028a4f8e"/>
    </style:style>
    <style:style style:name="P23" style:family="paragraph" style:parent-style-name="Body_20_Text_20_First">
      <style:text-properties officeooo:paragraph-rsid="02bab992"/>
    </style:style>
    <style:style style:name="P24" style:family="paragraph" style:parent-style-name="Body_20_Text_20_Cont">
      <style:text-properties officeooo:rsid="003f78d7" officeooo:paragraph-rsid="003f78d7"/>
    </style:style>
    <style:style style:name="P25" style:family="paragraph" style:parent-style-name="Body_20_Text_20_Cont">
      <style:text-properties officeooo:rsid="00423754" officeooo:paragraph-rsid="00423754"/>
    </style:style>
    <style:style style:name="P26" style:family="paragraph" style:parent-style-name="Body_20_Text_20_Cont">
      <style:text-properties officeooo:rsid="00480078" officeooo:paragraph-rsid="0049f5c1"/>
    </style:style>
    <style:style style:name="P27" style:family="paragraph" style:parent-style-name="Body_20_Text_20_Cont">
      <style:text-properties officeooo:paragraph-rsid="0049f5c1"/>
    </style:style>
    <style:style style:name="P28" style:family="paragraph" style:parent-style-name="Body_20_Text_20_Cont">
      <style:text-properties officeooo:paragraph-rsid="004d2b28"/>
    </style:style>
    <style:style style:name="P29" style:family="paragraph" style:parent-style-name="Body_20_Text_20_Cont">
      <style:text-properties officeooo:paragraph-rsid="004ee1cf"/>
    </style:style>
    <style:style style:name="P30" style:family="paragraph" style:parent-style-name="Body_20_Text_20_Cont">
      <style:text-properties officeooo:rsid="007a9b91" officeooo:paragraph-rsid="007a9b91"/>
    </style:style>
    <style:style style:name="P31" style:family="paragraph" style:parent-style-name="Body_20_Text_20_Cont">
      <style:text-properties fo:font-weight="bold" officeooo:rsid="0066f1a0" officeooo:paragraph-rsid="0066f1a0" style:font-weight-asian="bold" style:font-weight-complex="bold"/>
    </style:style>
    <style:style style:name="P32" style:family="paragraph" style:parent-style-name="Body_20_Text_20_Cont">
      <style:text-properties officeooo:paragraph-rsid="007e576e"/>
    </style:style>
    <style:style style:name="P33" style:family="paragraph" style:parent-style-name="Body_20_Text_20_Cont">
      <style:text-properties fo:font-size="13pt" fo:font-style="italic" style:text-underline-style="solid" style:text-underline-width="auto" style:text-underline-color="font-color" fo:font-weight="bold" officeooo:rsid="007e576e" officeooo:paragraph-rsid="007e576e" style:font-size-asian="11pt" style:font-style-asian="italic" style:font-weight-asian="bold" style:font-size-complex="11pt" style:font-style-complex="italic" style:font-weight-complex="bold"/>
    </style:style>
    <style:style style:name="P34" style:family="paragraph" style:parent-style-name="Body_20_Text_20_Cont">
      <style:text-properties officeooo:paragraph-rsid="0085d971"/>
    </style:style>
    <style:style style:name="P35" style:family="paragraph" style:parent-style-name="Body_20_Text_20_Cont">
      <style:text-properties officeooo:rsid="009288bc" officeooo:paragraph-rsid="009288bc"/>
    </style:style>
    <style:style style:name="P36" style:family="paragraph" style:parent-style-name="Body_20_Text_20_Cont">
      <style:text-properties officeooo:rsid="004e4688" officeooo:paragraph-rsid="004e4688"/>
    </style:style>
    <style:style style:name="P37" style:family="paragraph" style:parent-style-name="Body_20_Text_20_Cont">
      <style:text-properties officeooo:rsid="009b2934" officeooo:paragraph-rsid="009b2934"/>
    </style:style>
    <style:style style:name="P38" style:family="paragraph" style:parent-style-name="Body_20_Text_20_Cont">
      <style:text-properties officeooo:rsid="00a526a7" officeooo:paragraph-rsid="00a526a7"/>
    </style:style>
    <style:style style:name="P39" style:family="paragraph" style:parent-style-name="Body_20_Text_20_Cont">
      <style:text-properties officeooo:rsid="00aaf7a1" officeooo:paragraph-rsid="00aaf7a1"/>
    </style:style>
    <style:style style:name="P40" style:family="paragraph" style:parent-style-name="Body_20_Text_20_Cont">
      <style:text-properties officeooo:rsid="00af3f7a" officeooo:paragraph-rsid="00af3f7a"/>
    </style:style>
    <style:style style:name="P41" style:family="paragraph" style:parent-style-name="Body_20_Text_20_Cont">
      <style:text-properties officeooo:rsid="00675d49" officeooo:paragraph-rsid="0085d971"/>
    </style:style>
    <style:style style:name="P42" style:family="paragraph" style:parent-style-name="Body_20_Text_20_Cont">
      <style:text-properties officeooo:rsid="00c0a677" officeooo:paragraph-rsid="00c0a677"/>
    </style:style>
    <style:style style:name="P43" style:family="paragraph" style:parent-style-name="Body_20_Text_20_Cont">
      <style:text-properties officeooo:paragraph-rsid="00504f21"/>
    </style:style>
    <style:style style:name="P44" style:family="paragraph" style:parent-style-name="Body_20_Text_20_Cont">
      <style:text-properties officeooo:paragraph-rsid="00f922fa"/>
    </style:style>
    <style:style style:name="P45" style:family="paragraph" style:parent-style-name="Body_20_Text_20_Cont">
      <style:text-properties officeooo:rsid="00f82c3c" officeooo:paragraph-rsid="00f922fa"/>
    </style:style>
    <style:style style:name="P46" style:family="paragraph" style:parent-style-name="Body_20_Text_20_Cont">
      <style:text-properties officeooo:rsid="011e6a84" officeooo:paragraph-rsid="01222f81"/>
    </style:style>
    <style:style style:name="P47" style:family="paragraph" style:parent-style-name="Body_20_Text_20_Cont">
      <style:text-properties officeooo:rsid="012b410d" officeooo:paragraph-rsid="012b410d"/>
    </style:style>
    <style:style style:name="P48" style:family="paragraph" style:parent-style-name="Body_20_Text_20_Cont">
      <style:text-properties officeooo:rsid="01487296" officeooo:paragraph-rsid="01487296"/>
    </style:style>
    <style:style style:name="P49" style:family="paragraph" style:parent-style-name="Body_20_Text_20_Cont">
      <style:text-properties officeooo:paragraph-rsid="012d379c"/>
    </style:style>
    <style:style style:name="P50" style:family="paragraph" style:parent-style-name="Body_20_Text_20_Cont">
      <style:text-properties officeooo:paragraph-rsid="00df9528"/>
    </style:style>
    <style:style style:name="P51" style:family="paragraph" style:parent-style-name="Body_20_Text_20_Cont">
      <style:text-properties officeooo:paragraph-rsid="01b4978f"/>
    </style:style>
    <style:style style:name="P52" style:family="paragraph" style:parent-style-name="Body_20_Text_20_Cont">
      <style:text-properties officeooo:rsid="0148bc0d" officeooo:paragraph-rsid="01ba0110"/>
    </style:style>
    <style:style style:name="P53" style:family="paragraph" style:parent-style-name="Body_20_Text_20_Cont">
      <style:text-properties officeooo:rsid="01c0f4fa" officeooo:paragraph-rsid="01c0f4fa"/>
    </style:style>
    <style:style style:name="P54" style:family="paragraph" style:parent-style-name="Body_20_Text_20_Cont">
      <style:text-properties officeooo:rsid="01c67cb7" officeooo:paragraph-rsid="01c67cb7"/>
    </style:style>
    <style:style style:name="P55" style:family="paragraph" style:parent-style-name="Body_20_Text_20_Cont">
      <style:text-properties officeooo:rsid="01c67cb7" officeooo:paragraph-rsid="01ce08ee"/>
    </style:style>
    <style:style style:name="P56" style:family="paragraph" style:parent-style-name="Body_20_Text_20_Cont">
      <style:text-properties officeooo:rsid="01cd475e" officeooo:paragraph-rsid="01cffbdf"/>
    </style:style>
    <style:style style:name="P57" style:family="paragraph" style:parent-style-name="Body_20_Text_20_Cont">
      <style:text-properties officeooo:paragraph-rsid="01d38a96"/>
    </style:style>
    <style:style style:name="P58" style:family="paragraph" style:parent-style-name="Body_20_Text_20_Cont">
      <style:text-properties officeooo:rsid="01e31174" officeooo:paragraph-rsid="01e31174"/>
    </style:style>
    <style:style style:name="P59" style:family="paragraph" style:parent-style-name="Body_20_Text_20_Cont">
      <style:text-properties officeooo:rsid="01e43d6a" officeooo:paragraph-rsid="01e43d6a"/>
    </style:style>
    <style:style style:name="P60" style:family="paragraph" style:parent-style-name="Body_20_Text_20_Cont">
      <style:text-properties officeooo:rsid="01ec7f22" officeooo:paragraph-rsid="01ec7f22"/>
    </style:style>
    <style:style style:name="P61" style:family="paragraph" style:parent-style-name="Body_20_Text_20_Cont">
      <style:text-properties officeooo:rsid="02120f14" officeooo:paragraph-rsid="02120f14"/>
    </style:style>
    <style:style style:name="P62" style:family="paragraph" style:parent-style-name="Body_20_Text_20_Cont">
      <style:text-properties officeooo:rsid="02177faa" officeooo:paragraph-rsid="02177faa"/>
    </style:style>
    <style:style style:name="P63" style:family="paragraph" style:parent-style-name="Body_20_Text_20_Cont">
      <style:text-properties officeooo:rsid="021c1cf1" officeooo:paragraph-rsid="021c1cf1"/>
    </style:style>
    <style:style style:name="P64" style:family="paragraph" style:parent-style-name="Body_20_Text_20_Cont">
      <style:text-properties officeooo:rsid="022844c1" officeooo:paragraph-rsid="022844c1"/>
    </style:style>
    <style:style style:name="P65" style:family="paragraph" style:parent-style-name="Body_20_Text_20_Cont">
      <style:text-properties officeooo:rsid="024a20d1" officeooo:paragraph-rsid="024a20d1"/>
    </style:style>
    <style:style style:name="P66" style:family="paragraph" style:parent-style-name="Body_20_Text_20_Cont">
      <style:text-properties officeooo:rsid="024b6227" officeooo:paragraph-rsid="024b6227"/>
    </style:style>
    <style:style style:name="P67" style:family="paragraph" style:parent-style-name="Body_20_Text_20_Cont">
      <style:text-properties officeooo:paragraph-rsid="025fb893"/>
    </style:style>
    <style:style style:name="P68" style:family="paragraph" style:parent-style-name="Body_20_Text_20_Cont">
      <style:text-properties officeooo:rsid="0261fbc4" officeooo:paragraph-rsid="0261fbc4"/>
    </style:style>
    <style:style style:name="P69" style:family="paragraph" style:parent-style-name="Body_20_Text_20_Cont">
      <style:text-properties officeooo:paragraph-rsid="0267d2e9"/>
    </style:style>
    <style:style style:name="P70" style:family="paragraph" style:parent-style-name="Body_20_Text_20_Cont">
      <style:text-properties officeooo:rsid="026a2771" officeooo:paragraph-rsid="026a2771"/>
    </style:style>
    <style:style style:name="P71" style:family="paragraph" style:parent-style-name="Body_20_Text_20_Cont">
      <style:text-properties officeooo:rsid="02771a3c" officeooo:paragraph-rsid="02771a3c"/>
    </style:style>
    <style:style style:name="P72" style:family="paragraph" style:parent-style-name="Body_20_Text_20_Cont">
      <style:text-properties officeooo:rsid="028c3d8a" officeooo:paragraph-rsid="028c3d8a"/>
    </style:style>
    <style:style style:name="P73" style:family="paragraph" style:parent-style-name="Body_20_Text_20_Cont">
      <style:text-properties officeooo:rsid="029e0aa5" officeooo:paragraph-rsid="029e0aa5"/>
    </style:style>
    <style:style style:name="P74" style:family="paragraph" style:parent-style-name="Body_20_Text_20_Cont">
      <style:text-properties officeooo:rsid="02a848d7" officeooo:paragraph-rsid="02a848d7"/>
    </style:style>
    <style:style style:name="P75" style:family="paragraph" style:parent-style-name="Body_20_Text_20_Cont">
      <style:text-properties officeooo:rsid="02abac72" officeooo:paragraph-rsid="02abac72"/>
    </style:style>
    <style:style style:name="P76" style:family="paragraph" style:parent-style-name="Body_20_Text_20_Cont">
      <style:text-properties officeooo:paragraph-rsid="0083ad0b"/>
    </style:style>
    <style:style style:name="P77" style:family="paragraph" style:parent-style-name="Body_20_Text_20_Cont">
      <style:text-properties officeooo:rsid="02ad3eac" officeooo:paragraph-rsid="02ad3eac"/>
    </style:style>
    <style:style style:name="P78" style:family="paragraph" style:parent-style-name="Body_20_Text_20_Cont">
      <style:text-properties officeooo:rsid="02aeeea9" officeooo:paragraph-rsid="02aeeea9"/>
    </style:style>
    <style:style style:name="P79" style:family="paragraph" style:parent-style-name="Body_20_Text_20_Cont">
      <style:text-properties officeooo:rsid="00bf14a9" officeooo:paragraph-rsid="00bf14a9"/>
    </style:style>
    <style:style style:name="P80" style:family="paragraph" style:parent-style-name="Body_20_Text_20_Cont">
      <style:text-properties officeooo:paragraph-rsid="02bc2687"/>
    </style:style>
    <style:style style:name="P81" style:family="paragraph" style:parent-style-name="Body_20_Text_20_Cont">
      <style:text-properties officeooo:rsid="031a75f3" officeooo:paragraph-rsid="031a75f3"/>
    </style:style>
    <style:style style:name="P82" style:family="paragraph" style:parent-style-name="Body_20_Text_20_Cont">
      <style:text-properties officeooo:rsid="01458d48" officeooo:paragraph-rsid="01458d48"/>
    </style:style>
    <style:style style:name="P83" style:family="paragraph" style:parent-style-name="Body_20_Text_20_Cont">
      <style:text-properties officeooo:rsid="01a8d3f7" officeooo:paragraph-rsid="01a8d3f7"/>
    </style:style>
    <style:style style:name="P84" style:family="paragraph" style:parent-style-name="Body_20_Text_20_Cont">
      <style:text-properties officeooo:rsid="01d01816" officeooo:paragraph-rsid="01cffbdf"/>
    </style:style>
    <style:style style:name="P85" style:family="paragraph" style:parent-style-name="Body_20_Text_20_Cont">
      <style:text-properties officeooo:rsid="01f9b629" officeooo:paragraph-rsid="01e837fc"/>
    </style:style>
    <style:style style:name="P86" style:family="paragraph" style:parent-style-name="Body_20_Text_20_Cont">
      <style:text-properties officeooo:rsid="02cae6d0" officeooo:paragraph-rsid="02cae6d0"/>
    </style:style>
    <style:style style:name="P87" style:family="paragraph" style:parent-style-name="Body_20_Text_20_Cont">
      <style:text-properties officeooo:rsid="03183d1a" officeooo:paragraph-rsid="03183d1a"/>
    </style:style>
    <style:style style:name="P88" style:family="paragraph" style:parent-style-name="Exercise_20_Body">
      <style:text-properties officeooo:rsid="00b31ad6" officeooo:paragraph-rsid="00b3af0d"/>
    </style:style>
    <style:style style:name="P89" style:family="paragraph" style:parent-style-name="Exercise_20_Body">
      <style:text-properties officeooo:rsid="00b3af0d" officeooo:paragraph-rsid="00b3af0d"/>
    </style:style>
    <style:style style:name="P90" style:family="paragraph" style:parent-style-name="Exercise_20_Body">
      <style:text-properties officeooo:rsid="00b6a69f" officeooo:paragraph-rsid="00b6a69f"/>
    </style:style>
    <style:style style:name="P91" style:family="paragraph" style:parent-style-name="Exercise_20_Body">
      <style:text-properties officeooo:rsid="00b996fb" officeooo:paragraph-rsid="00b996fb"/>
    </style:style>
    <style:style style:name="P92" style:family="paragraph" style:parent-style-name="Exercise_20_Body">
      <style:text-properties officeooo:rsid="00bb50a7" officeooo:paragraph-rsid="00bb9c15"/>
    </style:style>
    <style:style style:name="P93" style:family="paragraph" style:parent-style-name="Exercise_20_Body">
      <style:text-properties officeooo:rsid="00c20e6c" officeooo:paragraph-rsid="00c20e6c"/>
    </style:style>
    <style:style style:name="P94" style:family="paragraph" style:parent-style-name="Exercise_20_Body">
      <style:text-properties officeooo:rsid="00c275e8" officeooo:paragraph-rsid="00c275e8"/>
    </style:style>
    <style:style style:name="P95" style:family="paragraph" style:parent-style-name="Exercise_20_Body">
      <style:text-properties officeooo:rsid="00c73278" officeooo:paragraph-rsid="00c73278"/>
    </style:style>
    <style:style style:name="P96" style:family="paragraph" style:parent-style-name="Exercise_20_Body">
      <style:text-properties officeooo:rsid="00cf8ddd" officeooo:paragraph-rsid="00cf8ddd"/>
    </style:style>
    <style:style style:name="P97" style:family="paragraph" style:parent-style-name="Exercise_20_Body">
      <style:text-properties officeooo:rsid="00fc3771" officeooo:paragraph-rsid="00fc3771"/>
    </style:style>
    <style:style style:name="P98" style:family="paragraph" style:parent-style-name="Exercise_20_Body">
      <style:text-properties officeooo:rsid="00ff10c4" officeooo:paragraph-rsid="00ff10c4"/>
    </style:style>
    <style:style style:name="P99" style:family="paragraph" style:parent-style-name="Exercise_20_Body">
      <style:text-properties officeooo:rsid="0104bda5" officeooo:paragraph-rsid="0111c01d"/>
    </style:style>
    <style:style style:name="P100" style:family="paragraph" style:parent-style-name="Exercise_20_Body">
      <style:text-properties officeooo:rsid="010650a4" officeooo:paragraph-rsid="01105c71"/>
    </style:style>
    <style:style style:name="P101" style:family="paragraph" style:parent-style-name="Exercise_20_Body">
      <style:text-properties officeooo:rsid="012caf52" officeooo:paragraph-rsid="012caf52"/>
    </style:style>
    <style:style style:name="P102" style:family="paragraph" style:parent-style-name="Exercise_20_Body">
      <style:text-properties officeooo:rsid="012d358b" officeooo:paragraph-rsid="012d358b"/>
    </style:style>
    <style:style style:name="P103" style:family="paragraph" style:parent-style-name="Exercise_20_Body">
      <style:text-properties officeooo:rsid="013011cb" officeooo:paragraph-rsid="01458d48"/>
    </style:style>
    <style:style style:name="P104" style:family="paragraph" style:parent-style-name="Exercise_20_Body">
      <style:text-properties officeooo:rsid="01336832" officeooo:paragraph-rsid="01336832"/>
    </style:style>
    <style:style style:name="P105" style:family="paragraph" style:parent-style-name="Exercise_20_Body">
      <style:text-properties officeooo:rsid="013be939" officeooo:paragraph-rsid="013be939"/>
    </style:style>
    <style:style style:name="P106" style:family="paragraph" style:parent-style-name="Exercise_20_Body">
      <style:text-properties officeooo:rsid="013de1a4" officeooo:paragraph-rsid="013de1a4"/>
    </style:style>
    <style:style style:name="P107" style:family="paragraph" style:parent-style-name="Exercise_20_Body">
      <style:text-properties officeooo:rsid="013f4634" officeooo:paragraph-rsid="013f4634"/>
    </style:style>
    <style:style style:name="P108" style:family="paragraph" style:parent-style-name="Exercise_20_Body">
      <style:text-properties officeooo:rsid="0147d0f6" officeooo:paragraph-rsid="0147d0f6"/>
    </style:style>
    <style:style style:name="P109" style:family="paragraph" style:parent-style-name="Exercise_20_Body">
      <style:text-properties officeooo:rsid="0147d0f6" officeooo:paragraph-rsid="01458d48"/>
    </style:style>
    <style:style style:name="P110" style:family="paragraph" style:parent-style-name="Exercise_20_Body">
      <style:text-properties officeooo:rsid="01596e9d" officeooo:paragraph-rsid="01596e9d"/>
    </style:style>
    <style:style style:name="P111" style:family="paragraph" style:parent-style-name="Exercise_20_Body">
      <style:text-properties officeooo:rsid="0159760d" officeooo:paragraph-rsid="015ab507"/>
    </style:style>
    <style:style style:name="P112" style:family="paragraph" style:parent-style-name="Exercise_20_Body">
      <style:text-properties officeooo:rsid="015ab507" officeooo:paragraph-rsid="015ab507"/>
    </style:style>
    <style:style style:name="P113" style:family="paragraph" style:parent-style-name="Exercise_20_Body">
      <style:text-properties officeooo:rsid="01756163" officeooo:paragraph-rsid="01761d98"/>
    </style:style>
    <style:style style:name="P114" style:family="paragraph" style:parent-style-name="Exercise_20_Body">
      <style:text-properties officeooo:rsid="01761d98" officeooo:paragraph-rsid="01761d98"/>
    </style:style>
    <style:style style:name="P115" style:family="paragraph" style:parent-style-name="Exercise_20_Body">
      <style:text-properties officeooo:paragraph-rsid="01761d98"/>
    </style:style>
    <style:style style:name="P116" style:family="paragraph" style:parent-style-name="Exercise_20_Body">
      <style:text-properties officeooo:rsid="01802e12" officeooo:paragraph-rsid="01802e12"/>
    </style:style>
    <style:style style:name="P117" style:family="paragraph" style:parent-style-name="Exercise_20_Body">
      <style:text-properties officeooo:rsid="0181b91d" officeooo:paragraph-rsid="0181b91d"/>
    </style:style>
    <style:style style:name="P118" style:family="paragraph" style:parent-style-name="Exercise_20_Body">
      <style:text-properties officeooo:rsid="0181e26f" officeooo:paragraph-rsid="0181e26f"/>
    </style:style>
    <style:style style:name="P119" style:family="paragraph" style:parent-style-name="Exercise_20_Body">
      <style:text-properties officeooo:rsid="01021cef" officeooo:paragraph-rsid="01970282"/>
    </style:style>
    <style:style style:name="P120" style:family="paragraph" style:parent-style-name="Exercise_20_Body">
      <style:text-properties officeooo:rsid="0113b2f8" officeooo:paragraph-rsid="0113b2f8"/>
    </style:style>
    <style:style style:name="P121" style:family="paragraph" style:parent-style-name="Exercise_20_Body">
      <style:text-properties officeooo:rsid="01aafeee" officeooo:paragraph-rsid="01aafeee"/>
    </style:style>
    <style:style style:name="P122" style:family="paragraph" style:parent-style-name="Exercise_20_Body">
      <style:text-properties officeooo:rsid="01ab85f1" officeooo:paragraph-rsid="01ab85f1"/>
    </style:style>
    <style:style style:name="P123" style:family="paragraph" style:parent-style-name="Exercise_20_Body">
      <style:text-properties officeooo:rsid="01b0e9f4" officeooo:paragraph-rsid="01b0e9f4"/>
    </style:style>
    <style:style style:name="P124" style:family="paragraph" style:parent-style-name="Exercise_20_Body">
      <style:text-properties officeooo:rsid="01c0f4fa" officeooo:paragraph-rsid="01c0f4fa"/>
    </style:style>
    <style:style style:name="P125" style:family="paragraph" style:parent-style-name="Exercise_20_Body">
      <style:text-properties officeooo:rsid="01e837fc" officeooo:paragraph-rsid="01e837fc"/>
    </style:style>
    <style:style style:name="P126" style:family="paragraph" style:parent-style-name="Exercise_20_Body">
      <style:text-properties officeooo:rsid="01e837fc" officeooo:paragraph-rsid="01edb856"/>
    </style:style>
    <style:style style:name="P127" style:family="paragraph" style:parent-style-name="Exercise_20_Body">
      <style:text-properties officeooo:rsid="01f1504c" officeooo:paragraph-rsid="01f1504c"/>
    </style:style>
    <style:style style:name="P128" style:family="paragraph" style:parent-style-name="Exercise_20_Body">
      <style:text-properties officeooo:rsid="01f61a9d" officeooo:paragraph-rsid="01f61a9d"/>
    </style:style>
    <style:style style:name="P129" style:family="paragraph" style:parent-style-name="Exercise_20_Body">
      <style:text-properties officeooo:rsid="020522ca" officeooo:paragraph-rsid="020522ca"/>
    </style:style>
    <style:style style:name="P130" style:family="paragraph" style:parent-style-name="Exercise_20_Body">
      <style:text-properties officeooo:rsid="0209a550" officeooo:paragraph-rsid="0209a550"/>
    </style:style>
    <style:style style:name="P131" style:family="paragraph" style:parent-style-name="Exercise_20_Body">
      <style:text-properties officeooo:rsid="020a516a" officeooo:paragraph-rsid="020a516a"/>
    </style:style>
    <style:style style:name="P132" style:family="paragraph" style:parent-style-name="Exercise_20_Body">
      <style:text-properties officeooo:rsid="02153fb0" officeooo:paragraph-rsid="02153fb0"/>
    </style:style>
    <style:style style:name="P133" style:family="paragraph" style:parent-style-name="Exercise_20_Body">
      <style:text-properties officeooo:rsid="022e9441" officeooo:paragraph-rsid="022e9441"/>
    </style:style>
    <style:style style:name="P134" style:family="paragraph" style:parent-style-name="Exercise_20_Body">
      <style:text-properties officeooo:rsid="0231ed3a" officeooo:paragraph-rsid="0231ed3a"/>
    </style:style>
    <style:style style:name="P135" style:family="paragraph" style:parent-style-name="Exercise_20_Body">
      <style:text-properties officeooo:rsid="023d68ab" officeooo:paragraph-rsid="023d68ab"/>
    </style:style>
    <style:style style:name="P136" style:family="paragraph" style:parent-style-name="Exercise_20_Body">
      <style:text-properties officeooo:rsid="023fe192" officeooo:paragraph-rsid="023fe192"/>
    </style:style>
    <style:style style:name="P137" style:family="paragraph" style:parent-style-name="Exercise_20_Body">
      <style:text-properties officeooo:rsid="02cc79d4" officeooo:paragraph-rsid="02cc79d4"/>
    </style:style>
    <style:style style:name="P138" style:family="paragraph" style:parent-style-name="Exercise_20_Body">
      <style:text-properties officeooo:rsid="02cceb0e" officeooo:paragraph-rsid="02cceb0e"/>
    </style:style>
    <style:style style:name="P139" style:family="paragraph" style:parent-style-name="Exercise_20_Body">
      <style:text-properties officeooo:rsid="02d0b22c" officeooo:paragraph-rsid="02d168bc"/>
    </style:style>
    <style:style style:name="P140" style:family="paragraph" style:parent-style-name="Exercise_20_Body">
      <style:text-properties officeooo:rsid="02d168bc" officeooo:paragraph-rsid="02d318f5"/>
    </style:style>
    <style:style style:name="P141" style:family="paragraph" style:parent-style-name="Exercise_20_Body">
      <style:text-properties officeooo:rsid="02d460b4" officeooo:paragraph-rsid="02d460b4"/>
    </style:style>
    <style:style style:name="P142" style:family="paragraph" style:parent-style-name="Exercise_20_Body">
      <style:text-properties officeooo:rsid="02d9e144" officeooo:paragraph-rsid="02d9e144"/>
    </style:style>
    <style:style style:name="P143" style:family="paragraph" style:parent-style-name="Exercise_20_Body">
      <style:text-properties officeooo:rsid="02db640c" officeooo:paragraph-rsid="02db640c"/>
    </style:style>
    <style:style style:name="P144" style:family="paragraph" style:parent-style-name="Exercise_20_Body">
      <style:text-properties officeooo:rsid="02dfec64" officeooo:paragraph-rsid="02dfec64"/>
    </style:style>
    <style:style style:name="P145" style:family="paragraph" style:parent-style-name="Exercise_20_Body">
      <style:text-properties officeooo:rsid="02e007e3" officeooo:paragraph-rsid="02e007e3"/>
    </style:style>
    <style:style style:name="P146" style:family="paragraph" style:parent-style-name="Exercise_20_Body">
      <style:text-properties officeooo:rsid="02e28c16" officeooo:paragraph-rsid="02e28c16"/>
    </style:style>
    <style:style style:name="P147" style:family="paragraph" style:parent-style-name="Exercise_20_Body">
      <style:text-properties officeooo:paragraph-rsid="010650a4"/>
    </style:style>
    <style:style style:name="P148" style:family="paragraph" style:parent-style-name="Exercise_20_Body">
      <style:text-properties officeooo:rsid="01033386" officeooo:paragraph-rsid="01970282"/>
    </style:style>
    <style:style style:name="P149" style:family="paragraph" style:parent-style-name="Exercise_20_Body">
      <style:text-properties officeooo:rsid="02ccb3ee" officeooo:paragraph-rsid="02cc79d4"/>
    </style:style>
    <style:style style:name="P150" style:family="paragraph" style:parent-style-name="Exercise_20_Body">
      <style:text-properties fo:font-weight="normal" officeooo:rsid="02d318f5" officeooo:paragraph-rsid="02d318f5" style:font-weight-asian="normal" style:font-weight-complex="normal"/>
    </style:style>
    <style:style style:name="P151" style:family="paragraph" style:parent-style-name="Exercise_20_Head">
      <style:text-properties officeooo:rsid="00b0c56a" officeooo:paragraph-rsid="00b0c56a"/>
    </style:style>
    <style:style style:name="P152" style:family="paragraph" style:parent-style-name="Exercise_20_Head">
      <style:text-properties officeooo:rsid="00eb91ee" officeooo:paragraph-rsid="00eb91ee"/>
    </style:style>
    <style:style style:name="P153" style:family="paragraph" style:parent-style-name="Exercise_20_Head">
      <style:text-properties officeooo:rsid="011ee3fe" officeooo:paragraph-rsid="011ee3fe"/>
    </style:style>
    <style:style style:name="P154" style:family="paragraph" style:parent-style-name="Exercise_20_Head">
      <style:text-properties officeooo:rsid="012522b7" officeooo:paragraph-rsid="012522b7"/>
    </style:style>
    <style:style style:name="P155" style:family="paragraph" style:parent-style-name="Exercise_20_Head">
      <style:text-properties officeooo:rsid="0141a7a3" officeooo:paragraph-rsid="0141a7a3"/>
    </style:style>
    <style:style style:name="P156" style:family="paragraph" style:parent-style-name="Exercise_20_Head">
      <style:text-properties officeooo:rsid="01c0f4fa" officeooo:paragraph-rsid="01c0f4fa"/>
    </style:style>
    <style:style style:name="P157" style:family="paragraph" style:parent-style-name="Exercise_20_Head">
      <style:text-properties officeooo:rsid="01e51338" officeooo:paragraph-rsid="01e51338"/>
    </style:style>
    <style:style style:name="P158" style:family="paragraph" style:parent-style-name="Exercise_20_Head">
      <style:text-properties officeooo:rsid="01e674d2" officeooo:paragraph-rsid="01e674d2"/>
    </style:style>
    <style:style style:name="P159" style:family="paragraph" style:parent-style-name="Exercise_20_Head">
      <style:text-properties officeooo:rsid="020522ca" officeooo:paragraph-rsid="020522ca"/>
    </style:style>
    <style:style style:name="P160" style:family="paragraph" style:parent-style-name="Exercise_20_Head">
      <style:text-properties officeooo:rsid="02120f14" officeooo:paragraph-rsid="02120f14"/>
    </style:style>
    <style:style style:name="P161" style:family="paragraph" style:parent-style-name="Exercise_20_Head">
      <style:text-properties officeooo:rsid="02cae6d0" officeooo:paragraph-rsid="02cae6d0"/>
    </style:style>
    <style:style style:name="P162" style:family="paragraph" style:parent-style-name="Exercise_20_Code">
      <style:text-properties officeooo:rsid="00bd5031" officeooo:paragraph-rsid="00bd5031"/>
    </style:style>
    <style:style style:name="P163" style:family="paragraph" style:parent-style-name="Exercise_20_Code">
      <style:text-properties officeooo:paragraph-rsid="00c944bb"/>
    </style:style>
    <style:style style:name="P164" style:family="paragraph" style:parent-style-name="Exercise_20_Code">
      <style:text-properties officeooo:rsid="00c73278" officeooo:paragraph-rsid="00cf8ddd"/>
    </style:style>
    <style:style style:name="P165" style:family="paragraph" style:parent-style-name="Exercise_20_Code">
      <style:text-properties officeooo:paragraph-rsid="00cf8ddd"/>
    </style:style>
    <style:style style:name="P166" style:family="paragraph" style:parent-style-name="Exercise_20_Code">
      <style:text-properties officeooo:rsid="01407efe"/>
    </style:style>
    <style:style style:name="P167" style:family="paragraph" style:parent-style-name="Exercise_20_Code">
      <style:text-properties officeooo:rsid="01407efe" officeooo:paragraph-rsid="01596e9d"/>
    </style:style>
    <style:style style:name="P168" style:family="paragraph" style:parent-style-name="Exercise_20_Code">
      <style:text-properties officeooo:paragraph-rsid="01596e9d"/>
    </style:style>
    <style:style style:name="P169" style:family="paragraph" style:parent-style-name="Exercise_20_Code">
      <style:text-properties officeooo:rsid="0171c354" officeooo:paragraph-rsid="0171c354"/>
    </style:style>
    <style:style style:name="P170" style:family="paragraph" style:parent-style-name="Exercise_20_Code">
      <style:text-properties officeooo:rsid="01c346de" officeooo:paragraph-rsid="01c346de"/>
    </style:style>
    <style:style style:name="P171" style:family="paragraph" style:parent-style-name="Exercise_20_Code">
      <style:text-properties officeooo:paragraph-rsid="01f5342b"/>
    </style:style>
    <style:style style:name="P172" style:family="paragraph" style:parent-style-name="Exercise_20_Code">
      <style:text-properties officeooo:paragraph-rsid="01fb6629"/>
    </style:style>
    <style:style style:name="P173" style:family="paragraph" style:parent-style-name="Exercise_20_Code">
      <style:text-properties fo:font-weight="normal" style:font-weight-asian="normal" style:font-weight-complex="normal"/>
    </style:style>
    <style:style style:name="P174" style:family="paragraph" style:parent-style-name="Exercise_20_Last">
      <style:text-properties officeooo:rsid="00d573f6" officeooo:paragraph-rsid="00d573f6"/>
    </style:style>
    <style:style style:name="P175" style:family="paragraph" style:parent-style-name="Exercise_20_Last">
      <style:text-properties officeooo:rsid="01105c71" officeooo:paragraph-rsid="01105c71"/>
    </style:style>
    <style:style style:name="P176" style:family="paragraph" style:parent-style-name="Exercise_20_Last">
      <style:text-properties officeooo:rsid="0141a7a3" officeooo:paragraph-rsid="0141a7a3"/>
    </style:style>
    <style:style style:name="P177" style:family="paragraph" style:parent-style-name="Exercise_20_Last">
      <style:text-properties officeooo:paragraph-rsid="0178fe27"/>
    </style:style>
    <style:style style:name="P178" style:family="paragraph" style:parent-style-name="Exercise_20_Last">
      <style:text-properties officeooo:rsid="01858949" officeooo:paragraph-rsid="01858949"/>
    </style:style>
    <style:style style:name="P179" style:family="paragraph" style:parent-style-name="Exercise_20_Last">
      <style:text-properties officeooo:rsid="0241798c" officeooo:paragraph-rsid="0241798c"/>
    </style:style>
    <style:style style:name="P180" style:family="paragraph" style:parent-style-name="Footnote">
      <style:text-properties officeooo:paragraph-rsid="00de7272"/>
    </style:style>
    <style:style style:name="P181" style:family="paragraph" style:parent-style-name="Footnote">
      <style:text-properties officeooo:rsid="016557ce" officeooo:paragraph-rsid="016557ce"/>
    </style:style>
    <style:style style:name="P182" style:family="paragraph" style:parent-style-name="Footnote">
      <style:text-properties officeooo:rsid="014ce7f3" officeooo:paragraph-rsid="014ce7f3"/>
    </style:style>
    <style:style style:name="P183" style:family="paragraph" style:parent-style-name="Footnote">
      <style:text-properties officeooo:rsid="028c7759" officeooo:paragraph-rsid="028c7759"/>
    </style:style>
    <style:style style:name="P184" style:family="paragraph" style:parent-style-name="Footnote">
      <style:text-properties officeooo:paragraph-rsid="0297ef83"/>
    </style:style>
    <style:style style:name="P185" style:family="paragraph" style:parent-style-name="Code">
      <style:text-properties fo:font-size="10pt" style:font-size-asian="10pt" style:font-size-complex="10pt"/>
    </style:style>
    <style:style style:name="P186" style:family="paragraph" style:parent-style-name="Code">
      <style:text-properties fo:font-size="10pt" officeooo:rsid="02256c05" officeooo:paragraph-rsid="02256c05" style:font-size-asian="10pt" style:font-size-complex="10pt"/>
    </style:style>
    <style:style style:name="P187" style:family="paragraph" style:parent-style-name="Code">
      <style:paragraph-properties fo:margin-left="0.5in" fo:margin-right="0in" fo:text-indent="0in" style:auto-text-indent="false"/>
      <style:text-properties fo:font-size="9pt"/>
    </style:style>
    <style:style style:name="P188" style:family="paragraph" style:parent-style-name="Code">
      <style:paragraph-properties fo:margin-left="1in" fo:margin-right="0in" fo:text-align="justify" style:justify-single-word="false" fo:text-indent="0in" style:auto-text-indent="false"/>
      <style:text-properties fo:font-size="9pt"/>
    </style:style>
    <style:style style:name="P189" style:family="paragraph" style:parent-style-name="Code">
      <style:paragraph-properties fo:margin-left="1in" fo:margin-right="0in" fo:text-indent="0in" style:auto-text-indent="false"/>
      <style:text-properties fo:font-size="9pt" style:font-size-asian="11pt" style:font-size-complex="11pt"/>
    </style:style>
    <style:style style:name="P190" style:family="paragraph" style:parent-style-name="Table_20_Head">
      <style:paragraph-properties fo:text-align="center" style:justify-single-word="false"/>
      <style:text-properties officeooo:rsid="021de17e" officeooo:paragraph-rsid="021de17e"/>
    </style:style>
    <style:style style:name="P191" style:family="paragraph" style:parent-style-name="Table_20_Head">
      <style:paragraph-properties fo:text-align="center" style:justify-single-word="false"/>
      <style:text-properties officeooo:rsid="02256c05" officeooo:paragraph-rsid="02256c05"/>
    </style:style>
    <style:style style:name="P192" style:family="paragraph" style:parent-style-name="Table_20_Contents">
      <style:text-properties officeooo:rsid="021fb9c3" officeooo:paragraph-rsid="021fb9c3"/>
    </style:style>
    <style:style style:name="P193" style:family="paragraph" style:parent-style-name="Table_20_Contents">
      <style:text-properties officeooo:rsid="02213b3c" officeooo:paragraph-rsid="02213b3c"/>
    </style:style>
    <style:style style:name="P194" style:family="paragraph" style:parent-style-name="Table_20_Contents">
      <style:text-properties officeooo:rsid="0223da53" officeooo:paragraph-rsid="0223da53"/>
    </style:style>
    <style:style style:name="P195" style:family="paragraph" style:parent-style-name="Table_20_Contents">
      <style:text-properties officeooo:rsid="0223e79a" officeooo:paragraph-rsid="0223e79a"/>
    </style:style>
    <style:style style:name="P196" style:family="paragraph" style:parent-style-name="Table_20_Contents">
      <style:text-properties officeooo:rsid="02256c05" officeooo:paragraph-rsid="02256c05"/>
    </style:style>
    <style:style style:name="P197" style:family="paragraph" style:parent-style-name="Figure_20_Caption">
      <style:paragraph-properties fo:text-align="center" style:justify-single-word="false"/>
      <style:text-properties officeooo:rsid="031e9521" officeooo:paragraph-rsid="031e9521"/>
    </style:style>
    <style:style style:name="P198" style:family="paragraph" style:parent-style-name="Body_20_Text_20_First" style:list-style-name="L6">
      <style:text-properties officeooo:paragraph-rsid="025fb893"/>
    </style:style>
    <style:style style:name="P199" style:family="paragraph" style:parent-style-name="Body_20_Text_20_Cont" style:list-style-name="L1">
      <style:text-properties fo:language="en" fo:country="US" officeooo:rsid="003f78d7" officeooo:paragraph-rsid="003f78d7"/>
    </style:style>
    <style:style style:name="P200" style:family="paragraph" style:parent-style-name="Body_20_Text_20_Cont" style:list-style-name="L1">
      <style:text-properties fo:language="en" fo:country="US" officeooo:rsid="003e7990" officeooo:paragraph-rsid="003e7990"/>
    </style:style>
    <style:style style:name="P201" style:family="paragraph" style:parent-style-name="Body_20_Text_20_Cont" style:list-style-name="L1">
      <style:text-properties fo:language="en" fo:country="US" officeooo:rsid="01336832" officeooo:paragraph-rsid="01336832"/>
    </style:style>
    <style:style style:name="P202" style:family="paragraph" style:parent-style-name="Body_20_Text_20_Cont" style:list-style-name="L1">
      <style:text-properties fo:language="en" fo:country="US" officeooo:rsid="01ac6fde" officeooo:paragraph-rsid="01ac6fde"/>
    </style:style>
    <style:style style:name="P203" style:family="paragraph" style:parent-style-name="Body_20_Text_20_Cont" style:list-style-name="L1">
      <style:text-properties fo:language="en" fo:country="US" officeooo:rsid="002e2b77" officeooo:paragraph-rsid="002e2b77"/>
    </style:style>
    <style:style style:name="P204" style:family="paragraph" style:parent-style-name="Body_20_Text_20_Cont" style:list-style-name="L1">
      <style:text-properties fo:language="en" fo:country="US" officeooo:rsid="02c02e36" officeooo:paragraph-rsid="02c02e36"/>
    </style:style>
    <style:style style:name="P205" style:family="paragraph" style:parent-style-name="Body_20_Text_20_Cont" style:list-style-name="L1">
      <style:text-properties fo:language="en" fo:country="US" officeooo:rsid="028821a2" officeooo:paragraph-rsid="028821a2"/>
    </style:style>
    <style:style style:name="P206" style:family="paragraph" style:parent-style-name="Body_20_Text_20_Cont" style:list-style-name="L2">
      <style:text-properties officeooo:rsid="024a20d1" officeooo:paragraph-rsid="024a20d1"/>
    </style:style>
    <style:style style:name="P207" style:family="paragraph" style:parent-style-name="Body_20_Text_20_Cont" style:list-style-name="L3">
      <style:text-properties officeooo:rsid="01c67cb7" officeooo:paragraph-rsid="01c67cb7"/>
    </style:style>
    <style:style style:name="P208" style:family="paragraph" style:parent-style-name="Body_20_Text_20_Cont" style:list-style-name="L3">
      <style:text-properties officeooo:rsid="01c67cb7" officeooo:paragraph-rsid="01c6914b"/>
    </style:style>
    <style:style style:name="P209" style:family="paragraph" style:parent-style-name="Body_20_Text_20_Cont" style:list-style-name="L4">
      <style:text-properties officeooo:rsid="02177faa" officeooo:paragraph-rsid="02177faa"/>
    </style:style>
    <style:style style:name="P210" style:family="paragraph" style:parent-style-name="Body_20_Text_20_Cont" style:list-style-name="L4">
      <style:text-properties officeooo:rsid="02279213" officeooo:paragraph-rsid="02279213"/>
    </style:style>
    <style:style style:name="P211" style:family="paragraph" style:parent-style-name="Body_20_Text_20_Cont" style:list-style-name="L5">
      <style:text-properties officeooo:rsid="026a2771" officeooo:paragraph-rsid="026a2771"/>
    </style:style>
    <style:style style:name="P212" style:family="paragraph" style:parent-style-name="Body_20_Text_20_Cont" style:list-style-name="L6">
      <style:text-properties officeooo:paragraph-rsid="025fb893"/>
    </style:style>
    <style:style style:name="P213" style:family="paragraph" style:parent-style-name="Body_20_Text_20_Cont" style:list-style-name="L6">
      <style:text-properties officeooo:paragraph-rsid="028c7759"/>
    </style:style>
    <style:style style:name="P214" style:family="paragraph" style:parent-style-name="Body_20_Text_20_Cont" style:list-style-name="L6">
      <style:text-properties officeooo:rsid="029260ee" officeooo:paragraph-rsid="029260ee"/>
    </style:style>
    <style:style style:name="P215" style:family="paragraph" style:parent-style-name="Body_20_Text_20_Cont" style:list-style-name="L6">
      <style:text-properties officeooo:rsid="02938c97" officeooo:paragraph-rsid="02938c97"/>
    </style:style>
    <style:style style:name="P216" style:family="paragraph" style:parent-style-name="Body_20_Text_20_Cont" style:list-style-name="L6">
      <style:text-properties officeooo:rsid="0297ef83" officeooo:paragraph-rsid="0297ef83"/>
    </style:style>
    <style:style style:name="P217" style:family="paragraph" style:parent-style-name="Body_20_Text_20_Cont" style:list-style-name="L6">
      <style:text-properties fo:font-style="normal" officeooo:rsid="029ad5bd" officeooo:paragraph-rsid="029ad5bd" style:font-style-asian="normal" style:font-style-complex="normal"/>
    </style:style>
    <style:style style:name="P218" style:family="paragraph" style:parent-style-name="Body_20_Text_20_Cont" style:list-style-name="L6">
      <style:text-properties officeooo:rsid="02a2fd2b" officeooo:paragraph-rsid="02a2fd2b"/>
    </style:style>
    <style:style style:name="P219" style:family="paragraph" style:parent-style-name="Body_20_Text_20_Cont" style:list-style-name="L7">
      <style:text-properties officeooo:rsid="00874b12" officeooo:paragraph-rsid="00874b12"/>
    </style:style>
    <style:style style:name="P220" style:family="paragraph" style:parent-style-name="Body_20_Text_20_Cont" style:list-style-name="L7">
      <style:text-properties officeooo:rsid="008ae782" officeooo:paragraph-rsid="008ae782"/>
    </style:style>
    <style:style style:name="P221" style:family="paragraph" style:parent-style-name="Body_20_Text_20_Cont" style:list-style-name="L7">
      <style:text-properties officeooo:rsid="0159760d" officeooo:paragraph-rsid="0159760d"/>
    </style:style>
    <style:style style:name="P222" style:family="paragraph" style:parent-style-name="Body_20_Text_20_Cont" style:list-style-name="L7">
      <style:text-properties officeooo:rsid="019d54ae" officeooo:paragraph-rsid="019d54ae"/>
    </style:style>
    <style:style style:name="P223" style:family="paragraph" style:parent-style-name="Body_20_Text_20_Cont" style:list-style-name="L7">
      <style:text-properties officeooo:rsid="0234ac25" officeooo:paragraph-rsid="0234ac25"/>
    </style:style>
    <style:style style:name="P224" style:family="paragraph" style:parent-style-name="Body_20_Text_20_Cont" style:list-style-name="L7">
      <style:text-properties officeooo:rsid="02b5694f" officeooo:paragraph-rsid="02b5694f"/>
    </style:style>
    <style:style style:name="P225" style:family="paragraph" style:parent-style-name="Body_20_Text_20_Cont" style:list-style-name="L7">
      <style:text-properties officeooo:rsid="03183d1a" officeooo:paragraph-rsid="03183d1a"/>
    </style:style>
    <style:style style:name="P226" style:family="paragraph" style:parent-style-name="Body_20_Text_20_Cont" style:list-style-name="L7">
      <style:text-properties officeooo:rsid="031ce966" officeooo:paragraph-rsid="031ce966"/>
    </style:style>
    <style:style style:name="P227" style:family="paragraph" style:parent-style-name="Chapter_20_Title" style:master-page-name="Standard">
      <style:paragraph-properties style:page-number="auto"/>
      <style:text-properties officeooo:rsid="002dc05c" officeooo:paragraph-rsid="002dc05c"/>
    </style:style>
    <style:style style:name="P228" style:family="paragraph" style:parent-style-name="Heading_20_2">
      <style:text-properties officeooo:rsid="003f78d7" officeooo:paragraph-rsid="003f78d7"/>
    </style:style>
    <style:style style:name="P229" style:family="paragraph" style:parent-style-name="Heading_20_2">
      <style:text-properties officeooo:rsid="004ee1cf" officeooo:paragraph-rsid="004ee1cf"/>
    </style:style>
    <style:style style:name="P230" style:family="paragraph" style:parent-style-name="Heading_20_2">
      <style:text-properties officeooo:paragraph-rsid="004ee1cf"/>
    </style:style>
    <style:style style:name="P231" style:family="paragraph" style:parent-style-name="Heading_20_2">
      <style:text-properties officeooo:rsid="00480078" officeooo:paragraph-rsid="00480078"/>
    </style:style>
    <style:style style:name="P232" style:family="paragraph" style:parent-style-name="Heading_20_2">
      <style:text-properties officeooo:rsid="00a526a7" officeooo:paragraph-rsid="00a526a7"/>
    </style:style>
    <style:style style:name="P233" style:family="paragraph" style:parent-style-name="Heading_20_2">
      <style:text-properties officeooo:rsid="0137f0ba" officeooo:paragraph-rsid="0136135b"/>
    </style:style>
    <style:style style:name="P234" style:family="paragraph" style:parent-style-name="Heading_20_2">
      <style:text-properties officeooo:rsid="0136135b" officeooo:paragraph-rsid="0136135b"/>
    </style:style>
    <style:style style:name="P235" style:family="paragraph" style:parent-style-name="Heading_20_3">
      <style:text-properties officeooo:rsid="01ce9377" officeooo:paragraph-rsid="01ce9377"/>
    </style:style>
    <style:style style:name="P236" style:family="paragraph" style:parent-style-name="Heading_20_3">
      <style:text-properties officeooo:rsid="0204dead" officeooo:paragraph-rsid="0204dead"/>
    </style:style>
    <style:style style:name="P237" style:family="paragraph" style:parent-style-name="Heading_20_3">
      <style:text-properties officeooo:rsid="021087b9" officeooo:paragraph-rsid="02177faa"/>
    </style:style>
    <style:style style:name="P238" style:family="paragraph" style:parent-style-name="Heading_20_1">
      <style:text-properties officeooo:rsid="003e7990" officeooo:paragraph-rsid="003e7990"/>
    </style:style>
    <style:style style:name="P239" style:family="paragraph" style:parent-style-name="Heading_20_1">
      <style:text-properties officeooo:rsid="00468e2c" officeooo:paragraph-rsid="00468e2c"/>
    </style:style>
    <style:style style:name="P240" style:family="paragraph" style:parent-style-name="Heading_20_1">
      <style:text-properties officeooo:rsid="00a526a7" officeooo:paragraph-rsid="00a526a7"/>
    </style:style>
    <style:style style:name="P241" style:family="paragraph" style:parent-style-name="Heading_20_1">
      <style:text-properties officeooo:rsid="00abbc09" officeooo:paragraph-rsid="00360720"/>
    </style:style>
    <style:style style:name="P242" style:family="paragraph" style:parent-style-name="Heading_20_1">
      <style:text-properties officeooo:rsid="011cb64a" officeooo:paragraph-rsid="011cb64a"/>
    </style:style>
    <style:style style:name="P243" style:family="paragraph" style:parent-style-name="Heading_20_1">
      <style:text-properties officeooo:rsid="006d966a" officeooo:paragraph-rsid="006d966a"/>
    </style:style>
    <style:style style:name="P244" style:family="paragraph" style:parent-style-name="Heading_20_1">
      <style:text-properties officeooo:rsid="008dee99" officeooo:paragraph-rsid="008dee99"/>
    </style:style>
    <style:style style:name="P245" style:family="paragraph" style:parent-style-name="Heading_20_1">
      <style:text-properties officeooo:rsid="02bdd920" officeooo:paragraph-rsid="02bdd920"/>
    </style:style>
    <style:style style:name="P246" style:family="paragraph" style:parent-style-name="Heading_20_1">
      <style:text-properties officeooo:rsid="0114b3d2" officeooo:paragraph-rsid="0267d2e9"/>
    </style:style>
    <style:style style:name="P247" style:family="paragraph" style:parent-style-name="Heading_20_1">
      <style:text-properties officeooo:rsid="025fb893" officeooo:paragraph-rsid="025fb893"/>
    </style:style>
    <style:style style:name="P2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3202a9e"/>
    </style:style>
    <style:style style:name="T2" style:family="text">
      <style:text-properties officeooo:rsid="004fb73e"/>
    </style:style>
    <style:style style:name="T3" style:family="text">
      <style:text-properties officeooo:rsid="003e7990"/>
    </style:style>
    <style:style style:name="T4" style:family="text">
      <style:text-properties officeooo:rsid="003f78d7"/>
    </style:style>
    <style:style style:name="T5" style:family="text">
      <style:text-properties officeooo:rsid="004019f9"/>
    </style:style>
    <style:style style:name="T6" style:family="text">
      <style:text-properties officeooo:rsid="0043ec16"/>
    </style:style>
    <style:style style:name="T7" style:family="text">
      <style:text-properties officeooo:rsid="004523c9"/>
    </style:style>
    <style:style style:name="T8" style:family="text">
      <style:text-properties officeooo:rsid="0045a4fa"/>
    </style:style>
    <style:style style:name="T9" style:family="text">
      <style:text-properties officeooo:rsid="00480078"/>
    </style:style>
    <style:style style:name="T10" style:family="text">
      <style:text-properties fo:font-weight="normal" style:font-weight-asian="normal" style:font-weight-complex="normal"/>
    </style:style>
    <style:style style:name="T11" style:family="text">
      <style:text-properties fo:font-weight="normal" officeooo:rsid="00504f21" style:font-weight-asian="normal" style:font-weight-complex="normal"/>
    </style:style>
    <style:style style:name="T12" style:family="text">
      <style:text-properties fo:font-weight="normal" officeooo:rsid="00545c7e" style:font-weight-asian="normal" style:font-weight-complex="normal"/>
    </style:style>
    <style:style style:name="T13" style:family="text">
      <style:text-properties fo:font-weight="normal" officeooo:rsid="00834abe" style:font-weight-asian="normal" style:font-weight-complex="normal"/>
    </style:style>
    <style:style style:name="T14" style:family="text">
      <style:text-properties fo:font-weight="normal" officeooo:rsid="0083ad0b" style:font-weight-asian="normal" style:font-weight-complex="normal"/>
    </style:style>
    <style:style style:name="T15" style:family="text">
      <style:text-properties fo:font-weight="normal" officeooo:rsid="02d168bc" style:font-weight-asian="normal" style:font-weight-complex="normal"/>
    </style:style>
    <style:style style:name="T16" style:family="text">
      <style:text-properties fo:font-weight="normal" officeooo:rsid="02d318f5" style:font-weight-asian="normal" style:font-weight-complex="normal"/>
    </style:style>
    <style:style style:name="T17" style:family="text">
      <style:text-properties fo:font-weight="normal" officeooo:rsid="02d8660d" style:font-weight-asian="normal" style:font-weight-complex="normal"/>
    </style:style>
    <style:style style:name="T18" style:family="text">
      <style:text-properties fo:font-weight="normal" officeooo:rsid="02dc076c" style:font-weight-asian="normal" style:font-weight-complex="normal"/>
    </style:style>
    <style:style style:name="T19" style:family="text">
      <style:text-properties fo:font-weight="normal" officeooo:rsid="02dd7bf7" style:font-weight-asian="normal" style:font-weight-complex="normal"/>
    </style:style>
    <style:style style:name="T20" style:family="text">
      <style:text-properties fo:font-weight="normal" officeooo:rsid="02dfec64" style:font-weight-asian="normal" style:font-weight-complex="normal"/>
    </style:style>
    <style:style style:name="T21" style:family="text">
      <style:text-properties fo:font-weight="normal" officeooo:rsid="02e0b6d1" style:font-weight-asian="normal" style:font-weight-complex="normal"/>
    </style:style>
    <style:style style:name="T22" style:family="text">
      <style:text-properties fo:font-weight="normal" officeooo:rsid="02e15fb5" style:font-weight-asian="normal" style:font-weight-complex="normal"/>
    </style:style>
    <style:style style:name="T23" style:family="text">
      <style:text-properties fo:font-weight="normal" officeooo:rsid="02e28c16" style:font-weight-asian="normal" style:font-weight-complex="normal"/>
    </style:style>
    <style:style style:name="T24" style:family="text">
      <style:text-properties fo:font-weight="normal" officeooo:rsid="0312c0b7"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545c7e" style:font-weight-asian="bold" style:font-weight-complex="bold"/>
    </style:style>
    <style:style style:name="T27" style:family="text">
      <style:text-properties fo:font-weight="bold" officeooo:rsid="005d5aaa" style:font-weight-asian="bold" style:font-weight-complex="bold"/>
    </style:style>
    <style:style style:name="T28" style:family="text">
      <style:text-properties fo:font-weight="bold" officeooo:rsid="0083ad0b" style:font-weight-asian="bold" style:font-weight-complex="bold"/>
    </style:style>
    <style:style style:name="T29" style:family="text">
      <style:text-properties fo:font-weight="bold" officeooo:rsid="00cd5823" style:font-weight-asian="bold" style:font-weight-complex="bold"/>
    </style:style>
    <style:style style:name="T30" style:family="text">
      <style:text-properties fo:font-weight="bold" officeooo:rsid="01c6914b" style:font-weight-asian="bold" style:font-weight-complex="bold"/>
    </style:style>
    <style:style style:name="T31" style:family="text">
      <style:text-properties officeooo:rsid="004e4688"/>
    </style:style>
    <style:style style:name="T32" style:family="text">
      <style:text-properties officeooo:rsid="004ee1cf"/>
    </style:style>
    <style:style style:name="T33" style:family="text">
      <style:text-properties officeooo:rsid="005d5aaa"/>
    </style:style>
    <style:style style:name="T34" style:family="text">
      <style:text-properties officeooo:rsid="006002e7"/>
    </style:style>
    <style:style style:name="T35" style:family="text">
      <style:text-properties officeooo:rsid="00651de5"/>
    </style:style>
    <style:style style:name="T36" style:family="text">
      <style:text-properties officeooo:rsid="0066f1a0"/>
    </style:style>
    <style:style style:name="T37" style:family="text">
      <style:text-properties officeooo:rsid="00675d49"/>
    </style:style>
    <style:style style:name="T38" style:family="text">
      <style:text-properties officeooo:rsid="00731ac0"/>
    </style:style>
    <style:style style:name="T39" style:family="text">
      <style:text-properties officeooo:rsid="0074e9cf"/>
    </style:style>
    <style:style style:name="T40" style:family="text">
      <style:text-properties officeooo:rsid="00752953"/>
    </style:style>
    <style:style style:name="T41" style:family="text">
      <style:text-properties officeooo:rsid="0076dd15"/>
    </style:style>
    <style:style style:name="T42" style:family="text">
      <style:text-properties officeooo:rsid="0078a4a2"/>
    </style:style>
    <style:style style:name="T43" style:family="text">
      <style:text-properties officeooo:rsid="041244fe"/>
    </style:style>
    <style:style style:name="T44" style:family="text">
      <style:text-properties officeooo:rsid="0372bc4b"/>
    </style:style>
    <style:style style:name="T45" style:family="text">
      <style:text-properties fo:font-style="italic" style:font-style-asian="italic" style:font-style-complex="italic"/>
    </style:style>
    <style:style style:name="T46" style:family="text">
      <style:text-properties fo:font-style="italic" officeooo:rsid="00de7272" style:font-style-asian="italic" style:font-style-complex="italic"/>
    </style:style>
    <style:style style:name="T47" style:family="text">
      <style:text-properties fo:font-style="italic" officeooo:rsid="01a44ed5" style:font-style-asian="italic" style:font-style-complex="italic"/>
    </style:style>
    <style:style style:name="T48" style:family="text">
      <style:text-properties fo:font-style="italic" officeooo:rsid="01c9731b" style:font-style-asian="italic" style:font-style-complex="italic"/>
    </style:style>
    <style:style style:name="T49" style:family="text">
      <style:text-properties fo:font-style="italic" officeooo:rsid="0297ef83"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41332de" style:font-style-asian="normal" style:font-style-complex="normal"/>
    </style:style>
    <style:style style:name="T52" style:family="text">
      <style:text-properties fo:font-style="normal" officeooo:rsid="0372bc4b" style:font-style-asian="normal" style:font-style-complex="normal"/>
    </style:style>
    <style:style style:name="T53" style:family="text">
      <style:text-properties fo:font-style="normal" officeooo:rsid="03732f7d" style:font-style-asian="normal" style:font-style-complex="normal"/>
    </style:style>
    <style:style style:name="T54" style:family="text">
      <style:text-properties fo:font-style="normal" officeooo:rsid="0390e8cf" style:font-style-asian="normal" style:font-style-complex="normal"/>
    </style:style>
    <style:style style:name="T55" style:family="text">
      <style:text-properties fo:font-style="normal" officeooo:rsid="007ed0eb" style:font-style-asian="normal" style:font-style-complex="normal"/>
    </style:style>
    <style:style style:name="T56" style:family="text">
      <style:text-properties fo:font-style="normal" officeooo:rsid="00804650" style:font-style-asian="normal" style:font-style-complex="normal"/>
    </style:style>
    <style:style style:name="T57" style:family="text">
      <style:text-properties fo:font-style="normal" officeooo:rsid="012d379c" style:font-style-asian="normal" style:font-style-complex="normal"/>
    </style:style>
    <style:style style:name="T58" style:family="text">
      <style:text-properties fo:font-style="normal" officeooo:rsid="012f67c9" style:font-style-asian="normal" style:font-style-complex="normal"/>
    </style:style>
    <style:style style:name="T59" style:family="text">
      <style:text-properties fo:font-style="normal" officeooo:rsid="012caf52" style:font-style-asian="normal" style:font-style-complex="normal"/>
    </style:style>
    <style:style style:name="T60" style:family="text">
      <style:text-properties fo:font-style="normal" officeooo:rsid="0172e0d1" style:font-style-asian="normal" style:font-style-complex="normal"/>
    </style:style>
    <style:style style:name="T61" style:family="text">
      <style:text-properties fo:font-style="normal" officeooo:rsid="0172f112" style:font-style-asian="normal" style:font-style-complex="normal"/>
    </style:style>
    <style:style style:name="T62" style:family="text">
      <style:text-properties fo:font-style="normal" officeooo:rsid="029ad5bd" style:font-style-asian="normal" style:font-style-complex="normal"/>
    </style:style>
    <style:style style:name="T63" style:family="text">
      <style:text-properties fo:font-style="normal" officeooo:rsid="02a325d2" style:font-style-asian="normal" style:font-style-complex="normal"/>
    </style:style>
    <style:style style:name="T64" style:family="text">
      <style:text-properties fo:font-style="normal" officeooo:rsid="032d6147" style:font-style-asian="normal" style:font-style-complex="normal"/>
    </style:style>
    <style:style style:name="T65" style:family="text">
      <style:text-properties officeooo:rsid="007c7c7e"/>
    </style:style>
    <style:style style:name="T66" style:family="text">
      <style:text-properties officeooo:rsid="007e576e"/>
    </style:style>
    <style:style style:name="T67" style:family="text">
      <style:text-properties officeooo:rsid="007f8055"/>
    </style:style>
    <style:style style:name="T68" style:family="text">
      <style:text-properties officeooo:rsid="00804650"/>
    </style:style>
    <style:style style:name="T69" style:family="text">
      <style:text-properties officeooo:rsid="00832596"/>
    </style:style>
    <style:style style:name="T70" style:family="text">
      <style:text-properties officeooo:rsid="0085d971"/>
    </style:style>
    <style:style style:name="T71" style:family="text">
      <style:text-properties fo:language="en" fo:country="US"/>
    </style:style>
    <style:style style:name="T72" style:family="text">
      <style:text-properties fo:language="en" fo:country="US" officeooo:rsid="002f97fe"/>
    </style:style>
    <style:style style:name="T73" style:family="text">
      <style:text-properties fo:language="en" fo:country="US" officeooo:rsid="00874b12"/>
    </style:style>
    <style:style style:name="T74" style:family="text">
      <style:text-properties fo:language="en" fo:country="US" officeooo:rsid="009f3781"/>
    </style:style>
    <style:style style:name="T75" style:family="text">
      <style:text-properties fo:language="en" fo:country="US" officeooo:rsid="00a65831"/>
    </style:style>
    <style:style style:name="T76" style:family="text">
      <style:text-properties fo:language="en" fo:country="US" officeooo:rsid="00a990d5"/>
    </style:style>
    <style:style style:name="T77" style:family="text">
      <style:text-properties fo:language="en" fo:country="US" officeooo:rsid="00e31596"/>
    </style:style>
    <style:style style:name="T78" style:family="text">
      <style:text-properties fo:language="en" fo:country="US" fo:font-style="italic" officeooo:rsid="00e31596" style:font-style-asian="italic" style:font-style-complex="italic"/>
    </style:style>
    <style:style style:name="T79" style:family="text">
      <style:text-properties fo:language="en" fo:country="US" officeooo:rsid="00e316d9"/>
    </style:style>
    <style:style style:name="T80" style:family="text">
      <style:text-properties fo:language="en" fo:country="US" officeooo:rsid="00e93bc4"/>
    </style:style>
    <style:style style:name="T81" style:family="text">
      <style:text-properties fo:language="en" fo:country="US" officeooo:rsid="0109db34"/>
    </style:style>
    <style:style style:name="T82" style:family="text">
      <style:text-properties fo:language="en" fo:country="US" officeooo:rsid="0111c01d"/>
    </style:style>
    <style:style style:name="T83" style:family="text">
      <style:text-properties fo:language="en" fo:country="US" officeooo:rsid="00df9528"/>
    </style:style>
    <style:style style:name="T84" style:family="text">
      <style:text-properties fo:language="en" fo:country="US" officeooo:rsid="00e070fd"/>
    </style:style>
    <style:style style:name="T85" style:family="text">
      <style:text-properties fo:language="en" fo:country="US" fo:font-style="normal" officeooo:rsid="00e31596" style:font-style-asian="normal" style:font-style-complex="normal"/>
    </style:style>
    <style:style style:name="T86" style:family="text">
      <style:text-properties fo:language="en" fo:country="US" officeooo:rsid="02f62f02"/>
    </style:style>
    <style:style style:name="T87" style:family="text">
      <style:text-properties fo:language="en" fo:country="US" officeooo:rsid="0326fbab"/>
    </style:style>
    <style:style style:name="T88" style:family="text">
      <style:text-properties officeooo:rsid="00360720"/>
    </style:style>
    <style:style style:name="T89" style:family="text">
      <style:text-properties officeooo:rsid="008ae782"/>
    </style:style>
    <style:style style:name="T90" style:family="text">
      <style:text-properties officeooo:rsid="009288bc"/>
    </style:style>
    <style:style style:name="T91" style:family="text">
      <style:text-properties officeooo:rsid="009369de"/>
    </style:style>
    <style:style style:name="T92" style:family="text">
      <style:text-properties officeooo:rsid="00985ea6"/>
    </style:style>
    <style:style style:name="T93" style:family="text">
      <style:text-properties officeooo:rsid="009acaf8"/>
    </style:style>
    <style:style style:name="T94" style:family="text">
      <style:text-properties officeooo:rsid="00a526a7"/>
    </style:style>
    <style:style style:name="T95" style:family="text">
      <style:text-properties officeooo:rsid="00a65831"/>
    </style:style>
    <style:style style:name="T96" style:family="text">
      <style:text-properties officeooo:rsid="00ad68a6"/>
    </style:style>
    <style:style style:name="T97" style:family="text">
      <style:text-properties officeooo:rsid="00af3f7a"/>
    </style:style>
    <style:style style:name="T98" style:family="text">
      <style:text-properties officeooo:rsid="00af6e6e"/>
    </style:style>
    <style:style style:name="T99" style:family="text">
      <style:text-properties officeooo:rsid="00b3af0d"/>
    </style:style>
    <style:style style:name="T100" style:family="text">
      <style:text-properties officeooo:rsid="00b6a69f"/>
    </style:style>
    <style:style style:name="T101" style:family="text">
      <style:text-properties officeooo:rsid="00b996fb"/>
    </style:style>
    <style:style style:name="T102" style:family="text">
      <style:text-properties officeooo:rsid="00bb50a7"/>
    </style:style>
    <style:style style:name="T103" style:family="text">
      <style:text-properties officeooo:rsid="00bb9c15"/>
    </style:style>
    <style:style style:name="T104" style:family="text">
      <style:text-properties officeooo:rsid="00be5228"/>
    </style:style>
    <style:style style:name="T105" style:family="text">
      <style:text-properties officeooo:rsid="00c38203"/>
    </style:style>
    <style:style style:name="T106" style:family="text">
      <style:text-properties officeooo:rsid="00c7664d"/>
    </style:style>
    <style:style style:name="T107" style:family="text">
      <style:text-properties officeooo:rsid="00c87fed"/>
    </style:style>
    <style:style style:name="T108" style:family="text">
      <style:text-properties officeooo:rsid="00c944bb"/>
    </style:style>
    <style:style style:name="T109" style:family="text">
      <style:text-properties officeooo:rsid="00d1753f"/>
    </style:style>
    <style:style style:name="T110" style:family="text">
      <style:text-properties officeooo:rsid="00d42e37"/>
    </style:style>
    <style:style style:name="T111" style:family="text">
      <style:text-properties officeooo:rsid="00d68637"/>
    </style:style>
    <style:style style:name="T112" style:family="text">
      <style:text-properties officeooo:rsid="00d9d70c"/>
    </style:style>
    <style:style style:name="T113" style:family="text">
      <style:text-properties officeooo:rsid="00dab33f"/>
    </style:style>
    <style:style style:name="T114" style:family="text">
      <style:text-properties officeooo:rsid="00db02dc"/>
    </style:style>
    <style:style style:name="T115" style:family="text">
      <style:text-properties officeooo:rsid="00d266f5"/>
    </style:style>
    <style:style style:name="T116" style:family="text">
      <style:text-properties officeooo:rsid="00db2082"/>
    </style:style>
    <style:style style:name="T117" style:family="text">
      <style:text-properties officeooo:rsid="00de7272"/>
    </style:style>
    <style:style style:name="T118" style:family="text">
      <style:text-properties officeooo:rsid="00e316d9"/>
    </style:style>
    <style:style style:name="T119" style:family="text">
      <style:text-properties officeooo:rsid="00ee787c"/>
    </style:style>
    <style:style style:name="T120" style:family="text">
      <style:text-properties officeooo:rsid="00f05675"/>
    </style:style>
    <style:style style:name="T121" style:family="text">
      <style:text-properties officeooo:rsid="00f15d6d"/>
    </style:style>
    <style:style style:name="T122" style:family="text">
      <style:text-properties officeooo:rsid="00f44649"/>
    </style:style>
    <style:style style:name="T123" style:family="text">
      <style:text-properties officeooo:rsid="00aaf7a1"/>
    </style:style>
    <style:style style:name="T124" style:family="text">
      <style:text-properties officeooo:rsid="00f922fa"/>
    </style:style>
    <style:style style:name="T125" style:family="text">
      <style:text-properties officeooo:rsid="0100a309"/>
    </style:style>
    <style:style style:name="T126" style:family="text">
      <style:text-properties officeooo:rsid="01033386"/>
    </style:style>
    <style:style style:name="T127" style:family="text">
      <style:text-properties officeooo:rsid="010650a4"/>
    </style:style>
    <style:style style:name="T128" style:family="text">
      <style:text-properties officeooo:rsid="01083ad1"/>
    </style:style>
    <style:style style:name="T129" style:family="text">
      <style:text-properties officeooo:rsid="0109db34"/>
    </style:style>
    <style:style style:name="T130" style:family="text">
      <style:text-properties officeooo:rsid="010c57a1"/>
    </style:style>
    <style:style style:name="T131" style:family="text">
      <style:text-properties officeooo:rsid="011ccda5"/>
    </style:style>
    <style:style style:name="T132" style:family="text">
      <style:text-properties officeooo:rsid="011e6a84"/>
    </style:style>
    <style:style style:name="T133" style:family="text">
      <style:text-properties officeooo:rsid="01242129"/>
    </style:style>
    <style:style style:name="T134" style:family="text">
      <style:text-properties officeooo:rsid="012522b7"/>
    </style:style>
    <style:style style:name="T135" style:family="text">
      <style:text-properties officeooo:rsid="012a9f1e"/>
    </style:style>
    <style:style style:name="T136" style:family="text">
      <style:text-properties officeooo:rsid="012caf52"/>
    </style:style>
    <style:style style:name="T137" style:family="text">
      <style:text-properties officeooo:rsid="012d379c"/>
    </style:style>
    <style:style style:name="T138" style:family="text">
      <style:text-properties officeooo:rsid="0137c57b"/>
    </style:style>
    <style:style style:name="T139" style:family="text">
      <style:text-properties officeooo:rsid="0139eebf"/>
    </style:style>
    <style:style style:name="T140" style:family="text">
      <style:text-properties officeooo:rsid="013be939"/>
    </style:style>
    <style:style style:name="T141" style:family="text">
      <style:text-properties officeooo:rsid="013de1a4"/>
    </style:style>
    <style:style style:name="T142" style:family="text">
      <style:text-properties officeooo:rsid="013f4634"/>
    </style:style>
    <style:style style:name="T143" style:family="text">
      <style:text-properties officeooo:rsid="01407efe"/>
    </style:style>
    <style:style style:name="T144" style:family="text">
      <style:text-properties officeooo:rsid="01458d48"/>
    </style:style>
    <style:style style:name="T145" style:family="text">
      <style:text-properties officeooo:rsid="0149fbc3"/>
    </style:style>
    <style:style style:name="T146" style:family="text">
      <style:text-properties officeooo:rsid="014ba1cd"/>
    </style:style>
    <style:style style:name="T147" style:family="text">
      <style:text-properties officeooo:rsid="014f7867"/>
    </style:style>
    <style:style style:name="T148" style:family="text">
      <style:text-properties officeooo:rsid="01596e9d"/>
    </style:style>
    <style:style style:name="T149" style:family="text">
      <style:text-properties officeooo:rsid="0159760d"/>
    </style:style>
    <style:style style:name="T150" style:family="text">
      <style:text-properties officeooo:rsid="015ab507"/>
    </style:style>
    <style:style style:name="T151" style:family="text">
      <style:text-properties officeooo:rsid="015dcb46"/>
    </style:style>
    <style:style style:name="T152" style:family="text">
      <style:text-properties officeooo:rsid="016301e8"/>
    </style:style>
    <style:style style:name="T153" style:family="text">
      <style:text-properties officeooo:rsid="016557ce"/>
    </style:style>
    <style:style style:name="T154" style:family="text">
      <style:text-properties officeooo:rsid="016c62c5"/>
    </style:style>
    <style:style style:name="T155" style:family="text">
      <style:text-properties officeooo:rsid="01706703"/>
    </style:style>
    <style:style style:name="T156" style:family="text">
      <style:text-properties officeooo:rsid="01756163"/>
    </style:style>
    <style:style style:name="T157" style:family="text">
      <style:text-properties officeooo:rsid="01761d98"/>
    </style:style>
    <style:style style:name="T158" style:family="text">
      <style:text-properties officeooo:rsid="0178fe27"/>
    </style:style>
    <style:style style:name="T159" style:family="text">
      <style:text-properties officeooo:rsid="017a494b"/>
    </style:style>
    <style:style style:name="T160" style:family="text">
      <style:text-properties officeooo:rsid="017dd4fb"/>
    </style:style>
    <style:style style:name="T161" style:family="text">
      <style:text-properties officeooo:rsid="0181b91d"/>
    </style:style>
    <style:style style:name="T162" style:family="text">
      <style:text-properties officeooo:rsid="0182532a"/>
    </style:style>
    <style:style style:name="T163" style:family="text">
      <style:text-properties officeooo:rsid="0184a4cf"/>
    </style:style>
    <style:style style:name="T164" style:family="text">
      <style:text-properties officeooo:rsid="018a6cc6"/>
    </style:style>
    <style:style style:name="T165" style:family="text">
      <style:text-properties officeooo:rsid="018a7f32"/>
    </style:style>
    <style:style style:name="T166" style:family="text">
      <style:text-properties officeooo:rsid="018d580a"/>
    </style:style>
    <style:style style:name="T167" style:family="text">
      <style:text-properties officeooo:rsid="018e16dd"/>
    </style:style>
    <style:style style:name="T168" style:family="text">
      <style:text-properties officeooo:rsid="019fefb6"/>
    </style:style>
    <style:style style:name="T169" style:family="text">
      <style:text-properties officeooo:rsid="01a1b6a1"/>
    </style:style>
    <style:style style:name="T170" style:family="text">
      <style:text-properties officeooo:rsid="01a44ed5"/>
    </style:style>
    <style:style style:name="T171" style:family="text">
      <style:text-properties officeooo:rsid="01aa29d9"/>
    </style:style>
    <style:style style:name="T172" style:family="text">
      <style:text-properties officeooo:rsid="01b0120d"/>
    </style:style>
    <style:style style:name="T173" style:family="text">
      <style:text-properties officeooo:rsid="01b2428f"/>
    </style:style>
    <style:style style:name="T174" style:family="text">
      <style:text-properties officeooo:rsid="01b4978f"/>
    </style:style>
    <style:style style:name="T175" style:family="text">
      <style:text-properties officeooo:rsid="01ba0110"/>
    </style:style>
    <style:style style:name="T176" style:family="text">
      <style:text-properties officeooo:rsid="01bec23c"/>
    </style:style>
    <style:style style:name="T177" style:family="text">
      <style:text-properties officeooo:rsid="01c24420"/>
    </style:style>
    <style:style style:name="T178" style:family="text">
      <style:text-properties officeooo:rsid="01c6914b"/>
    </style:style>
    <style:style style:name="T179" style:family="text">
      <style:text-properties officeooo:rsid="01c9731b"/>
    </style:style>
    <style:style style:name="T180" style:family="text">
      <style:text-properties officeooo:rsid="01cb1953"/>
    </style:style>
    <style:style style:name="T181" style:family="text">
      <style:text-properties officeooo:rsid="01ce08ee"/>
    </style:style>
    <style:style style:name="T182" style:family="text">
      <style:text-properties officeooo:rsid="01ce9377"/>
    </style:style>
    <style:style style:name="T183" style:family="text">
      <style:text-properties officeooo:rsid="01d01816"/>
    </style:style>
    <style:style style:name="T184" style:family="text">
      <style:text-properties officeooo:rsid="01df7e59"/>
    </style:style>
    <style:style style:name="T185" style:family="text">
      <style:text-properties officeooo:rsid="01e273c0"/>
    </style:style>
    <style:style style:name="T186" style:family="text">
      <style:text-properties officeooo:rsid="01e98633"/>
    </style:style>
    <style:style style:name="T187" style:family="text">
      <style:text-properties officeooo:rsid="01ebbee7"/>
    </style:style>
    <style:style style:name="T188" style:family="text">
      <style:text-properties officeooo:rsid="01fb6629"/>
    </style:style>
    <style:style style:name="T189" style:family="text">
      <style:text-properties officeooo:rsid="01fc7a27"/>
    </style:style>
    <style:style style:name="T190" style:family="text">
      <style:text-properties officeooo:rsid="01fc974d"/>
    </style:style>
    <style:style style:name="T191" style:family="text">
      <style:text-properties officeooo:rsid="01fd7fc0"/>
    </style:style>
    <style:style style:name="T192" style:family="text">
      <style:text-properties officeooo:rsid="01fdd921"/>
    </style:style>
    <style:style style:name="T193" style:family="text">
      <style:text-properties officeooo:rsid="0201a8b4"/>
    </style:style>
    <style:style style:name="T194" style:family="text">
      <style:text-properties officeooo:rsid="02031182"/>
    </style:style>
    <style:style style:name="T195" style:family="text">
      <style:text-properties officeooo:rsid="0204dead"/>
    </style:style>
    <style:style style:name="T196" style:family="text">
      <style:text-properties officeooo:rsid="020522ca"/>
    </style:style>
    <style:style style:name="T197" style:family="text">
      <style:text-properties officeooo:rsid="02080959"/>
    </style:style>
    <style:style style:name="T198" style:family="text">
      <style:text-properties officeooo:rsid="0209a550"/>
    </style:style>
    <style:style style:name="T199" style:family="text">
      <style:text-properties officeooo:rsid="020b6295"/>
    </style:style>
    <style:style style:name="T200" style:family="text">
      <style:text-properties officeooo:rsid="020dab50"/>
    </style:style>
    <style:style style:name="T201" style:family="text">
      <style:text-properties officeooo:rsid="02116ee8"/>
    </style:style>
    <style:style style:name="T202" style:family="text">
      <style:text-properties officeooo:rsid="0217dd41"/>
    </style:style>
    <style:style style:name="T203" style:family="text">
      <style:text-properties officeooo:rsid="021b54e7"/>
    </style:style>
    <style:style style:name="T204" style:family="text">
      <style:text-properties officeooo:rsid="021de17e"/>
    </style:style>
    <style:style style:name="T205" style:family="text">
      <style:text-properties officeooo:rsid="021fb9c3"/>
    </style:style>
    <style:style style:name="T206" style:family="text">
      <style:text-properties officeooo:rsid="02219c96"/>
    </style:style>
    <style:style style:name="T207" style:family="text">
      <style:text-properties officeooo:rsid="0222cf0b"/>
    </style:style>
    <style:style style:name="T208" style:family="text">
      <style:text-properties officeooo:rsid="0223e79a"/>
    </style:style>
    <style:style style:name="T209" style:family="text">
      <style:text-properties officeooo:rsid="02256c05"/>
    </style:style>
    <style:style style:name="T210" style:family="text">
      <style:text-properties officeooo:rsid="02271850"/>
    </style:style>
    <style:style style:name="T211" style:family="text">
      <style:text-properties officeooo:rsid="02279213"/>
    </style:style>
    <style:style style:name="T212" style:family="text">
      <style:text-properties officeooo:rsid="02285fc1"/>
    </style:style>
    <style:style style:name="T213" style:family="text">
      <style:text-properties officeooo:rsid="022cd12a"/>
    </style:style>
    <style:style style:name="T214" style:family="text">
      <style:text-properties officeooo:rsid="022ffc48"/>
    </style:style>
    <style:style style:name="T215" style:family="text">
      <style:text-properties officeooo:rsid="023318d2"/>
    </style:style>
    <style:style style:name="T216" style:family="text">
      <style:text-properties officeooo:rsid="0234ac25"/>
    </style:style>
    <style:style style:name="T217" style:family="text">
      <style:text-properties officeooo:rsid="0241798c"/>
    </style:style>
    <style:style style:name="T218" style:family="text">
      <style:text-properties officeooo:rsid="02447f72"/>
    </style:style>
    <style:style style:name="T219" style:family="text">
      <style:text-properties officeooo:rsid="024b6227"/>
    </style:style>
    <style:style style:name="T220" style:family="text">
      <style:text-properties officeooo:rsid="024e1043"/>
    </style:style>
    <style:style style:name="T221" style:family="text">
      <style:text-properties officeooo:rsid="0252b293"/>
    </style:style>
    <style:style style:name="T222" style:family="text">
      <style:text-properties fo:font-size="10pt" fo:font-weight="bold" style:font-size-asian="12pt" style:font-weight-asian="bold" style:font-size-complex="12pt" style:font-weight-complex="bold"/>
    </style:style>
    <style:style style:name="T223" style:family="text">
      <style:text-properties officeooo:rsid="025d63e9"/>
    </style:style>
    <style:style style:name="T224" style:family="text">
      <style:text-properties officeooo:rsid="002bad8c"/>
    </style:style>
    <style:style style:name="T225" style:family="text">
      <style:text-properties officeooo:rsid="0268deed"/>
    </style:style>
    <style:style style:name="T226" style:family="text">
      <style:text-properties officeooo:rsid="026b5710"/>
    </style:style>
    <style:style style:name="T227" style:family="text">
      <style:text-properties officeooo:rsid="0270775d"/>
    </style:style>
    <style:style style:name="T228" style:family="text">
      <style:text-properties officeooo:rsid="0272fe01"/>
    </style:style>
    <style:style style:name="T229" style:family="text">
      <style:text-properties officeooo:rsid="027bea7d"/>
    </style:style>
    <style:style style:name="T230" style:family="text">
      <style:text-properties officeooo:rsid="02888bfb"/>
    </style:style>
    <style:style style:name="T231" style:family="text">
      <style:text-properties officeooo:rsid="028a4f8e"/>
    </style:style>
    <style:style style:name="T232" style:family="text">
      <style:text-properties officeooo:rsid="028c3d8a"/>
    </style:style>
    <style:style style:name="T233" style:family="text">
      <style:text-properties officeooo:rsid="028c7759"/>
    </style:style>
    <style:style style:name="T234" style:family="text">
      <style:text-properties officeooo:rsid="028cc118"/>
    </style:style>
    <style:style style:name="T235" style:family="text">
      <style:text-properties officeooo:rsid="028e0470"/>
    </style:style>
    <style:style style:name="T236" style:family="text">
      <style:text-properties officeooo:rsid="029105ba"/>
    </style:style>
    <style:style style:name="T237" style:family="text">
      <style:text-properties officeooo:rsid="029619da"/>
    </style:style>
    <style:style style:name="T238" style:family="text">
      <style:text-properties officeooo:rsid="0297ef83"/>
    </style:style>
    <style:style style:name="T239" style:family="text">
      <style:text-properties officeooo:rsid="0299febd"/>
    </style:style>
    <style:style style:name="T240" style:family="text">
      <style:text-properties officeooo:rsid="029e0aa5"/>
    </style:style>
    <style:style style:name="T241" style:family="text">
      <style:text-properties officeooo:rsid="02a1544e"/>
    </style:style>
    <style:style style:name="T242" style:family="text">
      <style:text-properties officeooo:rsid="02a7a681"/>
    </style:style>
    <style:style style:name="T243" style:family="text">
      <style:text-properties officeooo:rsid="02a90ffb"/>
    </style:style>
    <style:style style:name="T244" style:family="text">
      <style:text-properties officeooo:rsid="02abfc85"/>
    </style:style>
    <style:style style:name="T245" style:family="text">
      <style:text-properties officeooo:rsid="02b1db7c"/>
    </style:style>
    <style:style style:name="T246" style:family="text">
      <style:text-properties officeooo:rsid="02b4fbfb"/>
    </style:style>
    <style:style style:name="T247" style:family="text">
      <style:text-properties officeooo:rsid="02b7bc5c"/>
    </style:style>
    <style:style style:name="T248" style:family="text">
      <style:text-properties officeooo:rsid="02b827af"/>
    </style:style>
    <style:style style:name="T249" style:family="text">
      <style:text-properties officeooo:rsid="02ba16d4"/>
    </style:style>
    <style:style style:name="T250" style:family="text">
      <style:text-properties officeooo:rsid="02bab992"/>
    </style:style>
    <style:style style:name="T251" style:family="text">
      <style:text-properties officeooo:rsid="02c224dd"/>
    </style:style>
    <style:style style:name="T252" style:family="text">
      <style:text-properties officeooo:rsid="02c9cb85"/>
    </style:style>
    <style:style style:name="T253" style:family="text">
      <style:text-properties officeooo:rsid="02ccb3ee"/>
    </style:style>
    <style:style style:name="T254" style:family="text">
      <style:text-properties officeooo:rsid="02ce2a0f"/>
    </style:style>
    <style:style style:name="T255" style:family="text">
      <style:text-properties officeooo:rsid="02d6f6f2"/>
    </style:style>
    <style:style style:name="T256" style:family="text">
      <style:text-properties officeooo:rsid="02e35585"/>
    </style:style>
    <style:style style:name="T257" style:family="text">
      <style:text-properties officeooo:rsid="02f407f3"/>
    </style:style>
    <style:style style:name="T258" style:family="text">
      <style:text-properties officeooo:rsid="02f8df7a"/>
    </style:style>
    <style:style style:name="T259" style:family="text">
      <style:text-properties officeooo:rsid="02fedfb0"/>
    </style:style>
    <style:style style:name="T260" style:family="text">
      <style:text-properties officeooo:rsid="03041194"/>
    </style:style>
    <style:style style:name="T261" style:family="text">
      <style:text-properties officeooo:rsid="0306edbc"/>
    </style:style>
    <style:style style:name="T262" style:family="text">
      <style:text-properties officeooo:rsid="030b3886"/>
    </style:style>
    <style:style style:name="T263" style:family="text">
      <style:text-properties officeooo:rsid="030c3d04"/>
    </style:style>
    <style:style style:name="T264" style:family="text">
      <style:text-properties officeooo:rsid="030e7923"/>
    </style:style>
    <style:style style:name="T265" style:family="text">
      <style:text-properties officeooo:rsid="0318fddf"/>
    </style:style>
    <style:style style:name="T266" style:family="text">
      <style:text-properties officeooo:rsid="032293fb"/>
    </style:style>
    <style:style style:name="T267" style:family="text">
      <style:text-properties officeooo:rsid="0326fbab"/>
    </style:style>
    <style:style style:name="T268" style:family="text">
      <style:text-properties officeooo:rsid="032cf494"/>
    </style:style>
    <style:style style:name="T2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2"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7">Security</text:p>
      <text:h text:style-name="Heading_20_1" text:outline-level="1">Objectives</text:h>
      <text:p text:style-name="P3">In this chapter you will learn <text:span text:style-name="T3">to</text:span>:</text:p>
      <text:list xml:id="list3034869159" text:style-name="L1">
        <text:list-item>
          <text:p text:style-name="P199">Define the full scope of Linux security.</text:p>
        </text:list-item>
        <text:list-item>
          <text:p text:style-name="P200"><text:span text:style-name="T39">Identify and implement</text:span> additional aspects of password security.</text:p>
        </text:list-item>
        <text:list-item>
          <text:p text:style-name="P201">Use the firewalld firewall to manage access to the host on SSH and Telnet ports.</text:p>
        </text:list-item>
        <text:list-item>
          <text:p text:style-name="P202">Install and configure the Telnet server.</text:p>
        </text:list-item>
        <text:list-item>
          <text:p text:style-name="P202">Use tcpdump to monitor the plain text data of a Telnet conversation.</text:p>
        </text:list-item>
        <text:list-item>
          <text:p text:style-name="P202">Enable the SSHD server and use tcpdump to verify that the conversation is encrypted.</text:p>
        </text:list-item>
        <text:list-item>
          <text:p text:style-name="P203"><text:span text:style-name="T38">Describe </text:span>PAM authentication<text:span text:style-name="T3">.</text:span></text:p>
        </text:list-item>
        <text:list-item>
          <text:p text:style-name="P204">Install and configure Fail2Ban dynamic firewall software to block attacks.</text:p>
        </text:list-item>
        <text:list-item>
          <text:p text:style-name="P205">Take some basic steps to improve security of any Linux host.</text:p>
        </text:list-item>
      </text:list>
      <text:h text:style-name="P238" text:outline-level="1">Introduction</text:h>
      <text:p text:style-name="Body_20_Text_20_First">Linux is a very secure operating system. It provides a secure environment in which to work and store files. However good security, by its very nature can be a bit obtrusive. <text:span text:style-name="T3">We have already had discussions about security in many sections of this course. This is because security must not be an afterthought, it must be an integral component of everything we do as SysAdmins. The security of our systems and the data on them must be a major consideration if not the prime consideration in everything we do. </text:span></text:p>
      <text:p text:style-name="Body_20_Text_20_Cont"><text:span text:style-name="T240">A</text:span>ny device connected to the Internet is subject to attack and that no operating system, even Linux is completely free of exploitable flaws. Linux just happens to be more secure than other operating systems and, when it is breached, is less vulnerable to widespread damage.</text:p>
      <text:p text:style-name="P65">There are only four <text:span text:style-name="T219">rules required</text:span> to achieve complete and unbreakable security.</text:p>
      <text:p text:style-name="P65"/>
      <text:list xml:id="list2929544844" text:style-name="L2">
        <text:list-item>
          <text:p text:style-name="P206">The computer must be locked in a blast-proof room to prevent both unauthorized access and destruction of the computer and its contents.</text:p>
        </text:list-item>
        <text:list-item>
          <text:p text:style-name="P206">It must be inside a Faraday cage to prevent its own radio frequency emissions from escaping to be captured by “The Bad People.”</text:p>
        </text:list-item>
        <text:list-item>
          <text:p text:style-name="P206">It must have a 100% air gap – that is, it must not be connected to any network and especially not to the Internet. This includes all hard wired and wireless connections such as wireless, Bluetooth, infrared, and anything else that transmits data outside of the computer.</text:p>
        </text:list-item>
        <text:list-item>
          <text:p text:style-name="P206">It must be turned off and the rest of the rules don’t count.</text:p>
        </text:list-item>
      </text:list>
      <text:p text:style-name="P65"/>
      <text:p text:style-name="P66"><text:soft-page-break/>Unfortunately these rules mean the computer is unusable even for it’s intended purpose. That, in turn, means that any computer that is turned on is vulnerable to cracking. A cracker is<text:span text:style-name="T65"> the correct name for </text:span>a <text:span text:style-name="T65">hacker with evil intent. Hackers – the good people who hack, that is work on, hardware and code – are the ones who gave us things like free and open source tools like Linux and the many applications that run on it. So we must use our computers in an imperfect and unsafe environment at all times. </text:span></text:p>
      <text:p text:style-name="P73">Security is not an afterthought that is appended to the end of a book – it is something that must be considered as part of all we do as SysAdmins. We have already enabled and used various types of security throughout this book. In this chapter we will look at some additional security considerations.</text:p>
      <text:h text:style-name="Heading_20_2" text:outline-level="2"><text:bookmark-start text:name="__RefHeading__45225_246819169"/>Security By Obscurity<text:bookmark-end text:name="__RefHeading__45225_246819169"/></text:h>
      <text:p text:style-name="P7"><text:span text:style-name="T43">Most</text:span> computer<text:span text:style-name="T43">s are</text:span> connected <text:span text:style-name="T43">to the Internet</text:span> through first <text:span text:style-name="T43">a</text:span> wireless <text:span text:style-name="T220">or wired</text:span> router and then the <text:span text:style-name="T43">router/modem supplied by the Internet Service Provider, or ISP. This provides</text:span> a couple layers of obscurity between <text:span text:style-name="T43">the computer</text:span> and the Internet. <text:span text:style-name="T65">You may also think that your Small Office/Home Office (SOHO) or other small organization, or even your personal home computers are to small and insignificant to attract the attention of the crackers. You are counting on your relative obscurity to protect you from the crackers because there are surely more lucrative and much larger and important targets available.</text:span></text:p>
      <text:p text:style-name="P33">NOT!</text:p>
      <text:p text:style-name="P32"><text:span text:style-name="T66">“S</text:span>ecurity by obscurity” cannot be counted on to protect you<text:span text:style-name="T44">r computer</text:span>. <text:span text:style-name="T66">In fact the worst assumption you can make is that some level of obscurity can protect your computers. Some</text:span> small businesses I <text:span text:style-name="T67">have </text:span>work<text:span text:style-name="T67">ed</text:span> with, <text:span text:style-name="T67">including</text:span> my own <text:span text:style-name="T67">systems</text:span>, are constantly subjected to attempts to crack into their firewall servers; hundreds of attempts per day and thousands per month. And that is <text:span text:style-name="T45">after</text:span><text:span text:style-name="T50"> I have instituted measures to reduce the total number of attacks. </text:span><text:span text:style-name="T55">Every computer that is connected to any network – and especially the Internet – is a target. </text:span></text:p>
      <text:p text:style-name="Body_20_Text_20_Cont"><text:span text:style-name="T51">There are a number of measures that can be</text:span><text:span text:style-name="T50"> instituted to protect your computer but it will never be impervious. And you must help by exercising care in the </text:span><text:span text:style-name="T52">way you use the web </text:span><text:span text:style-name="T53">and deal with spam email</text:span><text:span text:style-name="T52">. </text:span></text:p>
      <text:p text:style-name="Body_20_Text_20_Cont"><text:span text:style-name="T52">T</text:span><text:span text:style-name="T50">here are a number of good web sites with information on how to protect yourself on-line. Although I cannot verify all of the information on them, </text:span><text:span text:style-name="T56">t</text:span><text:span text:style-name="T50">here </text:span><text:span text:style-name="T56">is one </text:span><text:span text:style-name="T50">I </text:span><text:span text:style-name="T56">especially</text:span><text:span text:style-name="T50"> like </text:span><text:span text:style-name="T56">Get Safe Online</text:span><text:span text:style-name="T56"><text:note text:id="ftn1" text:note-class="footnote"><text:note-citation>1</text:note-citation><text:note-body><text:p text:style-name="Footnote"><text:span text:style-name="T68">Get Safe Online, </text:span><text:a xlink:type="simple" xlink:href="https://www.getsafeonline.org/protecting-yourself/" text:style-name="Internet_20_link" text:visited-style-name="Visited_20_Internet_20_Link">https://www.getsafeonline.org/protecting-yourself/</text:a> </text:p></text:note-body></text:note></text:span><text:span text:style-name="T56">. It</text:span><text:span text:style-name="T54"> even has a section on safe Linux use.</text:span></text:p>
      <text:h text:style-name="P228" text:outline-level="2">What <text:span text:style-name="T221">is</text:span> security?</text:h>
      <text:p text:style-name="Body_20_Text_20_First">Security is about <text:span text:style-name="T69">far more than simply</text:span> preventing unwanted people from logging in to our Linux computers. Although good passwords and other security measures are <text:span text:style-name="T4">helpful and can help to prevent that type of security vulnerability, they are the response to only one part of the security <text:s/>problem. There are many aspects to security and it is important to understand that fact as well as to know the things that we are using various security protocols to protect.</text:span></text:p>
      <text:p text:style-name="P24">So what are the things we are trying to protect? Not surprisingly, a large part of security is designed to protect our data but perhaps in ways <text:span text:style-name="T40">and for reasons</text:span> you have not <text:span text:style-name="T40">previously </text:span>considered. </text:p>
      <text:h text:style-name="Heading_20_2" text:outline-level="2"><text:soft-page-break/>Data protection</text:h>
      <text:p text:style-name="P4">There are <text:span text:style-name="T8">three major</text:span> considerations to data protection and different tools and strategies apply to each.</text:p>
      <text:p text:style-name="P24">First we want to protect our data from loss in the sense that it needs to be available to us. We need to be able to have access to it. So this is about ensuring that the data will not be destroyed or lost so that it is no longer available. As a business owner, loss of my financial records in a fire or natural disaster would be a disaster for my company <text:span text:style-name="T5">and that might be impossible to recover from</text:span>. <text:span text:style-name="T42">This is about the accessibility of our data in order to ensure the continuity of our business.</text:span></text:p>
      <text:p text:style-name="P24"><text:span text:style-name="T41">Second</text:span> we want to protect our data from unauthorized access. We need to ensure that our <text:span text:style-name="T241">company and</text:span> personal data is not available to someone who might use it to steal our identity or to steal money from us. <text:span text:style-name="T5">In the case of many organizations that data might contain information that a competitor might use to gain advantage over us. This is about the confidentiality of our data.</text:span></text:p>
      <text:p text:style-name="P25"><text:span text:style-name="T7">Third, w</text:span>e want to ensure that our data is safe from unauthorized changes or corruption, <text:span text:style-name="T6">perhaps by malware or a disgruntled employee or one who is simply a thief</text:span>. And we also want to ensure that we are not blocked from access to our own data by malware such as ransomware which would encrypt the data and keep us from accessing it until the ransom is paid. <text:span text:style-name="T42">This is about ensuring the integrity of our data.</text:span></text:p>
      <text:h text:style-name="P239" text:outline-level="1">Security vectors</text:h>
      <text:p text:style-name="P11">Security attack and danger vectors <text:span text:style-name="T242">are many and varied</text:span>. <text:span text:style-name="T9">These vectors are all classifiable into five major categories, self-inflicted, environmental, physical, network, and software vulnerabilities. Although we will list a number of common security vulnerabilities of different types, I have no intention of exploring all the responses to these problems here. There are some things that can be done, in addition to some of the obvious ones hinted at in this section, and we will explore those later in this chapter.</text:span></text:p>
      <text:p text:style-name="P38">In case you have not figured it out yet, this is where I try to scare you enough to apply some common sense and freely available open source tools to improving the security of your Linux systems. </text:p>
      <text:h text:style-name="Heading_20_2" text:outline-level="2">Self-inflicted <text:span text:style-name="T93">problems</text:span></text:h>
      <text:p text:style-name="Body_20_Text_20_First"><text:span text:style-name="Strong_20_Emphasis"><text:span text:style-name="T10">Self-inflicted</text:span></text:span><text:span text:style-name="T10"> </text:span>data loss comes in many forms. The most common form being <text:span text:style-name="T31">the semi-intentional</text:span> erasure of one or more important files or directories. </text:p>
      <text:p text:style-name="P28">Sometimes erasing needed files is accidental. I just erase a bunch of old files in a directory and it turns out later that one or two are still needed. More often, for me at least, I actually look at the files and decide they are no longer needed. A day, or two, or a week after I delete them it turns out that I still need at least some of the files I just deleted. I have also made significant changes to a file and saved it. Once again I find at some time later I made changes and especially deletions that I should not have. Clearly it is necessary to pay attention when deleting files or making changes to them. That still won’t keep us from deleting data we may need later. </text:p>
      <text:p text:style-name="P36">On other occasions I have been working on the back side of a computer rack and accidentally pulled the power plug – or plugs if there were redundant power supplies – from the wrong computer. <text:soft-page-break/>Although hard drives and journaling filesystems can generally withstand a power loss, it still happens. <text:span text:style-name="T32">In a somewhat less stringent environment than a data center, I have managed to kick a power cable out of the wall. </text:span></text:p>
      <text:p text:style-name="P37">This category also includes things like using poor passwords that can be easily cracked and leaving a USB drive with critical data stored on it in an accessible location. Leaving a laptop unattended in a public place like a coffee shop, or using unencrypted wireless links are also common points of data loss.</text:p>
      <text:h text:style-name="P229" text:outline-level="2">Environmental <text:span text:style-name="T92">problems</text:span></text:h>
      <text:p text:style-name="P6">Environmental <text:span text:style-name="T92">issues</text:span> that can affect the security of computers systems are <text:span text:style-name="T92">usually not considered as potential problems or at least mis</text:span>understood by most people. When we use the word environmental we tend to think in terms of electrical power backup units, cooling the data center so the computers will be cool, and so on. But there is so much more that many <text:span text:style-name="T2">of us don’t think about. I was fortunate that I learned about environmental issues early in my career at IBM.</text:span> </text:p>
      <text:p text:style-name="P27"><text:span text:style-name="Strong_20_Emphasis">Power failures</text:span><text:span text:style-name="Strong_20_Emphasis"><text:span text:style-name="T10"> can occur for many reasons. This includes momentary power failures that can shut down the computer just as irrevocably as longer ones. Regardless of the reason for the power failure, there is the danger of losing data especially from documents that have not been saved. Modern hard drives and filesystems employ strategies that help to minimize the probabilities of data loss, but it still happens. </text:span></text:span></text:p>
      <text:p text:style-name="P43"><text:span text:style-name="Strong_20_Emphasis"><text:span text:style-name="T26">Grounding</text:span></text:span><text:span text:style-name="Strong_20_Emphasis"><text:span text:style-name="T12"> – </text:span></text:span><text:span text:style-name="Strong_20_Emphasis"><text:span text:style-name="T13">actually the</text:span></text:span><text:span text:style-name="Strong_20_Emphasis"><text:span text:style-name="T12"> lack thereof or improper grounding can be a serious issue. </text:span></text:span><text:span text:style-name="Strong_20_Emphasis"><text:span text:style-name="T11">Good grounding is essential for the proper electronic operation and stability of computers.</text:span></text:span></text:p>
      <text:p text:style-name="P27"><text:span text:style-name="Strong_20_Emphasis">Electromagnetic Interference, EMI</text:span>, is various types of electromagnetic radiation from many different sources. This radiation can interfere with the correct operation of any electronic device including computers. Lightning, static electricity, microwaves, old CRT displays, <text:span text:style-name="T122">military radar systems</text:span>, radio frequency bursts on a ground line, all of these and more can cause problems. Good grounding can reduce the effects of all of these types of EMI. But that does not make our computers completely immune to the effects of <text:span text:style-name="T35">strong </text:span>EMI <text:span text:style-name="T35">fields</text:span>.</text:p>
      <text:p text:style-name="P27"><text:span text:style-name="Strong_20_Emphasis">Hard drive failures</text:span> also cause data loss. The most common failures in today’s computers are devices that have moving mechanical components. Leading the frequency list are cooling fans and hard drives are a close second. Modern hard drives have SMART capabilities that enable predictive failure analysis. Linux can monitor these drives and send an email to root indicating that failure is imminent. Do not ignore those emails because replacing a hard drive before it fails is less trouble than replacing one after it fails and then hoping the backups are up to date.</text:p>
      <text:p text:style-name="P74">Modern computers well protected against many aspects of environmental problems. All we need to do is to ensure that we use battery backup units, which are also known as Uninterruptible Power Supplies (UPS) <text:span text:style-name="T243">and that they are plugged into properly grounded outlets. Things can still happen but this will minimize the possibilities.</text:span></text:p>
      <text:h text:style-name="P230" text:outline-level="2"><text:soft-page-break/>Physical <text:span text:style-name="T92">attacks</text:span></text:h>
      <text:p text:style-name="P5">Physical security is about protecting the hardware from various types of harm. Although we tend to think in terms of keeping bad people away from the hardware on which we run our systems, we also need to consider disaster scenarios as a major part of our planning.</text:p>
      <text:p text:style-name="P29"><text:span text:style-name="Strong_20_Emphasis">Disgruntled employees</text:span> can maliciously destroy data. Proper security procedures can mitigate this type of threat, but backups are still handy.</text:p>
      <text:p text:style-name="P29"><text:span text:style-name="Strong_20_Emphasis"><text:span text:style-name="T34">Common t</text:span></text:span><text:span text:style-name="Strong_20_Emphasis">heft</text:span> is also a way to lose data. Soon after we moved to Raleigh, NC, in 1993, there was a series of articles in the local paper and TV that covered the tribulations a scientist at one of our better known universities. This scientist kept all of his data on a single computer. He did have a backup – to another hard drive on that same computer. When the computer was stolen from his office, all of his experimental data went missing as well and it was never recovered. </text:p>
      <text:p text:style-name="P29"><text:span text:style-name="Strong_20_Emphasis">Natural disasters</text:span> occur. Fire, flood, hurricanes, tornadoes, mud slides, tsunamis, and so many more kinds of disasters can destroy computers and locally stored backups as well. I can guarantee that, even if I have a good backup, I will never take the time during a fire, tornado or natural disaster that places me in immanent danger to save the backups. </text:p>
      <text:p text:style-name="P75">Back up everything – frequently. And keep the most recent backups someplace off-site. I store my backups in a safe deposit box. <text:span text:style-name="T244">If my home office is devastated by a disaster, I can rebuild from my backups.</text:span></text:p>
      <text:h text:style-name="P231" text:outline-level="2">Network <text:span text:style-name="T92">attacks</text:span></text:h>
      <text:p text:style-name="Body_20_Text_20_First">Attacks via networks, both local and the Internet, are common and can be extremely dangerous. These attacks can take many forms ranging from direct attacks from the Internet against firewalls and servers to indirect attacks in which malware is introduced into a host by some stealthy means such as hiding in a downloaded file, an email or a click-bait link on a web site.</text:p>
      <text:p text:style-name="P30">This type of attack does not require direct physical access to your computers. Rather, they come through your connections to the outside world.</text:p>
      <text:p text:style-name="P34"><text:span text:style-name="T27">Scripted attacks</text:span> <text:span text:style-name="T33">are generally used by so-called </text:span>script kiddies. <text:span text:style-name="T36">This derogatory term is used because they are not usually smart or determined enough to create the attack scripts themselves so they download them from those who are. The scripts they use are simple brute force remote login attempts. T</text:span>heir malicious attacks are useless against today’s well protected Linux hosts because <text:span text:style-name="T37">most distributions are well hardened at installation and do not have the SSH server up and running so this type of attack is fruitless when SSH is not available for a connection. </text:span></text:p>
      <text:p text:style-name="P41">These attacks usually consist of automated dictionary probes against a large number of remote hosts, usually those on a specific network range, rather than against a specific single host or organization.</text:p>
      <text:p text:style-name="P34"><text:span text:style-name="Strong_20_Emphasis">Malware</text:span> is <text:span text:style-name="T70">a very generic term for </text:span>software that can be used for various malicious purposes including destroying or deleting your data. </text:p>
      <text:p text:style-name="P27"><text:span text:style-name="Strong_20_Emphasis">Ransomware</text:span> is a specific form of malware that encrypts your data and holds it for ransom. If you pay the ransom you may get the key that will allow you to decrypt your data – if you are lucky. </text:p>
      <text:p text:style-name="P31">Drive by malware<text:span text:style-name="T10"> is </text:span><text:span text:style-name="T14">a malicious link in an apparently innocuous advertisement on an otherwise legitimate web page. You do not even need to click on this link for your computer to be affected.</text:span></text:p>
      <text:p text:style-name="P76"><text:soft-page-break/><text:span text:style-name="T28">Targeted login attempts</text:span><text:span text:style-name="T14"> are aimed directly at your or your organization. These are like script kiddie attacks but with you as the main target. These attacks are usually carried out by someone or some group with a specific reason to target you. </text:span><text:span text:style-name="T72">If someone targets you specifically and really wants to crack into your system, they will be able to do so, given enough time and </text:span><text:span text:style-name="T73">even just </text:span><text:span text:style-name="T72">a </text:span><text:span text:style-name="T73">little</text:span><text:span text:style-name="T72"> bit of </text:span><text:span text:style-name="T74">carelessness </text:span><text:span text:style-name="T72">on your part.</text:span></text:p>
      <text:p text:style-name="P77"><text:span text:style-name="T72">A</text:span><text:span text:style-name="T71">lways keep systems up to date so that the latest security patches are installed. Ensure that good firewalls are in place and properly configured. And check frequently for evidence of break-ins. </text:span></text:p>
      <text:h text:style-name="P232" text:outline-level="2">Software <text:span text:style-name="T95">vulnerabilities</text:span></text:h>
      <text:p text:style-name="Body_20_Text_20_First"><text:span text:style-name="T72">M</text:span><text:span text:style-name="T71">any </text:span><text:span text:style-name="T75">attacks on connected computers are aided and abetted by vulnerabilities in the host’s software. These vulnerabilities are exploited by the attackers and can be leveraged to install malware of various types. </text:span><text:span text:style-name="T76">However, just because a vulnerability exists does not mean that an exploit is available to take advantage of it.</text:span></text:p>
      <text:p text:style-name="P78"><text:span text:style-name="T76">A</text:span><text:span text:style-name="T71">lways install the latest updates to ensure that the software is as secure as possible.</text:span></text:p>
      <text:h text:style-name="P240" text:outline-level="1">Linux and <text:span text:style-name="T95">s</text:span>ecurity</text:h>
      <text:p text:style-name="P15">So – did that scare you? <text:span text:style-name="T94">It should have. </text:span></text:p>
      <text:p text:style-name="Body_20_Text_20_Cont">But the good news is that Linux in general is very secure and so is Fedora. <text:span text:style-name="T123">Linux is very secure immediately upon installation. There are only a couple minor services running that do not need to run but none provide external access from the Internet. The remaining ones can be easily turned off. Unneeded services can be an access point for a cracker. In Chapter 32, “systemd,” we turned off the pcscd service for this very reason. </text:span></text:p>
      <text:p text:style-name="P39">Fedora has an excellent firewall in place and the one service I use in all of my Linux hosts, the SSH server for secure logins to and from remote hosts is configured only for outbound connections. The inbound SSHD server is disabled.</text:p>
      <text:h text:style-name="P241" text:outline-level="1">Login security</text:h>
      <text:p text:style-name="P9"><text:span text:style-name="T96">Login security – ensuring that only authorized users have access to login and use the system’s resources – is the first line of defense. <text:s/>Generating and using secure passwords is the main tool we have to provide this security, whether a local or remote login. But i</text:span>t seems a bit silly for me to write an entire section on password security when the <text:span text:style-name="T88">passwd(1) man page </text:span>already has an excellent section on just that. So here it is, directly from the passwd man page.</text:p>
      <text:p text:style-name="P35"/>
      <text:p text:style-name="Code">“<text:span text:style-name="T222">Remember the following two principles</text:span></text:p>
      <text:p text:style-name="P187"><text:span text:style-name="T222">Protect your password.</text:span> </text:p>
      <text:p text:style-name="P188">Don't write down your password - memorize it. In particular, don't write it down and leave it anywhere, and don't place it in an unencrypted file! Use unrelated passwords for systems controlled by different organizations. <text:s/>Don't <text:span text:style-name="T90">g</text:span>ive or share your password, in particular to someone claiming to be from computer support or a vendor. Don't let anyone watch you enter your password. Don't enter your password to a computer you don't trust or if things "look funny"; someone may be trying to hijack your password. Use the password for a limited time and change it periodically.</text:p>
      <text:p text:style-name="P189"><text:soft-page-break/></text:p>
      <text:p text:style-name="P187"><text:s/><text:span text:style-name="T222">Choose a hard-to-guess password.</text:span></text:p>
      <text:p text:style-name="P188">passwd, through the calls to the pam_cracklib PAM module, will try to prevent you from choosing a really bad password, but it isn't foolproof; create your password wisely. Don't use something you'd find in a dictionary (in any language or jargon). Don't use a name (including that of a spouse, parent, child, pet, fantasy character, famous person, and location) or any variation of your personal or account name. Don't use accessible information about you (such as your phone number, license plate, or social security number) or your environment. Don't use a birthday or a simple pattern (such as "qwerty", "abc", or "aaa"). Don't use any of those backwards, followed by a digit, or preceded by a <text:span text:style-name="T91">d</text:span>igit. Instead, use a mixture of upper and lower case letters, as well as digits or punctuation. When choosing a new password, make sure it's unrelated to any previous password. Use long passwords (say at least 8 characters long). You might use a word pair with punctuation inserted, a passphrase (an understandable sequence of words), or the first letter of each word in a passphrase.”</text:p>
      <text:p text:style-name="P40">We explored setting passwords and generating good ones in Chapter 35, “Managing Users,” along with locking accounts to prevent any login access at all.</text:p>
      <text:h text:style-name="Heading_20_1" text:outline-level="1">Check<text:span text:style-name="T91">ing logins</text:span></text:h>
      <text:p text:style-name="P12"><text:span text:style-name="T97">Another tool we have is the list of user logins. This is made easy with the </text:span><text:span text:style-name="Code_20_Bold"><text:span text:style-name="T97">last</text:span></text:span><text:span text:style-name="T97"> and </text:span><text:span text:style-name="Code_20_Bold">lastb</text:span> <text:span text:style-name="T98">commands which prevents us from having to scan the /var/log/secure log files. The </text:span><text:span text:style-name="Code_20_Bold"><text:span text:style-name="T98">last</text:span></text:span><text:span text:style-name="T98"> command displays all successful logins. </text:span></text:p>
      <text:p text:style-name="Body_20_Text_20_Cont"><text:span text:style-name="T98">The </text:span><text:span text:style-name="Code_20_Bold"><text:span text:style-name="T98">lastb</text:span></text:span><text:span text:style-name="T98"> command displays a list of failed logins. These can be your own or other users’ failed logins due to fumble-fingers as I sometimes have, or it could be the result of an attack on your system.</text:span></text:p>
      <text:p text:style-name="P151">Experiment 17-1</text:p>
      <text:p text:style-name="P88">Perform this experiment as the root user. The <text:span text:style-name="Code_20_Bold">last</text:span> command can be run by a non-root user, but <text:span text:style-name="Code_20_Bold">lastb</text:span> cannot. </text:p>
      <text:p text:style-name="P88"><text:span text:style-name="T99">Let’s start with a view of successful logins. I have piped the result through the </text:span><text:span text:style-name="Code_20_Bold"><text:span text:style-name="T99">head</text:span></text:span><text:span text:style-name="T99"> command because this list can be very long and </text:span><text:span text:style-name="Code_20_Bold"><text:span text:style-name="T99">head</text:span></text:span><text:span text:style-name="T99"> truncates the data stream for me. You can do this both with and without piping it through </text:span><text:span text:style-name="Code_20_Bold"><text:span text:style-name="T99">head</text:span></text:span><text:span text:style-name="T99">. The specifics of your data will be different from mine, but it should look very much similar to this.</text:span></text:p>
      <text:p text:style-name="Exercise_20_Code">[root@studentvm1 ~]# <text:span text:style-name="Code_20_Bold">last | head</text:span></text:p>
      <text:p text:style-name="Exercise_20_Code">student <text:s/>pts/4 <text:s text:c="7"/>192.168.0.1 <text:s text:c="5"/>Tue Jun <text:s/>4 07:59 <text:s text:c="2"/>still logged in</text:p>
      <text:p text:style-name="Exercise_20_Code">root <text:s text:c="4"/>pts/0 <text:s text:c="7"/>192.168.0.1 <text:s text:c="5"/>Mon Jun <text:s/>3 21:37 <text:s text:c="2"/>still logged in</text:p>
      <text:p text:style-name="Exercise_20_Code">reboot <text:s text:c="2"/>system boot <text:s/>5.0.7-200.fc29.x Mon Jun <text:s/>3 17:36 <text:s text:c="2"/>still running</text:p>
      <text:p text:style-name="Exercise_20_Code">student <text:s/>pts/4 <text:s text:c="7"/>:pts/3:S.0 <text:s text:c="6"/>Sun Jun <text:s/>2 14:43 - 21:35 (1+06:52)</text:p>
      <text:p text:style-name="Exercise_20_Code">student <text:s/>pts/3 <text:s text:c="7"/>192.168.0.1 <text:s text:c="5"/>Sun Jun <text:s/>2 14:42 - 21:35 (1+06:52)</text:p>
      <text:p text:style-name="Exercise_20_Code">root <text:s text:c="4"/>pts/0 <text:s text:c="7"/>192.168.0.1 <text:s text:c="5"/>Sun Jun <text:s/>2 14:41 - 21:35 (1+06:53)</text:p>
      <text:p text:style-name="Exercise_20_Code">reboot <text:s text:c="2"/>system boot <text:s/>5.0.7-200.fc29.x Sun Jun <text:s/>2 10:26 - 21:35 (1+11:09)</text:p>
      <text:p text:style-name="Exercise_20_Code">root <text:s text:c="4"/>pts/0 <text:s text:c="7"/>192.168.0.1 <text:s text:c="5"/>Sat Jun <text:s/>1 14:06 - 14:06 <text:s/>(00:00)</text:p>
      <text:p text:style-name="Exercise_20_Code">reboot <text:s text:c="2"/>system boot <text:s/>5.0.7-200.fc29.x Fri May 31 17:20 - 14:06 <text:s/>(20:45)</text:p>
      <text:p text:style-name="Exercise_20_Code">student1 pts/10 <text:s text:c="6"/>192.168.0.1 <text:s text:c="5"/>Thu May 30 14:39 - 14:39 <text:s/>(00:00)</text:p>
      <text:p text:style-name="Exercise_20_Code">You have new mail in /var/spool/mail/root</text:p>
      <text:p text:style-name="Exercise_20_Code">[root@studentvm1 ~]#</text:p>
      <text:p text:style-name="P89"><text:soft-page-break/>Here we can see a number of reboots, the student and root logins and whether they are still logged in or not. The login times and durations are also recorded here. <text:span text:style-name="T100">This information can be useful in a forensic investigation into who was logged in at the time a specific file was changed or accessed, or some specific event took place. Really experienced crackers can cover their tracks but this information could still have some value, especially if you are looking for someone who is not a pro. </text:span></text:p>
      <text:p text:style-name="P90">So now let’s look at failed logins. <text:span text:style-name="T101">You may not have had any so this result will be empty as it is for my instance of StudentVM1.</text:span></text:p>
      <text:p text:style-name="Exercise_20_Code">[root@studentvm1 ~]# <text:span text:style-name="Code_20_Bold">lastb</text:span> </text:p>
      <text:p text:style-name="Exercise_20_Code"/>
      <text:p text:style-name="Exercise_20_Code">btmp begins Tue Jun <text:s/>4 08:27:54 2019</text:p>
      <text:p text:style-name="P91">So let’s create a few bad logins. <text:span text:style-name="T102">Using virtual console 2, try to login as the users root, jhgd, !@#$%^, news, chrony, rpcuser, student, james, henry, and alice. Be sure to use completely random and bogus passwords. Look again at the list of failed logins.</text:span></text:p>
      <text:p text:style-name="Exercise_20_Code">[root@studentvm1 ~]# <text:span text:style-name="Code_20_Bold">lastb</text:span></text:p>
      <text:p text:style-name="Exercise_20_Code">(unknown tty2 <text:s text:c="25"/>Tue Jun <text:s/>4 08:53 - 08:53 <text:s/>(00:00)</text:p>
      <text:p text:style-name="Exercise_20_Code">(unknown tty2 <text:s text:c="25"/>Tue Jun <text:s/>4 08:53 - 08:53 <text:s/>(00:00)</text:p>
      <text:p text:style-name="Exercise_20_Code">(unknown tty2 <text:s text:c="25"/>Tue Jun <text:s/>4 08:53 - 08:53 <text:s/>(00:00)</text:p>
      <text:p text:style-name="Exercise_20_Code">student <text:s/>tty2 <text:s text:c="25"/>Tue Jun <text:s/>4 08:53 - 08:53 <text:s/>(00:00)</text:p>
      <text:p text:style-name="Exercise_20_Code">(unknown tty2 <text:s text:c="25"/>Tue Jun <text:s/>4 08:51 - 08:51 <text:s/>(00:00)</text:p>
      <text:p text:style-name="Exercise_20_Code">rpcuser <text:s/>tty2 <text:s text:c="25"/>Tue Jun <text:s/>4 08:50 - 08:50 <text:s/>(00:00)</text:p>
      <text:p text:style-name="Exercise_20_Code">chrony <text:s text:c="2"/>tty2 <text:s text:c="25"/>Tue Jun <text:s/>4 08:49 - 08:49 <text:s/>(00:00)</text:p>
      <text:p text:style-name="Exercise_20_Code">(unknown tty2 <text:s text:c="25"/>Tue Jun <text:s/>4 08:30 - 08:30 <text:s/>(00:00)</text:p>
      <text:p text:style-name="Exercise_20_Code">(unknown tty2 <text:s text:c="25"/>Tue Jun <text:s/>4 08:30 - 08:30 <text:s/>(00:00)</text:p>
      <text:p text:style-name="Exercise_20_Code">(unknown tty2 <text:s text:c="25"/>Tue Jun <text:s/>4 08:30 - 08:30 <text:s/>(00:00)</text:p>
      <text:p text:style-name="Exercise_20_Code">(unknown tty2 <text:s text:c="25"/>Tue Jun <text:s/>4 08:28 - 08:28 <text:s/>(00:00)</text:p>
      <text:p text:style-name="Exercise_20_Code">root <text:s text:c="4"/>tty2 <text:s text:c="25"/>Tue Jun <text:s/>4 08:28 - 08:28 <text:s/>(00:00)</text:p>
      <text:p text:style-name="Exercise_20_Code">root <text:s text:c="4"/>tty2 <text:s text:c="25"/>Tue Jun <text:s/>4 08:27 - 08:27 <text:s/>(00:00)</text:p>
      <text:p text:style-name="Exercise_20_Code"/>
      <text:p text:style-name="Exercise_20_Code">btmp begins Tue Jun <text:s/>4 08:27:54 2019</text:p>
      <text:p text:style-name="P92">The list of failed logins shows the user account that the attempt was targeted at, if it exists. If the account does not exist, the account name is shown as (Unknown<text:span text:style-name="T245">)</text:span> which has been truncated.</text:p>
      <text:p text:style-name="P92"><text:span text:style-name="T103">Now let’s look at a small bit of the </text:span><text:span text:style-name="Code_20_Bold"><text:span text:style-name="T103">lastb</text:span></text:span><text:span text:style-name="T103"> data stream from my firewall system. I use a Linux host as a firewall and router. </text:span><text:s/><text:span text:style-name="T104">These login attempts are via the Internet over SSH. I use SSH to remotely login to my network through this firewall so I have the SSHD server running and accepting connections. </text:span></text:p>
      <text:p text:style-name="P93">The leftmost column of this output shows the user account name that the attack targeted. The second column shows the attack against SSH and “notty” means the no tty was assigned. Column three is the IP address from which the attack generated, although that can be spoofed. The rest of the columns list the data and time the attack <text:soft-page-break/>occurred. The “(00:00)” (MM:SS) column just means that the connection lasted zero time.</text:p>
      <text:p text:style-name="Exercise_20_Code">karika <text:s text:c="2"/>ssh:notty <text:s text:c="3"/>91.134.241.32 <text:s text:c="3"/>Tue Jun <text:s/>4 08:12 - 08:12 <text:s/>(00:00)</text:p>
      <text:p text:style-name="Exercise_20_Code">karika <text:s text:c="2"/>ssh:notty <text:s text:c="3"/>91.134.241.32 <text:s text:c="3"/>Tue Jun <text:s/>4 08:12 - 08:12 <text:s/>(00:00)</text:p>
      <text:p text:style-name="Exercise_20_Code">gfa <text:s text:c="5"/>ssh:notty <text:s text:c="3"/>79.6.34.129 <text:s text:c="5"/>Tue Jun <text:s/>4 08:11 - 08:11 <text:s/>(00:00)</text:p>
      <text:p text:style-name="Exercise_20_Code">gfa <text:s text:c="5"/>ssh:notty <text:s text:c="3"/>79.6.34.129 <text:s text:c="5"/>Tue Jun <text:s/>4 08:11 - 08:11 <text:s/>(00:00)</text:p>
      <text:p text:style-name="Exercise_20_Code">mjestel <text:s/>ssh:notty <text:s text:c="3"/>91.134.241.32 <text:s text:c="3"/>Tue Jun <text:s/>4 08:09 - 08:09 <text:s/>(00:00)</text:p>
      <text:p text:style-name="Exercise_20_Code">mjestel <text:s/>ssh:notty <text:s text:c="3"/>91.134.241.32 <text:s text:c="3"/>Tue Jun <text:s/>4 08:09 - 08:09 <text:s/>(00:00)</text:p>
      <text:p text:style-name="Exercise_20_Code">redmine <text:s/>ssh:notty <text:s text:c="3"/>128.199.170.177 <text:s/>Tue Jun <text:s/>4 08:09 - 08:09 <text:s/>(00:00)</text:p>
      <text:p text:style-name="Exercise_20_Code">redmine <text:s/>ssh:notty <text:s text:c="3"/>128.199.170.177 <text:s/>Tue Jun <text:s/>4 08:09 - 08:09 <text:s/>(00:00)</text:p>
      <text:p text:style-name="Exercise_20_Code">cow <text:s text:c="5"/>ssh:notty <text:s text:c="3"/>79.6.34.129 <text:s text:c="5"/>Tue Jun <text:s/>4 08:08 - 08:08 <text:s/>(00:00)</text:p>
      <text:p text:style-name="Exercise_20_Code">cow <text:s text:c="5"/>ssh:notty <text:s text:c="3"/>79.6.34.129 <text:s text:c="5"/>Tue Jun <text:s/>4 08:08 - 08:08 <text:s/>(00:00)</text:p>
      <text:p text:style-name="Exercise_20_Code">alberta <text:s/>ssh:notty <text:s text:c="3"/>51.75.124.76 <text:s text:c="4"/>Tue Jun <text:s/>4 08:08 - 08:08 <text:s/>(00:00)</text:p>
      <text:p text:style-name="Exercise_20_Code">alberta <text:s/>ssh:notty <text:s text:c="3"/>51.75.124.76 <text:s text:c="4"/>Tue Jun <text:s/>4 08:08 - 08:08 <text:s/>(00:00)</text:p>
      <text:p text:style-name="P162">&lt;snip&gt;</text:p>
      <text:p text:style-name="P162">ec2-user ssh:notty <text:s text:c="3"/>181.114.209.13 <text:s text:c="2"/>Sat Jun <text:s/>1 00:23 - 00:23 <text:s/>(00:00)</text:p>
      <text:p text:style-name="P162">ec2-user ssh:notty <text:s text:c="3"/>181.114.209.13 <text:s text:c="2"/>Sat Jun <text:s/>1 00:23 - 00:23 <text:s/>(00:00)</text:p>
      <text:p text:style-name="P162">!@#$%^ <text:s text:c="2"/>ssh:notty <text:s text:c="3"/>180.76.108.110 <text:s text:c="2"/>Sat Jun <text:s/>1 00:22 - 00:22 <text:s/>(00:00)</text:p>
      <text:p text:style-name="P162">!@#$%^ <text:s text:c="2"/>ssh:notty <text:s text:c="3"/>180.76.108.110 <text:s text:c="2"/>Sat Jun <text:s/>1 00:22 - 00:22 <text:s/>(00:00)</text:p>
      <text:p text:style-name="P162">performe ssh:notty <text:s text:c="3"/>180.76.108.110 <text:s text:c="2"/>Sat Jun <text:s/>1 00:19 - 00:19 <text:s/>(00:00)</text:p>
      <text:p text:style-name="P162">performe ssh:notty <text:s text:c="3"/>180.76.108.110 <text:s text:c="2"/>Sat Jun <text:s/>1 00:19 - 00:19 <text:s/>(00:00)</text:p>
      <text:p text:style-name="P162">zhuang <text:s text:c="2"/>ssh:notty <text:s text:c="3"/>129.204.46.170 <text:s text:c="2"/>Sat Jun <text:s/>1 00:18 - 00:18 <text:s/>(00:00)</text:p>
      <text:p text:style-name="P162">zhuang <text:s text:c="2"/>ssh:notty <text:s text:c="3"/>129.204.46.170 <text:s text:c="2"/>Sat Jun <text:s/>1 00:18 - 00:18 <text:s/>(00:00)</text:p>
      <text:p text:style-name="P162">usp <text:s text:c="5"/>ssh:notty <text:s text:c="3"/>181.114.209.13 <text:s text:c="2"/>Sat Jun <text:s/>1 00:16 - 00:16 <text:s/>(00:00)</text:p>
      <text:p text:style-name="P162">usp <text:s text:c="5"/>ssh:notty <text:s text:c="3"/>181.114.209.13 <text:s text:c="2"/>Sat Jun <text:s/>1 00:16 - 00:16 <text:s/>(00:00)</text:p>
      <text:p text:style-name="P162">geminroo ssh:notty <text:s text:c="3"/>140.143.93.31 <text:s text:c="3"/>Sat Jun <text:s/>1 00:16 - 00:16 <text:s/>(00:00)</text:p>
      <text:p text:style-name="P162">geminroo ssh:notty <text:s text:c="3"/>140.143.93.31 <text:s text:c="3"/>Sat Jun <text:s/>1 00:16 - 00:16 <text:s/>(00:00)</text:p>
      <text:p text:style-name="P162">trinity <text:s/>ssh:notty <text:s text:c="3"/>218.75.102.110 <text:s text:c="2"/>Sat Jun <text:s/>1 00:12 - 00:12 <text:s/>(00:00)</text:p>
      <text:p text:style-name="P162">trinity <text:s/>ssh:notty <text:s text:c="3"/>218.75.102.110 <text:s text:c="2"/>Sat Jun <text:s/>1 00:12 - 00:12 <text:s/>(00:00)</text:p>
      <text:p text:style-name="P162">fv <text:s text:c="6"/>ssh:notty <text:s text:c="3"/>140.143.93.31 <text:s text:c="3"/>Sat Jun <text:s/>1 00:12 - 00:12 <text:s/>(00:00)</text:p>
      <text:p text:style-name="P162">fv <text:s text:c="6"/>ssh:notty <text:s text:c="3"/>140.143.93.31 <text:s text:c="3"/>Sat Jun <text:s/>1 00:12 - 00:12 <text:s/>(00:00)</text:p>
      <text:p text:style-name="P162">script <text:s text:c="2"/>ssh:notty <text:s text:c="3"/>129.204.46.170 <text:s text:c="2"/>Sat Jun <text:s/>1 00:12 - 00:12 <text:s/>(00:00)</text:p>
      <text:p text:style-name="P162">script <text:s text:c="2"/>ssh:notty <text:s text:c="3"/>129.204.46.170 <text:s text:c="2"/>Sat Jun <text:s/>1 00:12 - 00:12 <text:s/>(00:00)</text:p>
      <text:p text:style-name="P162">mongo <text:s text:c="3"/>ssh:notty <text:s text:c="3"/>5.39.88.4 <text:s text:c="7"/>Sat Jun <text:s/>1 00:11 - 00:11 <text:s/>(00:00)</text:p>
      <text:p text:style-name="P162">mongo <text:s text:c="3"/>ssh:notty <text:s text:c="3"/>5.39.88.4 <text:s text:c="7"/>Sat Jun <text:s/>1 00:11 - 00:11 <text:s/>(00:00)</text:p>
      <text:p text:style-name="P162">zi <text:s text:c="6"/>ssh:notty <text:s text:c="3"/>5.39.88.4 <text:s text:c="7"/>Sat Jun <text:s/>1 00:08 - 00:08 <text:s/>(00:00)</text:p>
      <text:p text:style-name="P162">zi <text:s text:c="6"/>ssh:notty <text:s text:c="3"/>5.39.88.4 <text:s text:c="7"/>Sat Jun <text:s/>1 00:08 - 00:08 <text:s/>(00:00)</text:p>
      <text:p text:style-name="P162"/>
      <text:p text:style-name="P162">btmp begins Sat Jun <text:s/>1 00:08:40 2019</text:p>
      <text:p text:style-name="P94">This output had 4600 lines in it and the last two do not count. There are 4598 lines of failed login attempts. Look at the dates. These data run from midnight on June 1 of 2019 through 08:12am June 4. So we have almost 4600 failed login attempts in 3 days and a bit over 8 hours. </text:p>
      <text:p text:style-name="P94">Note the different and sometimes strange user account names used in the attacks. Some are those belonging to Linux system services, some are apparently legitimate user account names, but others are clearly random and <text:span text:style-name="T105">concocted</text:span>. <text:span text:style-name="T105">I particularly like !@#$%^ which consists of the special characters above the 1, 2, 3, 4, 5, and 6 keys on the U.S. keyboard. “Cow” is also kind of strange. </text:span></text:p>
      <text:p text:style-name="P95"><text:soft-page-break/>You can download the complete results from my firewall host. <text:span text:style-name="T107">As the student user, d</text:span>ownload the Chapter-36.tgz file <text:span text:style-name="T106">(tarball)</text:span> from <text:span text:style-name="T29">&lt;</text:span><text:span text:style-name="T25">#### <text:s/>ADD URL HERE ####</text:span><text:span text:style-name="T25"><office:annotation><dc:creator>David Both</dc:creator><dc:date>2019-06-04T12:07:55.221591487</dc:date><loext:sender-initials>DB</loext:sender-initials><text:p text:style-name="P248"><text:span text:style-name="T269">Add the download URL here and in the command below.</text:span></text:p></office:annotation></text:span><text:span text:style-name="T29">&gt;</text:span> into your ~/Downloads directory. <text:span text:style-name="T106">Then untar the file. </text:span></text:p>
      <text:p text:style-name="Exercise_20_Code">[student@studentvm1 ~]$ <text:span text:style-name="Code_20_Bold">cd </text:span><text:span text:style-name="Code_20_Bold"><text:span text:style-name="T108">~/</text:span></text:span><text:span text:style-name="Code_20_Bold">Downloads/</text:span></text:p>
      <text:p text:style-name="P163">[student@studentvm1 Downloads]$ <text:span text:style-name="Code_20_Bold">wget /</text:span><text:span text:style-name="Code_20_Bold"><text:span text:style-name="T108">&lt;#### ADD URL HERE ####&gt;/Chapter36.tgz</text:span></text:span></text:p>
      <text:p text:style-name="P96">A quick explanation of the <text:span text:style-name="Code_20_Bold">tar</text:span> command is that it can be used to create an archive type called a tarball with a file extension of .tar. The files can be compressed using another Linux tool, <text:span text:style-name="Code_20_Bold">gzip</text:span>. The file extension for a gzip’ed tarball is .tgz. We will extract the file from this tarball with the <text:span text:style-name="Code_20_Bold">tar</text:span> command.</text:p>
      <text:p text:style-name="P96">The -x option means to extract the files contained in the tarball. -z specifies decompression with <text:span text:style-name="Code_20_Bold">gunzip</text:span>, the reverse of <text:span text:style-name="Code_20_Bold">gzip</text:span>. <text:span text:style-name="T247">The </text:span>-v <text:span text:style-name="T247">option</text:span> means verbose so that the command will list the files as it extracts them. And -f is <text:span text:style-name="T248">used</text:span> to specify the name of the tarball from which we are going to extract the files. <text:span text:style-name="T109">We will explore more aspects of the tar command, including using it to create tarballs for backup purposes, in Chapter 37.</text:span></text:p>
      <text:p text:style-name="P164">[student@studentvm1 Downloads]$ <text:span text:style-name="Code_20_Bold">tar -xzvf Chapter-36.tgz ; </text:span><text:span text:style-name="Code_20_Bold"><text:span text:style-name="T110">ll</text:span></text:span></text:p>
      <text:p text:style-name="P165">lastb.txt</text:p>
      <text:p text:style-name="P165">total 388</text:p>
      <text:p text:style-name="P165">-rw-rw-r-- 1 student student <text:s/>39514 Jun <text:s/>4 12:07 Chapter36.tgz</text:p>
      <text:p text:style-name="P165">-rw-r--r-- 1 student student 335692 Jun <text:s/>4 08:21 lastb.txt</text:p>
      <text:p text:style-name="P165">[student@studentvm1 Downloads]$</text:p>
      <text:p text:style-name="P174">Look through the lastb.txt file which is <text:span text:style-name="T111">quite long but which has an interesting array of targeted account names and source IP addresses.</text:span></text:p>
      <text:p text:style-name="P79"><text:span text:style-name="T113">The</text:span> full result<text:span text:style-name="T113">s</text:span> from <text:span text:style-name="T113">my firewall host in </text:span>Experiment 17-1 show only some of the many failed login attempts against my firewall. That is <text:span text:style-name="T114">only partially</text:span> because I snipped most of them out of what you see here. <text:span text:style-name="T114">It is</text:span> <text:span text:style-name="T114">also </text:span>because after <text:span text:style-name="T249">four</text:span> failed attempts logged from any single IP address within a period of 24 minutes (1440 seconds), I block any further attempts from that IP for 24 minutes. Any connection attempts from blocked IP addresses do not even get logged, they just get dropped. I use an open source tool called Fail2Ban for this and we will explore SSH, <text:span text:style-name="T250">and </text:span>firewalls, and Fail2Ban in the next sections. </text:p>
      <text:p text:style-name="P42"><text:span text:style-name="T112">The</text:span> point here is that there are constant and large numbers of attacks against every host connected to the Internet. </text:p>
      <text:h text:style-name="P242" text:outline-level="1">Telnet</text:h>
      <text:p text:style-name="Body_20_Text_20_First">Telnet is an old and well-known terminal emulator <text:span text:style-name="T131">that provided a very easy way to connect to remote hosts. </text:span>Telnet was developed in a time before the advent of the Internet for everyone, when the only internet was the Arpanet connecting large universities with each other and the Department of Defense (DOD). There were few connections and everyone was collaborative. <text:span text:style-name="T131">There was no malware and it was a safe place.</text:span></text:p>
      <text:p text:style-name="Body_20_Text_20_Cont"><text:soft-page-break/>As a result, Telnet was not developed with security as a prime consideration. <text:span text:style-name="T132">All communications between hosts was in plain ASCII text with no encryption – including the user ID and password. As the Internet grew and the cast of players on the dark side also grew, this lack of security became a problem. </text:span></text:p>
      <text:p text:style-name="Body_20_Text_20_Cont">However, a short exploration of Telnet can provide some interesting insight into how easily anyone with just a bit of knowledge can eavesdrop on an unencrypted connection. Think – the typical wireless connections in public places that do not require passwords.</text:p>
      <text:p text:style-name="Body_20_Text_20_Cont">Before we look at Telnet, <text:span text:style-name="T139">however</text:span>, we need a tool that will let us explore TCP packet<text:span text:style-name="T135">s</text:span> and their contents. T<text:span text:style-name="T134">he </text:span><text:span text:style-name="Code_20_Bold"><text:span text:style-name="T134">tcpdump</text:span></text:span><text:span text:style-name="T134"> utility allows us do that and it is already installed.</text:span></text:p>
      <text:p text:style-name="P154">Experiment 17-2</text:p>
      <text:p text:style-name="P105">Perform this experiment as the root user. <text:span text:style-name="T141">Let’s start with a dump of the headers of all the packets on the enp0s3 interface. The headers tell us what kind of packet it is and a bit of other information about the packet. The source and destination IP addreses that are contained in the packet are also displayed.</text:span></text:p>
      <text:p text:style-name="P106">We need some packets to dump so let’s start a ping to the virtual router in our virtual network. <text:span text:style-name="T142">The ip route command displays the IP address of the default gateway router. Do this in a terminal session as root. Your default route should be the same as mine, 10.0.2.1, but there is a possibility that it might be different. Regardless, the IP address of the router is given on the “default via” line of the results.</text:span></text:p>
      <text:p text:style-name="Exercise_20_Code">[root@studentvm1 ~]# <text:span text:style-name="Code_20_Bold">ip route</text:span></text:p>
      <text:p text:style-name="Exercise_20_Code">default via 10.0.2.1 dev enp0s3 proto dhcp metric 100 </text:p>
      <text:p text:style-name="Exercise_20_Code">10.0.2.0/24 dev enp0s3 proto kernel scope link src 10.0.2.5 metric 100 </text:p>
      <text:p text:style-name="P166"><text:span text:style-name="Code_20_Bold"/></text:p>
      <text:p text:style-name="P107"><text:span text:style-name="T148">I</text:span>n another terminal session as root, <text:span text:style-name="T143">start </text:span><text:span text:style-name="Code_20_Bold"><text:span text:style-name="T143">tcpdump</text:span></text:span><text:span text:style-name="T143">. The -i option specifies the interface we want to view. Without the -i option tcpdump will display <text:s/>packets from all interfaces including lo; specifying an interface makes it easier for us to see the packets we want.</text:span></text:p>
      <text:p text:style-name="Exercise_20_Code">[root@studentvm1 ~]# <text:span text:style-name="Code_20_Bold">tcpdump -i enp0s3</text:span></text:p>
      <text:p text:style-name="Exercise_20_Code">tcpdump: verbose output suppressed, use -v or -vv for full protocol decode</text:p>
      <text:p text:style-name="Exercise_20_Code">listening on enp0s3, link-type EN10MB (Ethernet), capture size 262144 bytes</text:p>
      <text:p text:style-name="P110">At this point you should see only the following couple lines to indicate that <text:span text:style-name="Code_20_Bold">tcpdump</text:span> is listening on enp0s3. Be sure to have the terminal session with <text:span text:style-name="Code_20_Bold">tcpdump</text:span> running in a location where you can see it. Now let’s generate a bit of traffic in a different terminal session as root.</text:p>
      <text:p text:style-name="P168">[root@studentvm1 ~]# <text:span text:style-name="Code_20_Bold">ping 10.0.2.1</text:span></text:p>
      <text:p text:style-name="P168">PING 10.0.2.1 (10.0.2.1) 56(84) bytes of data.</text:p>
      <text:p text:style-name="P168">64 bytes from 10.0.2.1: icmp_seq=1 ttl=255 time=0.545 ms</text:p>
      <text:p text:style-name="P168">64 bytes from 10.0.2.1: icmp_seq=2 ttl=255 time=0.225 ms</text:p>
      <text:p text:style-name="P168">64 bytes from 10.0.2.1: icmp_seq=3 ttl=255 time=0.363 ms</text:p>
      <text:p text:style-name="P168"><text:soft-page-break/>64 bytes from 10.0.2.1: icmp_seq=4 ttl=255 time=0.128 ms</text:p>
      <text:p text:style-name="P167">&lt;snip&gt;</text:p>
      <text:p text:style-name="P110"><text:span text:style-name="T149">You should see results like these i</text:span>n the <text:span text:style-name="Code_20_Bold"><text:span text:style-name="T149">tcpdump</text:span></text:span><text:span text:style-name="T149"> session. First – on my system – we see some DNS requests looking for the NTP server. You probably will not see that unless you watch the data stream for some time.</text:span></text:p>
      <text:p text:style-name="Exercise_20_Code">08:56:14.212503 IP studentvm1.34113 &gt; ntp1.glypnod.com.ntp: NTPv4, Client, length 48</text:p>
      <text:p text:style-name="Exercise_20_Code">08:56:14.213202 IP studentvm1.59682 &gt; router.domain: 12976+ PTR? 175.155.131.104.in-addr.arpa. (46)</text:p>
      <text:p text:style-name="Exercise_20_Code">08:56:14.247782 IP router.domain &gt; studentvm1.59682: 12976 ServFail 0/0/0 (46)</text:p>
      <text:p text:style-name="Exercise_20_Code">08:56:14.247996 IP studentvm1.35991 &gt; google-public-dns-a.google.com.domain: 12976+ PTR? 175.155.131.104.in-addr.arpa. (46)</text:p>
      <text:p text:style-name="Exercise_20_Code">08:56:14.282835 IP google-public-dns-a.google.com.domain &gt; studentvm1.35991: 12976 1/0/0 PTR ntp1.glypnod.com. (76)</text:p>
      <text:p text:style-name="Exercise_20_Code">08:56:14.305939 IP studentvm1.54924 &gt; router.domain: 33356+ PTR? 8.8.8.8.in-addr.arpa. (38)</text:p>
      <text:p text:style-name="Exercise_20_Code">08:56:14.306377 IP ntp1.glypnod.com.ntp &gt; studentvm1.34113: NTPv4, Server, length 48</text:p>
      <text:p text:style-name="Exercise_20_Code">08:56:15.050090 IP router.domain &gt; studentvm1.54924: 33356 1/4/8 PTR google-public-dns-a.google.com. (330)</text:p>
      <text:p text:style-name="Exercise_20_Code">08:56:19.498446 ARP, Request who-has router tell studentvm1, length 28</text:p>
      <text:p text:style-name="Exercise_20_Code">08:56:19.498635 ARP, Reply router is-at 52:54:00:12:35:00 (oui Unknown), length 46</text:p>
      <text:p text:style-name="Exercise_20_Code">08:57:23.737060 IP studentvm1 &gt; router: ICMP echo request, id 18956, seq 1, length 64</text:p>
      <text:p text:style-name="Exercise_20_Code">08:57:23.737207 IP router &gt; studentvm1: ICMP echo reply, id 18956, seq 1, length 64</text:p>
      <text:p text:style-name="Exercise_20_Code">08:57:24.778523 IP studentvm1 &gt; router: ICMP echo request, id 18956, seq 2, length 64</text:p>
      <text:p text:style-name="Exercise_20_Code">08:57:24.778708 IP router &gt; studentvm1: ICMP echo reply, id 18956, seq 2, length 64</text:p>
      <text:p text:style-name="Exercise_20_Code">08:57:25.802521 IP studentvm1 &gt; router: ICMP echo request, id 18956, seq 3, length 64</text:p>
      <text:p text:style-name="Exercise_20_Code">08:57:25.802707 IP router &gt; studentvm1: ICMP echo reply, id 18956, seq 3, length 64</text:p>
      <text:p text:style-name="Exercise_20_Code">08:57:26.826517 IP studentvm1 &gt; router: ICMP echo request, id 18956, seq 4, length 64</text:p>
      <text:p text:style-name="Exercise_20_Code">08:57:26.826673 IP router &gt; studentvm1: ICMP echo reply, id 18956, seq 4, length 64</text:p>
      <text:p text:style-name="Exercise_20_Code">08:57:27.850495 IP studentvm1 &gt; router: ICMP echo request, id 18956, seq 5, length 64</text:p>
      <text:p text:style-name="Exercise_20_Code">08:57:27.850683 IP router &gt; studentvm1: ICMP echo reply, id 18956, seq 5, length 64</text:p>
      <text:p text:style-name="Exercise_20_Code">08:57:28.874486 IP studentvm1 &gt; router: ICMP echo request, id 18956, seq 6, length 64</text:p>
      <text:p text:style-name="Exercise_20_Code">08:57:28.874660 IP router &gt; studentvm1: ICMP echo reply, id 18956, seq 6, length 64</text:p>
      <text:p text:style-name="Exercise_20_Code">08:57:29.130418 ARP, Request who-has router tell studentvm1, length 28</text:p>
      <text:p text:style-name="Exercise_20_Code">08:57:29.130756 ARP, Reply router is-at 52:54:00:12:35:00 (oui Unknown), length 46</text:p>
      <text:p text:style-name="P111">Then we see an ARP<text:note text:id="ftn2" text:note-class="footnote"><text:note-citation>2</text:note-citation><text:note-body><text:p text:style-name="P181">ARP, Address Resolution Protocol, A protocol that enables discovery of the MAC (hardware) address of a network interface on a remote host using the hosts IP address.</text:p></text:note-body></text:note> request that indicates that our host is looking for the MAC address of the router and the corresponding response. This is those two devices making their layer 1 physical connection<text:span text:style-name="T150">. It is a request to the router, usinf the router’s known IP address, that seeks the MAC address of the router and it also sends the MAC address for the enp0s3 NIC. The router then responds with a message targeted to the MAC address of enp0s3 on the studentvm1 host. This is the layer at which hosts actually communicate with each other when they are on the same physical (or virtual) network segment. </text:span></text:p>
      <text:p text:style-name="P111"><text:soft-page-break/>After that, there are several ping <text:span text:style-name="T151">(ICMP</text:span><text:span text:style-name="T151"><text:note text:id="ftn3" text:note-class="footnote"><text:note-citation>3</text:note-citation><text:note-body><text:p text:style-name="Footnote">ICMP, <text:span text:style-name="T152">Free OnLine Dictionary of Computing (FOLDOC),</text:span> An extension to the Internet Protocol (IP) that allows for the generation of error messages, test packets, and informational messages related to IP. <text:s/>It is defined in STD 5, RFC 792.</text:p></text:note-body></text:note></text:span><text:span text:style-name="T151">) </text:span>requests from StudentVM1 and the corresponding responses from the router. </text:p>
      <text:p text:style-name="P112">Terminate the ping events with Ctrl-C and continue to watch the data stream for several minutes. You will eventually see some additional traffic <text:span text:style-name="T153">which should mostly be NTP traffic and related ARP traffic. You may also see some DHCP traffic when the IP address given to the studentvm1 host expires and it requests a new lease from the DHCP server.</text:span></text:p>
      <text:p text:style-name="P176">This is a very basic introduction to a powerful and complex tool. All we have seen so far are the packet headers – information about the packets – not the contents. <text:span text:style-name="T155">Exit </text:span><text:span text:style-name="Code_20_Bold"><text:span text:style-name="T147">tcpdump</text:span></text:span><text:span text:style-name="T147"> with Ctrl-C.</text:span></text:p>
      <text:p text:style-name="P47">Opensource.com has an excellent introductory article<text:note text:id="ftn4" text:note-class="footnote"><text:note-citation>4</text:note-citation><text:note-body><text:p text:style-name="Footnote">Ricardo Gerardi, <text:span text:style-name="T45">An introduction to using tcpdump at the Linux command line</text:span>, <text:a xlink:type="simple" xlink:href="https://opensource.com/article/18/10/introduction-tcpdump" text:style-name="Internet_20_link" text:visited-style-name="Visited_20_Internet_20_Link">https://opensource.com/article/18/10/introduction-tcpdump</text:a> </text:p></text:note-body></text:note> about <text:span text:style-name="Code_20_Bold">tcpdump</text:span> on their web site. <text:span text:style-name="T140">There are any number of tools, both CLI and GUI, as well as free open source and for a fee commercial, that provide many or all of these functions. The </text:span><text:span text:style-name="Code_20_Bold"><text:span text:style-name="T140">tcpdump</text:span></text:span><text:span text:style-name="T140"> tool is free and open source and has been around for a long time. </text:span></text:p>
      <text:p text:style-name="P49"><text:span text:style-name="T136">Now we can proceed with installing Telnet and xinetd. The xinetd package is used to manage a number of older server types, including Telnet. It is not required on most modern Linux hosts. It is configured with a main file, /</text:span><text:span text:style-name="T59">etc/</text:span><text:span text:style-name="T57">xinetd.conf, and with individual service files in the /etc/xinetd.d directory.</text:span></text:p>
      <text:p text:style-name="P153">Experiment 17-<text:span text:style-name="T133">3</text:span></text:p>
      <text:p text:style-name="P101">Perform this experiment as root. Install the telnet-server and xinetd packages. </text:p>
      <text:p text:style-name="Exercise_20_Code">[root@studentvm1 etc]# <text:span text:style-name="Code_20_Bold">dnf -y install telnet-server xinetd</text:span></text:p>
      <text:p text:style-name="P102">Configuring the xinetd <text:span text:style-name="T137">server is a bit of a challenge because the file needed to configure xinetd to manage the Telnet service is not installed by default. So we must create it ourselves. Create the file</text:span><text:span text:style-name="T57"> /</text:span><text:span text:style-name="T58">etc/xinetd.d/telnet and add the content shown below. The file should </text:span><text:span text:style-name="T60">have the permissions 600; </text:span><text:span text:style-name="T61">having other permissions will not prevent Telnet from working but it would be a security issue because we do not want non-privileged users to read most configuration files</text:span><text:span text:style-name="T58"> </text:span><text:span text:style-name="T61">including this one.</text:span></text:p>
      <text:p text:style-name="Exercise_20_Code"># default: on</text:p>
      <text:p text:style-name="Exercise_20_Code"># description: The telnet server serves telnet sessions; it uses \</text:p>
      <text:p text:style-name="Exercise_20_Code"># <text:s text:c="6"/>unencrypted username/password pairs for authentication.</text:p>
      <text:p text:style-name="Exercise_20_Code">service telnet</text:p>
      <text:p text:style-name="Exercise_20_Code">{</text:p>
      <text:p text:style-name="Exercise_20_Code"><text:s text:c="9"/>flags <text:s text:c="10"/>= REUSE</text:p>
      <text:p text:style-name="Exercise_20_Code"><text:soft-page-break/><text:s text:c="9"/>socket_type <text:s text:c="4"/>= stream</text:p>
      <text:p text:style-name="Exercise_20_Code"><text:s text:c="9"/>wait <text:s text:c="11"/>= no</text:p>
      <text:p text:style-name="Exercise_20_Code"><text:s text:c="9"/>user <text:s text:c="11"/>= root</text:p>
      <text:p text:style-name="Exercise_20_Code"><text:s text:c="9"/>server <text:s text:c="9"/>= /usr/sbin/in.telnetd</text:p>
      <text:p text:style-name="Exercise_20_Code"><text:s text:c="9"/>log_on_failure <text:s/>+= USERID</text:p>
      <text:p text:style-name="Exercise_20_Code"><text:s text:c="9"/>disable <text:s text:c="8"/>= no</text:p>
      <text:p text:style-name="P169">}</text:p>
      <text:p text:style-name="P103">We need to allow Telnet through our firewall on port 23. <text:span text:style-name="T144">How do we know the port number? The /etc/services file contains a listing of all assigned and commonly recognized ports and the services assigned to them. </text:span></text:p>
      <text:p text:style-name="Exercise_20_Code">[root@studentvm1 ~]# <text:span text:style-name="Code_20_Bold">grep -i telnet /etc/services</text:span> </text:p>
      <text:p text:style-name="Exercise_20_Code">telnet <text:s text:c="9"/>23/tcp</text:p>
      <text:p text:style-name="Exercise_20_Code">telnet <text:s text:c="9"/>23/udp</text:p>
      <text:p text:style-name="Exercise_20_Code">rtelnet <text:s text:c="8"/>107/tcp <text:s text:c="24"/># Remote Telnet</text:p>
      <text:p text:style-name="Exercise_20_Code">rtelnet <text:s text:c="8"/>107/udp</text:p>
      <text:p text:style-name="Exercise_20_Code">telnets <text:s text:c="8"/>992/tcp</text:p>
      <text:p text:style-name="Exercise_20_Code">telnets <text:s text:c="8"/>992/udp</text:p>
      <text:p text:style-name="Exercise_20_Code">su-mit-tg <text:s text:c="6"/>89/tcp <text:s text:c="17"/># SU/MIT Telnet Gateway</text:p>
      <text:p text:style-name="Exercise_20_Code">su-mit-tg <text:s text:c="6"/>89/udp <text:s text:c="17"/># SU/MIT Telnet Gateway</text:p>
      <text:p text:style-name="P108">The data stream from this command shows many Telnet variants, many dating from early days of computer communications. We want the first one, plain Telnet, which is port 23.</text:p>
      <text:p text:style-name="P109">Now add the firewall rule. The first command adds port 23 for TCP (not UD<text:span text:style-name="T267">P</text:span>) to the firewall permanently and the second reloads the <text:span text:style-name="T154">firewall</text:span> configuration to activate the new rule.</text:p>
      <text:p text:style-name="Exercise_20_Code">[root@studentvm1 ~]# <text:span text:style-name="Code_20_Bold">firewall-cmd --permanent --add-port=23/tcp</text:span></text:p>
      <text:p text:style-name="Exercise_20_Code">success</text:p>
      <text:p text:style-name="Exercise_20_Code">[root@studentvm1 ~]# <text:span text:style-name="Code_20_Bold">firewall-cmd --reload</text:span></text:p>
      <text:p text:style-name="Exercise_20_Code">success</text:p>
      <text:p text:style-name="Exercise_20_Code">[root@studentvm1 ~]#</text:p>
      <text:p text:style-name="P104">Check the firewall status.</text:p>
      <text:p text:style-name="Exercise_20_Code">[root@studentvm1 ~]# <text:span text:style-name="Code_20_Bold">firewall-cmd --list-ports</text:span></text:p>
      <text:p text:style-name="Exercise_20_Code">23/tcp</text:p>
      <text:p text:style-name="Exercise_20_Code">[root@studentvm1 ~]# </text:p>
      <text:p text:style-name="P114">The xinetd service is managed by systemd and is enabled by default so that it will start on boot. Ensure that it is up and running.</text:p>
      <text:p text:style-name="Exercise_20_Code">[root@studentvm1 xinetd.d]# <text:span text:style-name="Code_20_Bold">systemctl status xinetd</text:span></text:p>
      <text:p text:style-name="P114">If the xinetd service is not active and running, start it.</text:p>
      <text:p text:style-name="Exercise_20_Code"><text:soft-page-break/>[root@studentvm1 xinetd.d]# <text:span text:style-name="Code_20_Bold">systemctl sta</text:span><text:span text:style-name="Code_20_Bold"><text:span text:style-name="T157">r</text:span></text:span><text:span text:style-name="Code_20_Bold">t xinetd</text:span></text:p>
      <text:p text:style-name="Exercise_20_Last">We will explore firewalld in more detail later in this chapter.</text:p>
      <text:p text:style-name="P82">We are now ready to explore Telnet.</text:p>
      <text:p text:style-name="P155">Experiment 17-4</text:p>
      <text:p text:style-name="P115"><text:span text:style-name="T156">Perform this experiment as root. In one root terminal session that should remain visible on the desktop for the rest of this experiment, start </text:span><text:span text:style-name="Code_20_Bold"><text:span text:style-name="T156">tcpdump</text:span></text:span><text:span text:style-name="T156"> and monitor the lo (local) interface for Telnet communications on port 23. Start a Telnet session with the localhost.</text:span></text:p>
      <text:p text:style-name="Exercise_20_Code">[root@studentvm1 ~]# <text:span text:style-name="Code_20_Bold">telnet localhost</text:span> </text:p>
      <text:p text:style-name="Exercise_20_Code">Trying ::1...</text:p>
      <text:p text:style-name="Exercise_20_Code">Connected to localhost.</text:p>
      <text:p text:style-name="Exercise_20_Code">Escape character is '^]'.</text:p>
      <text:p text:style-name="Exercise_20_Code"/>
      <text:p text:style-name="Exercise_20_Code">Kernel 5.0.7-200.fc29.x86_64 on an x86_64 (7)</text:p>
      <text:p text:style-name="Exercise_20_Code">studentvm1 login: <text:span text:style-name="Code_20_Bold">root</text:span></text:p>
      <text:p text:style-name="Exercise_20_Code">Password: <text:span text:style-name="Code_20_Bold"><text:span text:style-name="T159">&lt;enter the root password&gt;</text:span></text:span></text:p>
      <text:p text:style-name="Exercise_20_Code">Last login: Mon Jun 10 21:33:49 from 192.168.0.1</text:p>
      <text:p text:style-name="Exercise_20_Code">Running /etc/profile</text:p>
      <text:p text:style-name="Exercise_20_Code">Running /etc/profile.d/myBashConfig.sh</text:p>
      <text:p text:style-name="Exercise_20_Code">Running /etc/bashrc</text:p>
      <text:p text:style-name="Exercise_20_Code">Running /root/.bash_profile</text:p>
      <text:p text:style-name="Exercise_20_Code">Running /root/.bashrc</text:p>
      <text:p text:style-name="Exercise_20_Code">Running /etc/bashrc</text:p>
      <text:p text:style-name="Exercise_20_Code">[root@studentvm1 ~]#</text:p>
      <text:p text:style-name="P113"><text:s/><text:span text:style-name="T160">The tcpdump terminal session should now contain a data stream that looks similar to this. I have only reproduced a few lines here to save space.</text:span></text:p>
      <text:p text:style-name="Exercise_20_Code">tcpdump: verbose output suppressed, use -v or -vv for full protocol decode</text:p>
      <text:p text:style-name="Exercise_20_Code">listening on lo, link-type EN10MB (Ethernet), capture size 262144 bytes</text:p>
      <text:p text:style-name="Exercise_20_Code">14:02:59.472466 IP6 localhost.39640 &gt; localhost.telnet: Flags [S], seq 612902319, win 65476, options [mss 65476,sackOK,TS val 1287054799 ecr 0,nop,wscale 7], length 0</text:p>
      <text:p text:style-name="Exercise_20_Code">14:02:59.472496 IP6 localhost.telnet &gt; localhost.39640: Flags [S.], seq 3258934320, ack 612902320, win 65464, options [mss 65476,sackOK,TS val 1287054799 ecr 1287054799,nop,wscale 7], length 0</text:p>
      <text:p text:style-name="Exercise_20_Code">14:02:59.472512 IP6 localhost.39640 &gt; localhost.telnet: Flags [.], ack 1, win 512, options [nop,nop,TS val 1287054799 ecr 1287054799], length 0</text:p>
      <text:p text:style-name="Exercise_20_Code">14:02:59.473651 IP6 localhost.39640 &gt; localhost.telnet: Flags [P.], seq 1:25, ack 1, win 512, options [nop,nop,TS val 1287054800 ecr 1287054799], length 24 [telnet DO SUPPRESS GO AHEAD, WILL TERMINAL TYPE, WILL NAWS, WILL TSPEED, WILL LFLOW, WILL LINEMODE, WILL NEW-ENVIRON, DO STATUS [|telnet]</text:p>
      <text:p text:style-name="Exercise_20_Code">14:02:59.473674 IP6 localhost.telnet &gt; localhost.39640: Flags [.], ack 25, win 512, options [nop,nop,TS val 1287054800 ecr 1287054800], length 0</text:p>
      <text:p text:style-name="Exercise_20_Code"><text:soft-page-break/>14:02:59.478708 IP6 localhost.telnet &gt; localhost.39640: Flags [P.], seq 1:13, ack 25, win 512, options [nop,nop,TS val 1287054805 ecr 1287054800], length 12 [telnet DO TERMINAL TYPE, DO TSPEED, DO XDISPLOC, DO NEW-ENVIRON [|telnet]</text:p>
      <text:p text:style-name="Exercise_20_Code">14:02:59.478736 IP6 localhost.39640 &gt; localhost.telnet: Flags [.], ack 13, win 512, options [nop,nop,TS val 1287054805 ecr 1287054805], length 0</text:p>
      <text:p text:style-name="P117">Now run <text:span text:style-name="T162">the</text:span> <text:span text:style-name="Code_20_Bold">ll</text:span> <text:span text:style-name="T162">command </text:span>while watching the tcpdump data stream.</text:p>
      <text:p text:style-name="P116">So far, we have only looked at the <text:span text:style-name="T161">packet headers for this Telnet session. Terminate the tcpdump command and restart it using the -A option which dumps the data contents of the packets in ASCII format.</text:span></text:p>
      <text:p text:style-name="Exercise_20_Code">[root@studentvm1 ~]# <text:span text:style-name="Code_20_Bold">tcpdump -i lo port 23 -A</text:span></text:p>
      <text:p text:style-name="Exercise_20_Code">tcpdump: verbose output suppressed, use -v or -vv for full protocol decode</text:p>
      <text:p text:style-name="Exercise_20_Code">listening on lo, link-type EN10MB (Ethernet), capture size 262144 bytes</text:p>
      <text:p text:style-name="P118">One packet you should find will look something like this one from my StudentVM1 host. You can see the data contained in the packet. This is quite insecure and could result in the exposure of private data to anyone on the Internet who cares enough to listen in.</text:p>
      <text:p text:style-name="Exercise_20_Code">14:26:09.919600 IP6 localhost.telnet &gt; localhost.39642: Flags [P.], seq 623:1175, ack 8, win 512, options [nop,nop,TS val 1288445246 ecr 1288445246], length 552</text:p>
      <text:p text:style-name="Exercise_20_Code">`....H.@....................................J..c\e.......P.....</text:p>
      <text:p text:style-name="Exercise_20_Code">L..&gt;L..&gt;-rw-------. 1 root root 2118 Dec 22 11:07 anaconda-ks.cfg</text:p>
      <text:p text:style-name="Exercise_20_Code">drwxr-xr-x <text:s/>2 root root 4096 Apr 16 17:24 .[0m.[01;34mbin.[0m</text:p>
      <text:p text:style-name="Exercise_20_Code">-rwxrwx--- <text:s/>1 root root 3318 Apr 16 08:17 .[01;32mdoUpdates.[0m</text:p>
      <text:p text:style-name="Exercise_20_Code">-rw-r--r--. 1 root root <text:s/>308 Dec 22 11:06 ifcfg-enp0s3</text:p>
      <text:p text:style-name="Exercise_20_Code">-rw-r--r--. 1 root root 2196 Dec 22 12:47 initial-setup-ks.cfg</text:p>
      <text:p text:style-name="Exercise_20_Code">-rw-r--r--. 1 root root <text:s/>308 Dec 22 11:06 original.ifcfg-enp0s8w</text:p>
      <text:p text:style-name="Exercise_20_Code">-rw-r--r-- <text:s/>1 root root <text:s text:c="3"/>0 May 14 15:17 .[01;35msystemd.svg.[0m</text:p>
      <text:p text:style-name="Exercise_20_Code">-rw-r--r-- <text:s/>1 root root <text:s/>101 May 14 08:57 TestFS.automount</text:p>
      <text:p text:style-name="Exercise_20_Code">-rw-r--r-- <text:s/>1 root root <text:s/>284 Apr 18 14:59 test.log</text:p>
      <text:p text:style-name="P178">Use Ctrl-C to terminate the tcpdump session. Close the Telnet session using the <text:span text:style-name="Code_20_Bold">exit</text:span> command. <text:span text:style-name="T165">Stop the Telnet server service.</text:span></text:p>
      <text:p text:style-name="P177"><text:span text:style-name="T163">Despite its lack of security, Telnet is an excellent tool for learning about network communications. The </text:span><text:span text:style-name="Code_20_Bold"><text:span text:style-name="T158">tcpdump</text:span></text:span><text:span text:style-name="T158"> command has an extensive man page that provides an excellent reference.</text:span></text:p>
      <text:p text:style-name="P46"><text:span text:style-name="T77">It is worth noting at this point that Telnet, the venerable but totally insecure remote terminal </text:span><text:span text:style-name="T80">utility</text:span><text:span text:style-name="T77">, can still have its uses as we will see in </text:span><text:span text:style-name="T87">Volume 3</text:span><text:span text:style-name="T77"> </text:span><text:span text:style-name="T87">of</text:span><text:span text:style-name="T77"> this series.</text:span></text:p>
      <text:h text:style-name="P243" text:outline-level="1">SSH</text:h>
      <text:p text:style-name="P13"><text:span text:style-name="T116">We touched very briefly on SSH in Chapter 7 of Volume 1. SSH stands for Secure Shell but </text:span>SSH is not really a shell. The <text:span text:style-name="Code_20_Bold">ssh</text:span> command starts a secure <text:span text:style-name="T118">terminal</text:span> link between itself as the client and another host <text:soft-page-break/>with the SSHD server running on it. The actual command shell used at the server end is whatever the default shell set for that <text:span text:style-name="T116">user </text:span>account on the server side, such as the <text:span text:style-name="T116">B</text:span>ash shell. <text:span text:style-name="T115">SSH is a network protocol that creates a secure communications tunnel between to Linux hosts. It is like a software virtual private network (VPN)</text:span><text:span text:style-name="T115"><text:note text:id="ftn5" text:note-class="footnote"><text:note-citation>5</text:note-citation><text:note-body><text:p text:style-name="P180"><text:span text:style-name="T117">Wikipedia, </text:span><text:span text:style-name="T46">Virtual Private Network</text:span><text:span text:style-name="T117">, </text:span><text:a xlink:type="simple" xlink:href="https://en.wikipedia.org/wiki/Virtual_private_network" text:style-name="Internet_20_link" text:visited-style-name="Visited_20_Internet_20_Link">https://en.wikipedia.org/wiki/Virtual_private_network</text:a></text:p></text:note-body></text:note></text:span><text:span text:style-name="T115">.</text:span></text:p>
      <text:p text:style-name="P50"><text:span text:style-name="T83">The function of SSH, which is </text:span><text:span text:style-name="T84">implanted</text:span><text:span text:style-name="T83"> in Linux </text:span><text:span text:style-name="T86">by</text:span><text:span text:style-name="T83"> </text:span><text:span text:style-name="T84">the</text:span><text:span text:style-name="T83"> OpenSSH </text:span><text:span text:style-name="T84">package, is to enable secure, encrypted login connections to remote hosts using the command line interface and a standard shell such as Bash. This prevents Internet skulkers from reading your password and the entire connected session in plain text. </text:span><text:span text:style-name="T77">T</text:span><text:span text:style-name="T79">he SSH client and server work together to provide a session that is safely encrypted from start to finish. </text:span></text:p>
      <text:h text:style-name="Heading_20_2" text:outline-level="2">The SSH Server</text:h>
      <text:p text:style-name="P14">Our intent in exploring SSH is to understand the client side of this tool. However we do need a server to which the client can connect. I did look on the Internet for a public server that could be used to test our clients, but I could not find one. So the next best thing is to <text:span text:style-name="T130">use</text:span> our own SSH server on our StudentVM1 host. Yes, it is possible and easily done so that we can use both client and server on the same host.</text:p>
      <text:p text:style-name="P44">The SSH server is always installed during a Fedora installation. Configuration of an SSH server is fairly easy. In fact, the default <text:span text:style-name="T121">configuration</text:span> <text:span text:style-name="T121">is</text:span> fine for many environments. <text:span text:style-name="T124">The default configuration of SSHD (the SSH server daemon) allows root login but this is easily changed if necessary. We will use this root login when we do backups using </text:span><text:span text:style-name="Code_20_Bold"><text:span text:style-name="T124">rsync</text:span></text:span><text:span text:style-name="T124"> in Chapter 18 of this volume. It is also important to note that the default configuration of the firewalld firewall allows incoming connections to the SSH server so we do not need to change the firewall.</text:span></text:p>
      <text:p text:style-name="P45">We will keep this very simple for now but will go into more detail about SSH and SSHD server configuration in the next course in this series.</text:p>
      <text:p text:style-name="P152">Experiment 17-<text:span text:style-name="T164">5</text:span></text:p>
      <text:p text:style-name="P147"><text:span text:style-name="T127">Begin this Experiment as the root user. P</text:span>erform a listing of all files <text:span text:style-name="T119">(-a)</text:span> in the root home directory of your student host. You should not find a directory named ~/.ssh in the list. This directory is where local SSH configuration files for the user are located, but it does not get created until the first time the user connect<text:span text:style-name="T120">s</text:span> to a remote <text:span text:style-name="T168">(or local)</text:span> host <text:span text:style-name="T120">with SSH</text:span>.</text:p>
      <text:p text:style-name="P97">We will begin by starting the SSHD <text:span text:style-name="T169">server </text:span>daemon and enabling it so it will start on boot.</text:p>
      <text:p text:style-name="Exercise_20_Code">[root@studentvm1 ~]# <text:span text:style-name="Code_20_Bold">systemctl start sshd ; systemctl enable sshd</text:span></text:p>
      <text:p text:style-name="Exercise_20_Code">Created symlink /etc/systemd/system/multi-user.target.wants/sshd.service → /usr/lib/systemd/system/sshd.service.</text:p>
      <text:p text:style-name="Exercise_20_Code">[root@studentvm1 ~]#</text:p>
      <text:p text:style-name="P98">Our StudentVM1 host is now ready for us to try out an SSH connection. We use localhost <text:span text:style-name="T166">for this just as we did for our Telnet connection.</text:span></text:p>
      <text:p text:style-name="Exercise_20_Code"><text:soft-page-break/>[root@studentvm1 ~]# <text:span text:style-name="Code_20_Bold">ssh localhost</text:span></text:p>
      <text:p text:style-name="Exercise_20_Code">The authenticity of host 'localhost (::1)' can't be established.</text:p>
      <text:p text:style-name="Exercise_20_Code">ECDSA key fingerprint is SHA256:NDM/B5L3eRJaalex6IOUdnJsE1sm0SiQNWgaI8BwcVs.</text:p>
      <text:p text:style-name="Exercise_20_Code">Are you sure you want to continue connecting (yes/no)? <text:span text:style-name="Code_20_Bold">yes</text:span></text:p>
      <text:p text:style-name="Exercise_20_Code">Warning: Permanently added 'localhost' (ECDSA) to the list of known hosts.</text:p>
      <text:p text:style-name="Exercise_20_Code">root@localhost's password: <text:span text:style-name="Code_20_Bold"><text:span text:style-name="T125">&lt;Enter Password&gt;</text:span></text:span></text:p>
      <text:p text:style-name="Exercise_20_Code">Last login: Wed Jun <text:s/>5 07:21:28 2019 from david.both.org</text:p>
      <text:p text:style-name="Exercise_20_Code">Running /etc/profile</text:p>
      <text:p text:style-name="Exercise_20_Code">Running /etc/profile.d/myBashConfig.sh</text:p>
      <text:p text:style-name="Exercise_20_Code">Running /etc/bashrc</text:p>
      <text:p text:style-name="Exercise_20_Code">Running /root/.bash_profile</text:p>
      <text:p text:style-name="Exercise_20_Code">Running /root/.bashrc</text:p>
      <text:p text:style-name="Exercise_20_Code">Running /etc/bashrc</text:p>
      <text:p text:style-name="Exercise_20_Code">[root@studentvm1 ~]#</text:p>
      <text:p text:style-name="P119">The first time an SSH connection is made to any host the authenticity message is displayed along with the <text:span text:style-name="T167">fingerprint of the private key</text:span> of the remote (in this case local) host. In a very security conscious environment we would have already received a copy of the remote host’s key fingerprint. This allows comparison so that we know we are connecting to the correct remote host. <text:span text:style-name="T126">This is not the security key, it is a fingerprint that is unique to that private key. It is impossible to reconstruct the original private key from which the fingerprint was generated. </text:span></text:p>
      <text:p text:style-name="P148">You must type “yes” – the full word – in order for the full public key to be transmitted from the remote host to the local one. Then you must enter the password for the remote host.</text:p>
      <text:p text:style-name="P100"><text:span text:style-name="T258">You should also</text:span> <text:span text:style-name="T128">connect to the localhost as the student user via SSH. </text:span></text:p>
      <text:p text:style-name="P99">Now let’s look at the /root/.ssh directory. <text:span text:style-name="T129">Then l</text:span><text:span text:style-name="T79">ook </text:span><text:span text:style-name="T81">at the contents of</text:span><text:span text:style-name="T79"> </text:span><text:span text:style-name="T81">the</text:span><text:span text:style-name="T79"> ~/.ssh/known_hosts </text:span><text:span text:style-name="T82">file. Y</text:span><text:span text:style-name="T79">ou should see the public host key for the remote host. </text:span><text:span text:style-name="T71">Th</text:span><text:span text:style-name="T82">is file is</text:span><text:span text:style-name="T71"> created in the local host, the one we are connecting from, and not on the remote host, the one we are connecting to. </text:span></text:p>
      <text:p text:style-name="Exercise_20_Code">[root@studentvm1 <text:span text:style-name="T171">~</text:span>]# <text:span text:style-name="Code_20_Bold">cat .</text:span><text:span text:style-name="Code_20_Bold"><text:span text:style-name="T171">ssh/</text:span></text:span><text:span text:style-name="Code_20_Bold">known_hosts</text:span> </text:p>
      <text:p text:style-name="Exercise_20_Code">localhost ecdsa-sha2-nistp256 AAAAE2VjZHNhLXNoYTItbmlzdHAyNTYAAAAIbmlzdHAyNTYAAABBBMDg3AOuakzj1P14aJge0HCRSJpsx0AlU6fXiVRlc/RwQRvFkMbl05/t7wSFcw0G8tRSiNaktVs4dxpAoMbrT3c=</text:p>
      <text:p text:style-name="P120">After accepting this key during the first connection to the remote host, the connections initialize a little faster because the two computers now know each other and can identify themselves via the keys.</text:p>
      <text:p text:style-name="P121">Type <text:span text:style-name="T25">exit</text:span> to disconnect the SSH connection. <text:span text:style-name="T172">Exit from all SSH connections if there are more than just the one.</text:span></text:p>
      <text:p text:style-name="P175"><text:soft-page-break/>If this is just a bit confusing, that may be due to the fact that we are using the same host for the originator <text:span text:style-name="T259">(client) </text:span>and the receiver <text:span text:style-name="T259">(server)</text:span> of the SSH connection. </text:p>
      <text:p text:style-name="P83">Now let’s look at the content of the SSH TCP/IP packets. </text:p>
      <text:p text:style-name="Exercise_20_Head">Experiment 17-6</text:p>
      <text:p text:style-name="P122">Perform this experiment as the root user. <text:span text:style-name="T172">In one terminal session that is located where it can be seen from other terminal sessions</text:span>, start tcpdump listening to SSH on port 22 of the lo interface. <text:span text:style-name="T172">I use the tee command so that we can view the data stream on the terminal screen as well as store it in a file for later use.</text:span></text:p>
      <text:p text:style-name="Exercise_20_Code">[root@studentvm1 ~]# <text:span text:style-name="Code_20_Bold">tcpdump -i lo port 22 -A | tee /root/tcpdump-ssh.txt</text:span></text:p>
      <text:p text:style-name="Exercise_20_Code">tcpdump: verbose output suppressed, use -v or -vv for full protocol decode</text:p>
      <text:p text:style-name="Exercise_20_Code">listening on lo, link-type EN10MB (Ethernet), capture size 262144 bytes</text:p>
      <text:p text:style-name="P123">In another terminal session ssh to the localhost and use the ll command like we did for the Telnet connection in Experiment 17-4.</text:p>
      <text:p text:style-name="Exercise_20_Code">[root@studentvm1 ~]# <text:span text:style-name="Code_20_Bold">ssh localhost</text:span></text:p>
      <text:p text:style-name="Exercise_20_Code">root@localhost's password: </text:p>
      <text:p text:style-name="Exercise_20_Code">Last login: Wed Jun 12 16:02:48 2019 from ::1</text:p>
      <text:p text:style-name="Exercise_20_Code">Running /etc/profile</text:p>
      <text:p text:style-name="Exercise_20_Code">Running /etc/profile.d/myBashConfig.sh</text:p>
      <text:p text:style-name="Exercise_20_Code">Running /etc/bashrc</text:p>
      <text:p text:style-name="Exercise_20_Code">Running /root/.bash_profile</text:p>
      <text:p text:style-name="Exercise_20_Code">Running /root/.bashrc</text:p>
      <text:p text:style-name="Exercise_20_Code">Running /etc/bashrc</text:p>
      <text:p text:style-name="Exercise_20_Code">[root@studentvm1 ~]# <text:s/><text:span text:style-name="Code_20_Bold">ll</text:span></text:p>
      <text:p text:style-name="Exercise_20_Code">total 44</text:p>
      <text:p text:style-name="Exercise_20_Code">-rw-------. 1 root root <text:s/>2118 Dec 22 11:07 anaconda-ks.cfg</text:p>
      <text:p text:style-name="Exercise_20_Code">drwxr-xr-x <text:s/>2 root root <text:s/>4096 Apr 16 17:24 bin</text:p>
      <text:p text:style-name="Exercise_20_Code">-rwxrwx--- <text:s/>1 root root <text:s/>3318 Apr 16 08:17 doUpdates</text:p>
      <text:p text:style-name="Exercise_20_Code">-rw-r--r--. 1 root root <text:s text:c="2"/>308 Dec 22 11:06 ifcfg-enp0s3</text:p>
      <text:p text:style-name="Exercise_20_Code">-rw-r--r--. 1 root root <text:s/>2196 Dec 22 12:47 initial-setup-ks.cfg</text:p>
      <text:p text:style-name="Exercise_20_Code">-rw-r--r--. 1 root root <text:s text:c="2"/>308 Dec 22 11:06 original.ifcfg-enp0s8w</text:p>
      <text:p text:style-name="Exercise_20_Code">-rw-r--r-- <text:s/>1 root root <text:s text:c="4"/>0 May 14 15:17 systemd.svg</text:p>
      <text:p text:style-name="Exercise_20_Code">-rw-r--r-- <text:s/>1 root root 12288 Jun 12 16:07 tcpdump-ssh.txt</text:p>
      <text:p text:style-name="Exercise_20_Code">-rw-r--r-- <text:s/>1 root root <text:s text:c="2"/>101 May 14 08:57 TestFS.automount</text:p>
      <text:p text:style-name="Exercise_20_Code">-rw-r--r-- <text:s/>1 root root <text:s text:c="2"/>284 Apr 18 14:59 test.log</text:p>
      <text:p text:style-name="Exercise_20_Code">[root@studentvm1 ~]</text:p>
      <text:p text:style-name="Exercise_20_Last">The data stream passed very quickly on the terminal screen. Exit from the SSH session and terminate the <text:span text:style-name="Code_20_Bold">tcpdump</text:span> collection as well. and use <text:span text:style-name="Code_20_Bold">less</text:span> to view the content of the file we created, /root/tcpdump-ssh.txt. <text:span text:style-name="T173">Near the top of this file you will see some ASCII plain text data which are lists of security protocols that the client and the server communicate to each other as they negotiate the best protocol to use for the connection. After that </text:span><text:soft-page-break/><text:span text:style-name="T173">you will not find the results of the </text:span><text:span text:style-name="Code_20_Bold"><text:span text:style-name="T173">ll</text:span></text:span><text:span text:style-name="T173"> command as we did in the Telnet data stream, but merely encoded data.</text:span></text:p>
      <text:p text:style-name="P51"><text:span text:style-name="T174">The whole point to this series of experiments is that SSH is the secure communication protocol and is the only choice to ensure secure terminal connections to remote hosts. We will explore SSH communications in more detail in the next course in this series, “</text:span><text:span text:style-name="T47">Advanced Linux System and Server Administration</text:span><text:span text:style-name="T170">.”</text:span></text:p>
      <text:h text:style-name="P244" text:outline-level="1">Firewalls</text:h>
      <text:p text:style-name="P16">Firewalls are a very important part of computer and network security. Firewalls can block any and all attempts to access our Linux hosts by way of the networks to which we are connected. firewalld is the default firewall management tool used by <text:span text:style-name="T145">current releases of</text:span> Fedora. <text:span text:style-name="T175">It replaced IPTables which had been around for may years. However, firewalld and IPTables are both just management wrappers around the netfilter</text:span><text:span text:style-name="T175"><text:note text:id="ftn6" text:note-class="footnote"><text:note-citation>6</text:note-citation><text:note-body><text:p text:style-name="P182">Wikipedia, <text:span text:style-name="T45">netfilter</text:span>, https://en.wikipedia.org/wiki/netfilter</text:p></text:note-body></text:note></text:span><text:span text:style-name="T175"> functions that are an intrinsic component of the Linux kernel. </text:span></text:p>
      <text:p text:style-name="P52">All Linux firewalls are based on <text:span text:style-name="T175">netfilter. The tools we use with many different names simply allow us to add, modify and remove rules that are used by netfilter to examine each data packet and determine how to handle it.</text:span></text:p>
      <text:p text:style-name="Body_20_Text_20_Cont">By default, firewalld <text:span text:style-name="T146">and IPTables both</text:span> <text:span text:style-name="T146">have rule sets that </text:span>block all incoming <text:span text:style-name="T146">packets unless explicitly allowed. This, plus the fact that most services that are not needed are not installed or not enabled, means that Linux is very secure right from the initial installation. Outbound packets are not blocked so that we don’t need to add rules for protocols like email, SSH, and web browsers just to access these services from our client hosts.</text:span></text:p>
      <text:p text:style-name="P54">The flow of packets as they enter the Linux host is <text:span text:style-name="T260">generally </text:span>from start to finish through the rule set. If a packet matches one of the rules, the action defined in the rule is taken. Ultimately, each packet will be accepted, rejected, or dropped. When a packet matches a rule that has one of these three actions, that action is taken and the packet travels no further through the rules. These actions require just a bit of explanation.</text:p>
      <text:p text:style-name="P54"/>
      <text:list xml:id="list2276152946" text:style-name="L3">
        <text:list-item>
          <text:p text:style-name="P207"><text:span text:style-name="T25">Accept</text:span><text:span text:style-name="T10">:</text:span><text:tab/>The packet is accepted and passed to the port <text:span text:style-name="T178">and a server such as a web server, Telnet, or SSH,</text:span> to which it is addressed. <text:span text:style-name="T180">The dport is the destination port.</text:span></text:p>
        </text:list-item>
        <text:list-item>
          <text:p text:style-name="P208"><text:span text:style-name="T25">Reject</text:span>:<text:tab/><text:tab/>The packet is rejected and sent back to the originator with a message. This messag<text:span text:style-name="T178">e allows the host on the other end to know what happened and try again if need be or to terminate the connection.</text:span></text:p>
        </text:list-item>
        <text:list-item>
          <text:p text:style-name="P208"><text:span text:style-name="T30">Drop</text:span><text:span text:style-name="T178">:<text:tab/> <text:tab/>The packet is dropped and proceeds no further through the rules. No message is sent back to the originator. This <text:s/>action maintains the connection for the timeout period specified on the sender’s end. This is useful when blocking IP addresses of known spammers so that when they attempt a connection their sending host must wait through the timeout to try again, thus slowing down their attacks significantly.</text:span></text:p>
        </text:list-item>
      </text:list>
      <text:h text:style-name="P233" text:outline-level="2"><text:soft-page-break/>firewalld</text:h>
      <text:p text:style-name="P17">The firewalld service provides a complex and intricate set of rules for a firewall. It uses the concept of zones to <text:span text:style-name="T176">collect related</text:span> rules <text:span text:style-name="T176">in such a way as to create levels of trust. Each zone represents a level of trust that can be independently modified without affecting other zones. firewalld has several zones predefined. </text:span></text:p>
      <text:p text:style-name="Body_20_Text_20_Cont">These zones are arbitrary constructs developed to meet a specific perceived set of needs in a firewall. <text:span text:style-name="T192">The firewalld tool has been designed to manage the firewall using these zones. That is, in an of itself, neither bad nor good.</text:span></text:p>
      <text:p text:style-name="P53">Let’s take a quick look at the firewall rules on our VMs.</text:p>
      <text:p text:style-name="P156">Experiment 17-7</text:p>
      <text:p text:style-name="P124">Perform this experiment as the root user. We can use the iptables-save command to view the current rule set. This command does not actually save the rules it only prints them to the screen. <text:span text:style-name="T177">Your rules should look like mine although I have pruned the data stream below by quite a bit.</text:span></text:p>
      <text:p text:style-name="Exercise_20_Code">[root@studentvm1 ~]# iptables-save | less</text:p>
      <text:p text:style-name="Exercise_20_Code"># Generated by iptables-save v1.8.0 on Thu Jun 13 08:04:33 2019</text:p>
      <text:p text:style-name="Exercise_20_Code">*nat</text:p>
      <text:p text:style-name="Exercise_20_Code">:PREROUTING ACCEPT [104:8914]</text:p>
      <text:p text:style-name="Exercise_20_Code">:INPUT ACCEPT [81:5794]</text:p>
      <text:p text:style-name="Exercise_20_Code">:OUTPUT ACCEPT [13539:1741469]</text:p>
      <text:p text:style-name="Exercise_20_Code">:POSTROUTING ACCEPT [13539:1741469]</text:p>
      <text:p text:style-name="Exercise_20_Code">:OUTPUT_direct - [0:0]</text:p>
      <text:p text:style-name="Exercise_20_Code">:POSTROUTING_ZONES - [0:0]</text:p>
      <text:p text:style-name="Exercise_20_Code">:POSTROUTING_ZONES_SOURCE - [0:0]</text:p>
      <text:p text:style-name="Exercise_20_Code">:POSTROUTING_direct - [0:0]</text:p>
      <text:p text:style-name="Exercise_20_Code">:POST_public - [0:0]</text:p>
      <text:p text:style-name="Exercise_20_Code">:POST_public_allow - [0:0]</text:p>
      <text:p text:style-name="Exercise_20_Code">:POST_public_deny - [0:0]</text:p>
      <text:p text:style-name="Exercise_20_Code">:POST_public_log - [0:0]</text:p>
      <text:p text:style-name="Exercise_20_Code">:PREROUTING_ZONES - [0:0]</text:p>
      <text:p text:style-name="Exercise_20_Code">:PREROUTING_ZONES_SOURCE - [0:0]</text:p>
      <text:p text:style-name="Exercise_20_Code">:PREROUTING_direct - [0:0]</text:p>
      <text:p text:style-name="Exercise_20_Code">:PRE_public - [0:0]</text:p>
      <text:p text:style-name="Exercise_20_Code">:PRE_public_allow - [0:0]</text:p>
      <text:p text:style-name="Exercise_20_Code">:PRE_public_deny - [0:0]</text:p>
      <text:p text:style-name="Exercise_20_Code">:PRE_public_log - [0:0]</text:p>
      <text:p text:style-name="Exercise_20_Code">-A PREROUTING -j PREROUTING_direct</text:p>
      <text:p text:style-name="Exercise_20_Code">-A PREROUTING -j PREROUTING_ZONES_SOURCE</text:p>
      <text:p text:style-name="Exercise_20_Code">-A PREROUTING -j PREROUTING_ZONES</text:p>
      <text:p text:style-name="Exercise_20_Code">-A OUTPUT -j OUTPUT_direct</text:p>
      <text:p text:style-name="Exercise_20_Code">-A POSTROUTING -j POSTROUTING_direct</text:p>
      <text:p text:style-name="Exercise_20_Code">-A POSTROUTING -j POSTROUTING_ZONES_SOURCE</text:p>
      <text:p text:style-name="Exercise_20_Code">-A POSTROUTING -j POSTROUTING_ZONES</text:p>
      <text:p text:style-name="Exercise_20_Code">-A POSTROUTING_ZONES -o enp0s8 -g POST_public</text:p>
      <text:p text:style-name="Exercise_20_Code"><text:soft-page-break/>-A POSTROUTING_ZONES -o enp0s3 -g POST_public</text:p>
      <text:p text:style-name="Exercise_20_Code">-A POSTROUTING_ZONES -g POST_public</text:p>
      <text:p text:style-name="Exercise_20_Code">-A POST_public -j POST_public_log</text:p>
      <text:p text:style-name="Exercise_20_Code">-A POST_public -j POST_public_deny</text:p>
      <text:p text:style-name="Exercise_20_Code">-A POST_public -j POST_public_allow</text:p>
      <text:p text:style-name="Exercise_20_Code">-A PREROUTING_ZONES -i enp0s8 -g PRE_public</text:p>
      <text:p text:style-name="Exercise_20_Code">-A PREROUTING_ZONES -i enp0s3 -g PRE_public</text:p>
      <text:p text:style-name="Exercise_20_Code">-A PREROUTING_ZONES -g PRE_public</text:p>
      <text:p text:style-name="Exercise_20_Code">-A PRE_public -j PRE_public_log</text:p>
      <text:p text:style-name="Exercise_20_Code">-A PRE_public -j PRE_public_deny</text:p>
      <text:p text:style-name="Exercise_20_Code">-A PRE_public -j PRE_public_allow</text:p>
      <text:p text:style-name="Exercise_20_Code">COMMIT</text:p>
      <text:p text:style-name="Exercise_20_Code"># Completed on Thu Jun 13 08:04:33 2019</text:p>
      <text:p text:style-name="Exercise_20_Code"># Generated by iptables-save v1.8.0 on Thu Jun 13 08:04:33 2019</text:p>
      <text:p text:style-name="Exercise_20_Code"/>
      <text:p text:style-name="P170">&lt;snip&gt;</text:p>
      <text:p text:style-name="P170"/>
      <text:p text:style-name="P170">-A INPUT_ZONES -i enp0s8 -g IN_public</text:p>
      <text:p text:style-name="P170">-A INPUT_ZONES -i enp0s3 -g IN_public</text:p>
      <text:p text:style-name="P170">-A INPUT_ZONES -g IN_public</text:p>
      <text:p text:style-name="P170">-A IN_public -j IN_public_log</text:p>
      <text:p text:style-name="P170">-A IN_public -j IN_public_deny</text:p>
      <text:p text:style-name="P170">-A IN_public -j IN_public_allow</text:p>
      <text:p text:style-name="P170">-A IN_public -p icmp -j ACCEPT</text:p>
      <text:p text:style-name="P170">-A IN_public_allow -p tcp -m tcp --dport 22 -m conntrack --ctstate NEW,UNTRACKED -j ACCEPT</text:p>
      <text:p text:style-name="P170">-A IN_public_allow -d 224.0.0.251/32 -p udp -m udp --dport 5353 -m conntrack --ctstate NEW,UNTRACKED -j ACCEPT</text:p>
      <text:p text:style-name="P170">-A IN_public_allow -p tcp -m tcp --dport 23 -m conntrack --ctstate NEW,UNTRACKED -j ACCEPT</text:p>
      <text:p text:style-name="P170">COMMIT</text:p>
      <text:p text:style-name="P170"># Completed on Thu Jun 13 08:06:57 2019</text:p>
      <text:p text:style-name="Exercise_20_Last"/>
      <text:p text:style-name="P55">The data from Experiment 17-7 shows a set of firewall rules that is way more complex than needed for most Linux hosts unless they are being used as edge routers and firewalls to protect the internal network from the Internet crackers. <text:span text:style-name="T181">Most workstations and servers would never require firewall rules of this complexity.</text:span> The entire <text:span text:style-name="T179">function of this rule set is to reject all incoming packets except for SSH and the rule we added for Telnet. </text:span></text:p>
      <text:p text:style-name="P55"><text:span text:style-name="T179">One of the tenets I discuss in Chapter 18 of “</text:span><text:span text:style-name="T48">The Linux Philosophy for SysAdmins</text:span><text:span text:style-name="T179">” is “Find the Simplicity.” The bottom line here is that a simple set of easy to understand and change is better than a complex set of rules that perform the same task.</text:span></text:p>
      <text:p text:style-name="P56">However, regardless of its complexity, it is easy to add and delete <text:span text:style-name="T182">firewalld</text:span> rules. <text:span text:style-name="T184">So it makes little sense to revert to IPTables except for illustrative purposes, as part of a simplification effort, or because you will be making changes to the rule sets, or just because you value simplicity. </text:span></text:p>
      <text:h text:style-name="P235" text:outline-level="3"><text:soft-page-break/>Understanding the rules</text:h>
      <text:p text:style-name="Body_20_Text_20_First">We will convert firewalld to iptables a bit further on, but there is one key secret here. All of the rules in the <text:span text:style-name="T261">firewalld firewall</text:span> are standard netfilter rules, just as they are with IPTables. In fact, the iptables-save command creates a series of rules that, when prefaced with the iptables command, become a script to create the firewall. </text:p>
      <text:p text:style-name="P57"><text:span text:style-name="T181">So the IPTables command </text:span><text:span text:style-name="Code_20_Bold"><text:span text:style-name="T181">iptables -A IN_public_allow -p tcp -m tcp --dport 23 -m conntrack --ctstate NEW,UNTRACKED -j ACCEPT</text:span></text:span> -<text:span text:style-name="T183">A appends this rule to the IN_public_allow chain. It -m matches for TCP protocol for destination port 23 (Telnet), and specifies that connection tracking is NOT being used on these packets. If the packet is a match it for Telnet/TCP, it -j jumps to the ACCEPT target which is a condition not a rule. Specifying the TCP protocol prevents access attempts using UDP. </text:span></text:p>
      <text:p text:style-name="P84">The COMMIT lines in the script commit the new rules to the netfilter rules in the kernel. </text:p>
      <text:p text:style-name="P58">The other rules can be parsed in much the same manner. </text:p>
      <text:h text:style-name="P235" text:outline-level="3">Deleting and adding rules</text:h>
      <text:p text:style-name="Body_20_Text_20_First">As an old – er, mature – SysAdmin, I tend to think in terms of ports when working with firewalls and network services. Sometimes I need to look up a port number associated with a particular service, but that is no big deal because they are all defined in /etc/services, as we have already seen.</text:p>
      <text:p text:style-name="P48">The firewalld firewall works perfectly well with port numbers, but it has many services and their respective ports predefined, and <text:span text:style-name="T138">Telnet is one of those predefined services. </text:span>So let’s remove the rule that we added earlier <text:span text:style-name="T185">which</text:span> allows Telnet access using the port number <text:span text:style-name="T185">23</text:span>, and add the <text:span text:style-name="T185">equivalent</text:span> rule using the service name <text:span text:style-name="T186">instead of the port number</text:span>.</text:p>
      <text:p text:style-name="P157">Experiment 17-8</text:p>
      <text:p text:style-name="P126">Perform this experiment as root. <text:span text:style-name="T187">Start by verifying the existence of the rule. You can use </text:span><text:span text:style-name="Code_20_Bold"><text:span text:style-name="T187">iptables-save</text:span></text:span><text:span text:style-name="T187">, as we did above, or we can be a little more targeted.</text:span></text:p>
      <text:p text:style-name="Exercise_20_Code">[root@studentvm1 ~]# <text:span text:style-name="Code_20_Bold">firewall-cmd --list-ports</text:span></text:p>
      <text:p text:style-name="Exercise_20_Code">23/tcp</text:p>
      <text:p text:style-name="Exercise_20_Code">[root@studentvm1 ~]# <text:span text:style-name="Code_20_Bold">firewall-cmd --list-ports --permanent</text:span></text:p>
      <text:p text:style-name="Exercise_20_Code">23/tcp</text:p>
      <text:p text:style-name="P127">Note that we list both runtime ports which are temporary, and the permanent configuration which will last through a reboot. Changes made without making them permanent will be lost at a reboot. We need to change both the runtime rules,</text:p>
      <text:p text:style-name="Exercise_20_Code">[root@studentvm1 ~]# <text:span text:style-name="Code_20_Bold">firewall-cmd --remove-port=23/tcp</text:span> </text:p>
      <text:p text:style-name="Exercise_20_Code">success</text:p>
      <text:p text:style-name="Exercise_20_Code">[root@studentvm1 ~]# <text:span text:style-name="Code_20_Bold">firewall-cmd --list-ports</text:span> </text:p>
      <text:p text:style-name="Exercise_20_Code"/>
      <text:p text:style-name="Exercise_20_Code">[root@studentvm1 ~]# <text:span text:style-name="Code_20_Bold">firewall-cmd --list-ports --permanent</text:span></text:p>
      <text:p text:style-name="Exercise_20_Code"><text:soft-page-break/>23/tcp</text:p>
      <text:p text:style-name="P171">[root@studentvm1 ~]#</text:p>
      <text:p text:style-name="P127">… and the permanent rules.</text:p>
      <text:p text:style-name="Exercise_20_Code">&lt;pre&gt;[root@studentvm1 ~]# <text:span text:style-name="Code_20_Bold">firewall-cmd --remove-port=23/tcp --permanent</text:span> </text:p>
      <text:p text:style-name="Exercise_20_Code">success</text:p>
      <text:p text:style-name="Exercise_20_Code">[root@studentvm1 ~]# <text:span text:style-name="Code_20_Bold">firewall-cmd --list-ports</text:span> </text:p>
      <text:p text:style-name="Exercise_20_Code"/>
      <text:p text:style-name="Exercise_20_Code">[root@studentvm1 ~]# <text:span text:style-name="Code_20_Bold">firewall-cmd --list-ports --permanent</text:span></text:p>
      <text:p text:style-name="Exercise_20_Code"/>
      <text:p text:style-name="Exercise_20_Code">[root@studentvm1 ~]#</text:p>
      <text:p text:style-name="P128"><text:span text:style-name="T262">A</text:span>dd the telnet service to the runtime firewall and verify that it has been added there but not to the permanent group of services.</text:p>
      <text:p text:style-name="Exercise_20_Code">[root@studentvm1 ~]# <text:span text:style-name="Code_20_Bold">firewall-cmd --add-service=telnet</text:span></text:p>
      <text:p text:style-name="Exercise_20_Code">success</text:p>
      <text:p text:style-name="Exercise_20_Code">[root@studentvm1 ~]# <text:span text:style-name="Code_20_Bold">firewall-cmd --list-services </text:span></text:p>
      <text:p text:style-name="Exercise_20_Code">dhcpv6-client mdns ssh telnet</text:p>
      <text:p text:style-name="Exercise_20_Code">[root@studentvm1 ~]# <text:span text:style-name="Code_20_Bold">firewall-cmd --list-services --permanent</text:span></text:p>
      <text:p text:style-name="Exercise_20_Code">dhcpv6-client mdns ssh</text:p>
      <text:p text:style-name="P128">We can use the following command to make the runtime configuration permanent. Using the --runtime-to-permanent option is easier if you have made multiple changes to the runtime configuration and need to make them all permanent.</text:p>
      <text:p text:style-name="Exercise_20_Code">[root@studentvm1 ~]# <text:span text:style-name="Code_20_Bold">firewall-cmd --runtime-to-permanent</text:span></text:p>
      <text:p text:style-name="Exercise_20_Code">success</text:p>
      <text:p text:style-name="Exercise_20_Code">[root@studentvm1 ~]# <text:span text:style-name="Code_20_Bold">firewall-cmd --list-services </text:span></text:p>
      <text:p text:style-name="Exercise_20_Code">dhcpv6-client mdns ssh telnet</text:p>
      <text:p text:style-name="Exercise_20_Code">[root@studentvm1 ~]# <text:span text:style-name="Code_20_Bold">firewall-cmd --list-services --permanent</text:span></text:p>
      <text:p text:style-name="Exercise_20_Code">dhcpv6-client mdns ssh telnet</text:p>
      <text:p text:style-name="Exercise_20_Code">[root@studentvm1 ~]#</text:p>
      <text:p text:style-name="Exercise_20_Last">Login to the localhost using Telnet to verify that this new configuration works as it should. You might also try rebooting to ensure that the new configuration really is permanent.</text:p>
      <text:p text:style-name="P85">You probably noticed that a service named MDNS is open on our virtual machine, MDNS is Multicast DNS. It is used as a host name resolver only in small networks where there is no explicitly defined name server. Our virtual network uses the name server built in to the virtual router for external host name services, and we have already added the router and its IP address of 10.0.2.1 to the only host on our virtual network. The MDNS service is not required so let’s remove the rule that allows access to that port from our firewall.</text:p>
      <text:p text:style-name="P158"><text:soft-page-break/>Experiment 17-9</text:p>
      <text:p text:style-name="P125">Perform this experiment as root. <text:span text:style-name="T188">Remove the MDNS service from the firewall, make it permanent, and verify that it has been removed from both permanent and runtime configuration rule sets.</text:span></text:p>
      <text:p text:style-name="P172">[root@studentvm1 ~]# <text:span text:style-name="Code_20_Bold">firewall-cmd --remove-service=mdns</text:span></text:p>
      <text:p text:style-name="P172">success</text:p>
      <text:p text:style-name="P172">[root@studentvm1 ~]# <text:span text:style-name="Code_20_Bold">firewall-cmd --list-services --permanent</text:span></text:p>
      <text:p text:style-name="P172">dhcpv6-client mdns ssh telnet</text:p>
      <text:p text:style-name="P172">[root@studentvm1 ~]# <text:span text:style-name="Code_20_Bold">firewall-cmd --list-services</text:span> </text:p>
      <text:p text:style-name="P172">dhcpv6-client ssh telnet</text:p>
      <text:p text:style-name="P172">[root@studentvm1 ~]# <text:span text:style-name="Code_20_Bold">firewall-cmd --runtime-to-permanent</text:span></text:p>
      <text:p text:style-name="P172">success</text:p>
      <text:p text:style-name="P172">[root@studentvm1 ~]# <text:span text:style-name="Code_20_Bold">firewall-cmd --list-services --permanent</text:span></text:p>
      <text:p text:style-name="P172">dhcpv6-client ssh telnet</text:p>
      <text:p text:style-name="P172">[root@studentvm1 ~]#</text:p>
      <text:p text:style-name="Exercise_20_Last"/>
      <text:p text:style-name="P60">When using firewalld for firewall services, it <text:span text:style-name="T189">is always</text:span> a good idea to be consistent and add new rules using the service name rather than the port number. It may still be necessary to use the port number for a service that is not predefined <text:span text:style-name="T190">although it is also possible to add a new service file to /etc/firewalld/services with a name of the form &lt;servicename&gt;.service. These files are all in XML and should be easily understandable.</text:span></text:p>
      <text:h text:style-name="P234" text:outline-level="2">iptables</text:h>
      <text:p text:style-name="P18">I <text:span text:style-name="T191">personally</text:span> prefer IPTables to manage my firewalls because of the relative simplicity of its starting rule sets. The <text:span text:style-name="T194">netfilter </text:span>rule types and syntax are identical to those used with firewalld and I could use IPTables to create a complete set of rules identical to the firewalld defaults. </text:p>
      <text:p text:style-name="Body_20_Text_20_Cont">The advantage of firewalld is that it has already created the complex rule sets that implement the arbitrary concept of zones <text:span text:style-name="T195">for use in Linux hosts used as firewalls and routers with multiple network connections</text:span>. <text:span text:style-name="T193">The advantage of IPTables is that it uses a much simpler set of rules to accomplish the same objectives in less complex environments such as workstations with a single connection to a local network. The end result in both cases is just as secure.</text:span></text:p>
      <text:h text:style-name="P236" text:outline-level="3">Converting to IPTables</text:h>
      <text:p text:style-name="P19">To convert to IPTables from firewalld is simple. We need to install one package, iptables-services, create a short set of rules, <text:span text:style-name="T196">deactivate firewalld, and activate iptables.</text:span></text:p>
      <text:p text:style-name="P159"><text:soft-page-break/>Experiment 17-10</text:p>
      <text:p text:style-name="P129">Perform this experiment as root. Start by installing the iptables-services package. <text:span text:style-name="T198">This package also includes a very brief and extremely secure set of rules for IPTables. </text:span></text:p>
      <text:p text:style-name="Exercise_20_Code">[root@studentvm1 ~]# <text:span text:style-name="Code_20_Bold">dnf -y install iptables-services</text:span></text:p>
      <text:p text:style-name="P130">Look at the contents of /etc/sysconfig/iptables.</text:p>
      <text:p text:style-name="Exercise_20_Code">[root@studentvm1 <text:span text:style-name="T198">~</text:span>]# <text:span text:style-name="Code_20_Bold">cat /</text:span><text:span text:style-name="Code_20_Bold"><text:span text:style-name="T198">etc/sysconfig/</text:span></text:span><text:span text:style-name="Code_20_Bold">iptables</text:span></text:p>
      <text:p text:style-name="Exercise_20_Code"># sample configuration for iptables service</text:p>
      <text:p text:style-name="Exercise_20_Code"># you can edit this manually or use system-config-firewall</text:p>
      <text:p text:style-name="Exercise_20_Code"># please do not ask us to add additional ports/services to this default configuration</text:p>
      <text:p text:style-name="Exercise_20_Code">*filter</text:p>
      <text:p text:style-name="Exercise_20_Code">:INPUT ACCEPT [0:0]</text:p>
      <text:p text:style-name="Exercise_20_Code">:FORWARD ACCEPT [0:0]</text:p>
      <text:p text:style-name="Exercise_20_Code">:OUTPUT ACCEPT [0:0]</text:p>
      <text:p text:style-name="Exercise_20_Code">-A INPUT -m state --state RELATED,ESTABLISHED -j ACCEPT</text:p>
      <text:p text:style-name="Exercise_20_Code">-A INPUT -p icmp -j ACCEPT</text:p>
      <text:p text:style-name="Exercise_20_Code">-A INPUT -i lo -j ACCEPT</text:p>
      <text:p text:style-name="Exercise_20_Code">-A INPUT -p tcp -m state --state NEW -m tcp --dport 22 -j ACCEPT</text:p>
      <text:p text:style-name="Exercise_20_Code">-A INPUT -j REJECT --reject-with icmp-host-prohibited</text:p>
      <text:p text:style-name="Exercise_20_Code">-A FORWARD -j REJECT --reject-with icmp-host-prohibited</text:p>
      <text:p text:style-name="Exercise_20_Code">COMMIT</text:p>
      <text:p text:style-name="P131">Note that this set of rules is very simple and it does allow SSH access. <text:span text:style-name="T197">As a standard security step, we disable the network interface to prevent crackers from accessing our host while the firewall is down. </text:span></text:p>
      <text:p text:style-name="Exercise_20_Code">[root@studentvm1 ~]# <text:span text:style-name="Code_20_Bold">ip link set enp0s3 down</text:span></text:p>
      <text:p text:style-name="P131">Stop and disable firewalld, then start and enable iptables.</text:p>
      <text:p text:style-name="Exercise_20_Code">[root@studentvm1 ~]# <text:span text:style-name="Code_20_Bold">systemctl stop firewalld ; systemctl disable firewalld</text:span></text:p>
      <text:p text:style-name="Exercise_20_Code">Removed /etc/systemd/system/multi-user.target.wants/firewalld.service.</text:p>
      <text:p text:style-name="Exercise_20_Code">Removed /etc/systemd/system/dbus-org.fedoraproject.FirewallD1.service.</text:p>
      <text:p text:style-name="Exercise_20_Code">[root@studentvm1 ~]# <text:span text:style-name="Code_20_Bold">systemctl start iptables ; systemctl enable iptables</text:span></text:p>
      <text:p text:style-name="Exercise_20_Code">Created symlink /etc/systemd/system/basic.target.wants/iptables.service → /usr/lib/systemd/system/iptables.service.</text:p>
      <text:p text:style-name="Exercise_20_Code">[root@studentvm1 ~]#</text:p>
      <text:p text:style-name="P131">Now check the current rule set.</text:p>
      <text:p text:style-name="Exercise_20_Code">[root@studentvm1 ~]# <text:span text:style-name="Code_20_Bold">iptables-save</text:span> </text:p>
      <text:p text:style-name="Exercise_20_Code"># Generated by iptables-save v1.8.0 on Thu Jun 13 16:01:53 2019</text:p>
      <text:p text:style-name="Exercise_20_Code">*filter</text:p>
      <text:p text:style-name="Exercise_20_Code">:INPUT ACCEPT [0:0]</text:p>
      <text:p text:style-name="Exercise_20_Code">:FORWARD ACCEPT [0:0]</text:p>
      <text:p text:style-name="Exercise_20_Code"><text:soft-page-break/>:OUTPUT ACCEPT [50:5676]</text:p>
      <text:p text:style-name="Exercise_20_Code">-A INPUT -m state --state RELATED,ESTABLISHED -j ACCEPT</text:p>
      <text:p text:style-name="Exercise_20_Code">-A INPUT -p icmp -j ACCEPT</text:p>
      <text:p text:style-name="Exercise_20_Code">-A INPUT -i lo -j ACCEPT</text:p>
      <text:p text:style-name="Exercise_20_Code">-A INPUT -p tcp -m state --state NEW -m tcp --dport 22 -j ACCEPT</text:p>
      <text:p text:style-name="Exercise_20_Code">-A INPUT -j REJECT --reject-with icmp-host-prohibited</text:p>
      <text:p text:style-name="Exercise_20_Code">-A FORWARD -j REJECT --reject-with icmp-host-prohibited</text:p>
      <text:p text:style-name="Exercise_20_Code">COMMIT</text:p>
      <text:p text:style-name="Exercise_20_Code"># Completed on Thu Jun 13 16:01:53 2019</text:p>
      <text:p text:style-name="Exercise_20_Code">[root@studentvm1 ~]#</text:p>
      <text:p text:style-name="Exercise_20_Last">Connect to the localhost using SSH to verify that this works. <text:span text:style-name="T199">Try connecting to localhost with Telnet.</text:span></text:p>
      <text:h text:style-name="P237" text:outline-level="3">Understanding the rule set</text:h>
      <text:p text:style-name="P20">IPTables rules are organized in chains. There are <text:span text:style-name="T211">five</text:span> predefined <text:span text:style-name="T205">table consisting of multiple chains of rules</text:span> but SysAdmins can also define their own <text:span text:style-name="T205">chains</text:span>. Each <text:span text:style-name="T205">table</text:span> has a specific purpose.</text:p>
      <text:p text:style-name="P62"/>
      <text:list xml:id="list2543499931" text:style-name="L4">
        <text:list-item>
          <text:p text:style-name="P209"><text:span text:style-name="T25">Filter</text:span>:<text:tab/><text:tab/>The filter <text:span text:style-name="T205">table</text:span> is the one chain defined in the tiny default rule set. It is used to filter packets and to discard them or accept them. <text:span text:style-name="T211">This chain is the one most commonly used in very simple firewalls.</text:span></text:p>
        </text:list-item>
        <text:list-item>
          <text:p text:style-name="P209"><text:span text:style-name="T25">NAT</text:span>:<text:tab/><text:tab/>The NAT <text:span text:style-name="T205">table</text:span> is used for Network Address Translation. <text:span text:style-name="T202">Internal private addresses like the 10.0.0.0/8 addresses used by our virtual router or the 192.168.0.0/16 range are not routable through the Internet. So outbound request packets to, for example, a web site must have the return IP address of the router at the edge of the internal network and the Internet. NAT substitutes the routable IP address in place of the non-routable one for outbound packets and the nonroutable IP in place of the routable one for the return packets. </text:span></text:p>
        </text:list-item>
        <text:list-item>
          <text:p text:style-name="P209"><text:span text:style-name="T25">Mangle</text:span>:<text:tab/>Th<text:span text:style-name="T203">e mangle</text:span> <text:span text:style-name="T205">table</text:span> is used to change – mangle – various portions of a packet. One example is to redefine the source IP address of the packet. Although such mangling does have legitimate uses, it can also be used by crackers to <text:span text:style-name="T202">spoof the source address of packets as part of distributed denial of service (DDOS) attacks. </text:span></text:p>
        </text:list-item>
        <text:list-item>
          <text:p text:style-name="P210"><text:span text:style-name="T25">Raw</text:span>:<text:tab/><text:tab/>This table would be used to configure exemptions to packet tracking rules.</text:p>
        </text:list-item>
        <text:list-item>
          <text:p text:style-name="P210"><text:span text:style-name="T25">Security</text:span>:<text:tab/>This table would be used to implement Mandatory Access Control rules. It is generally used in conjunction with SELinux to enhance security.</text:p>
        </text:list-item>
      </text:list>
      <text:p text:style-name="P62"/>
      <text:p text:style-name="P63">In Figure 36-1, we have a breakdown the lines in the default iptables file. <text:span text:style-name="T204">We skip the comment lines which are ignored by IPTables. </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1">#</text:p>
            </table:table-cell>
            <table:table-cell table:style-name="Table1.A1" office:value-type="string">
              <text:p text:style-name="P190"><text:span text:style-name="T207">IPTables </text:span>Line</text:p>
            </table:table-cell>
            <table:table-cell table:style-name="Table1.C1" office:value-type="string">
              <text:p text:style-name="P190">Description</text:p>
            </table:table-cell>
          </table:table-row>
        </table:table-header-rows>
        <table:table-row table:style-name="Table1.1">
          <table:table-cell table:style-name="Table1.A2" office:value-type="string">
            <text:p text:style-name="P186">1</text:p>
          </table:table-cell>
          <table:table-cell table:style-name="Table1.A2" office:value-type="string">
            <text:p text:style-name="P185">*filter</text:p>
          </table:table-cell>
          <table:table-cell table:style-name="Table1.C2" office:value-type="string">
            <text:p text:style-name="Table_20_Contents">The <text:span text:style-name="T205">first meaningful line not a comment simply states that the following rules are inserted into the </text:span><text:soft-page-break/><text:span text:style-name="T205">filter table.</text:span></text:p>
          </table:table-cell>
        </table:table-row>
        <table:table-row table:style-name="Table1.1">
          <table:table-cell table:style-name="Table1.A2" office:value-type="string">
            <text:p text:style-name="P186">2</text:p>
          </table:table-cell>
          <table:table-cell table:style-name="Table1.A2" office:value-type="string">
            <text:p text:style-name="P185">:INPUT ACCEPT [0:0]</text:p>
          </table:table-cell>
          <table:table-cell table:style-name="Table1.C2" office:value-type="string">
            <text:p text:style-name="P192">This <text:span text:style-name="T215">is a policy rule which </text:span>accepts all packets on the input chain of the table. The [0:0] are counters for the numbers of transmitted and received packets for this chain. <text:span text:style-name="T215">The other rules in the INPUT chain modify the default policy.</text:span></text:p>
          </table:table-cell>
        </table:table-row>
        <table:table-row table:style-name="Table1.1">
          <table:table-cell table:style-name="Table1.A2" office:value-type="string">
            <text:p text:style-name="P186">3</text:p>
          </table:table-cell>
          <table:table-cell table:style-name="Table1.A2" office:value-type="string">
            <text:p text:style-name="P185">:FORWARD ACCEPT [0:0]</text:p>
          </table:table-cell>
          <table:table-cell table:style-name="Table1.C2" office:value-type="string">
            <text:p text:style-name="Table_20_Contents">The forward chain is used in routers for forwarding packets to the correct network interface. <text:span text:style-name="T216">This rule sets the default policy to accept.</text:span></text:p>
          </table:table-cell>
        </table:table-row>
        <table:table-row table:style-name="Table1.1">
          <table:table-cell table:style-name="Table1.A2" office:value-type="string">
            <text:p text:style-name="P186">4</text:p>
          </table:table-cell>
          <table:table-cell table:style-name="Table1.A2" office:value-type="string">
            <text:p text:style-name="P185">:OUTPUT ACCEPT [0:0]</text:p>
          </table:table-cell>
          <table:table-cell table:style-name="Table1.C2" office:value-type="string">
            <text:p text:style-name="P193">This <text:span text:style-name="T216">policy rule</text:span> accepts all packets outbound from the host. <text:span text:style-name="T206">Should we desire to block outbound packets of a specific type, we can do that with the OUTPUT chain.</text:span></text:p>
          </table:table-cell>
        </table:table-row>
        <table:table-row table:style-name="Table1.1">
          <table:table-cell table:style-name="Table1.A2" office:value-type="string">
            <text:p text:style-name="P186">5</text:p>
          </table:table-cell>
          <table:table-cell table:style-name="Table1.A2" office:value-type="string">
            <text:p text:style-name="P185">-A INPUT -m state --state RELATED,ESTABLISHED -j ACCEPT</text:p>
          </table:table-cell>
          <table:table-cell table:style-name="Table1.C2" office:value-type="string">
            <text:p text:style-name="P194">This <text:span text:style-name="T209">rule</text:span> <text:span text:style-name="T208">works with stateful connections. It</text:span> accepts all packets after the first one has been accepted by other rules. That is packets that belong to an already established connection and that are related to an existing connection. </text:p>
            <text:p text:style-name="P194">All the rest of the rules in the INPUT chain are matched only on the first packet to initialize the connection. The rest of the packets are matched in any allowed connection are matched by this rule.</text:p>
          </table:table-cell>
        </table:table-row>
        <table:table-row table:style-name="Table1.1">
          <table:table-cell table:style-name="Table1.A2" office:value-type="string">
            <text:p text:style-name="P186">6</text:p>
          </table:table-cell>
          <table:table-cell table:style-name="Table1.A2" office:value-type="string">
            <text:p text:style-name="P185">-A INPUT -p icmp -j ACCEPT</text:p>
          </table:table-cell>
          <table:table-cell table:style-name="Table1.C2" office:value-type="string">
            <text:p text:style-name="P195">This entry accept all ICMP (Ping) requests thus allowing a response.</text:p>
          </table:table-cell>
        </table:table-row>
        <table:table-row table:style-name="Table1.1">
          <table:table-cell table:style-name="Table1.A2" office:value-type="string">
            <text:p text:style-name="P186">7</text:p>
          </table:table-cell>
          <table:table-cell table:style-name="Table1.A2" office:value-type="string">
            <text:p text:style-name="P185">-A INPUT -i lo -j ACCEPT</text:p>
          </table:table-cell>
          <table:table-cell table:style-name="Table1.C2" office:value-type="string">
            <text:p text:style-name="P195">Accepts packets from the localhost on interface lo. Without this we would not be able to SSH or Telnet to the localhost from the localhost.</text:p>
          </table:table-cell>
        </table:table-row>
        <table:table-row table:style-name="Table1.1">
          <table:table-cell table:style-name="Table1.A2" office:value-type="string">
            <text:p text:style-name="P186">8</text:p>
          </table:table-cell>
          <table:table-cell table:style-name="Table1.A2" office:value-type="string">
            <text:p text:style-name="P185">-A INPUT -p tcp -m state --state NEW -m tcp --dport 22 -j ACCEPT</text:p>
          </table:table-cell>
          <table:table-cell table:style-name="Table1.C2" office:value-type="string">
            <text:p text:style-name="P195">This entry accepts the first packet of a new connection on port 22, SSH. This sets up a stateful connection <text:span text:style-name="T209">all further packets of </text:span>which can then be accepted by <text:span text:style-name="T209">rule #5.</text:span></text:p>
          </table:table-cell>
        </table:table-row>
        <table:table-row table:style-name="Table1.1">
          <table:table-cell table:style-name="Table1.A2" office:value-type="string">
            <text:p text:style-name="P186">9</text:p>
          </table:table-cell>
          <table:table-cell table:style-name="Table1.A2" office:value-type="string">
            <text:p text:style-name="P185">-A INPUT -j REJECT --reject-with icmp-host-<text:soft-page-break/>prohibited</text:p>
          </table:table-cell>
          <table:table-cell table:style-name="Table1.C2" office:value-type="string">
            <text:p text:style-name="P196">This rule rejects all packets that don’t match other <text:soft-page-break/>rules. Essentially this rejects everything except ICMP and SSH packets because they have already matched other rules.</text:p>
          </table:table-cell>
        </table:table-row>
        <table:table-row table:style-name="Table1.1">
          <table:table-cell table:style-name="Table1.A2" office:value-type="string">
            <text:p text:style-name="P186">10</text:p>
          </table:table-cell>
          <table:table-cell table:style-name="Table1.A2" office:value-type="string">
            <text:p text:style-name="P185">-A FORWARD -j REJECT --reject-with icmp-host-prohibited</text:p>
          </table:table-cell>
          <table:table-cell table:style-name="Table1.C2" office:value-type="string">
            <text:p text:style-name="P196">This rule rejects all packets sent to the FORWARD chain of the <text:span text:style-name="T210">filter</text:span> table.</text:p>
          </table:table-cell>
        </table:table-row>
        <table:table-row table:style-name="Table1.1">
          <table:table-cell table:style-name="Table1.A2" office:value-type="string">
            <text:p text:style-name="P186">11</text:p>
          </table:table-cell>
          <table:table-cell table:style-name="Table1.A2" office:value-type="string">
            <text:p text:style-name="P185">COMMIT</text:p>
          </table:table-cell>
          <table:table-cell table:style-name="Table1.C2" office:value-type="string">
            <text:p text:style-name="P196">This line is not a rule. It is the last line of the <text:span text:style-name="T210">filter</text:span> table and causes the previous rules for this table to be committed to the active firewall rule set.</text:p>
          </table:table-cell>
        </table:table-row>
      </table:table>
      <text:p text:style-name="P197">Figure 36-1: A description of the rules in the IPTables firewall.</text:p>
      <text:p text:style-name="P64">Although IPV6 rules are contained in a different configuration file, ip6tables, the rules have the same syntax and uses. The primary difference is that IP addresses would be specified with IPV6 formats.</text:p>
      <text:h text:style-name="P236" text:outline-level="3">Managing rules with IPTables</text:h>
      <text:p text:style-name="Body_20_Text_20_First">My preferred method for interacting with iptables is <text:span text:style-name="T201">by using my favorite editor to make the changes I need to /etc/sysconfig/iptables. It is fast and easy this way. Part of the problem with using the </text:span><text:span text:style-name="Code_20_Bold"><text:span text:style-name="T201">iptables</text:span></text:span><text:span text:style-name="T201"> command is the need to specify the location of the new rule in the set of existing rules. That means a bit of counting to ensure the correct positioning. It is not really a major problem but just provides opportunities for errors to creep in.</text:span></text:p>
      <text:p text:style-name="P61">Let’s start with a simple change, adding a rule to allow Telnet connections.</text:p>
      <text:p text:style-name="P160">Experiment 17-1<text:span text:style-name="T257">1</text:span></text:p>
      <text:p text:style-name="P132">Perform this experiment as root. <text:span text:style-name="T212">In this experiment we append a rule to the INPUT chain that allows inbound Telnet packets. We will start by making a backup copy of the iptables file and then using the CLI command to append the new rule to the existing INPUT chain of the filter table. </text:span></text:p>
      <text:p text:style-name="Exercise_20_Code">[root@studentvm1 ~]# <text:span text:style-name="Code_20_Bold">c</text:span><text:span text:style-name="Code_20_Bold"><text:span text:style-name="T213">p</text:span></text:span><text:span text:style-name="Code_20_Bold"> /etc/sysconfig/iptables /root</text:span></text:p>
      <text:p text:style-name="Exercise_20_Code">[root@studentvm1 ~]# <text:span text:style-name="Code_20_Bold">iptables -A INPUT -p tcp -m state --state NEW -m tcp --dport 23 -j ACCEPT</text:span></text:p>
      <text:p text:style-name="P133">Verify the addition. </text:p>
      <text:p text:style-name="Exercise_20_Code">[root@studentvm1 ~]# <text:span text:style-name="Code_20_Bold">iptables-save</text:span></text:p>
      <text:p text:style-name="Exercise_20_Code"># Generated by iptables-save v1.8.0 on Fri Jun 14 08:31:49 2019</text:p>
      <text:p text:style-name="Exercise_20_Code"><text:soft-page-break/>*filter</text:p>
      <text:p text:style-name="Exercise_20_Code">:INPUT ACCEPT [0:0]</text:p>
      <text:p text:style-name="Exercise_20_Code">:FORWARD ACCEPT [0:0]</text:p>
      <text:p text:style-name="Exercise_20_Code">:OUTPUT ACCEPT [32:3588]</text:p>
      <text:p text:style-name="Exercise_20_Code">-A INPUT -m state --state RELATED,ESTABLISHED -j ACCEPT</text:p>
      <text:p text:style-name="Exercise_20_Code">-A INPUT -p icmp -j ACCEPT</text:p>
      <text:p text:style-name="Exercise_20_Code">-A INPUT -i lo -j ACCEPT</text:p>
      <text:p text:style-name="Exercise_20_Code">-A INPUT -p tcp -m state --state NEW -m tcp --dport 22 -j ACCEPT</text:p>
      <text:p text:style-name="Exercise_20_Code">-A INPUT -j REJECT --reject-with icmp-host-prohibited</text:p>
      <text:p text:style-name="Exercise_20_Code">-A INPUT -p tcp -m state --state NEW -m tcp --dport 23 -j ACCEPT</text:p>
      <text:p text:style-name="Exercise_20_Code">-A FORWARD -j REJECT --reject-with icmp-host-prohibited</text:p>
      <text:p text:style-name="Exercise_20_Code">COMMIT</text:p>
      <text:p text:style-name="Exercise_20_Code"># Completed on Fri Jun 14 08:31:49 2019</text:p>
      <text:p text:style-name="P134">We could also list just the INPUT chain. <text:span text:style-name="T215">The iptables command provides a bit different view of the running firewall rather than the rule sets.</text:span></text:p>
      <text:p text:style-name="Exercise_20_Code">[root@studentvm1 ~]# <text:span text:style-name="Code_20_Bold">iptables -L INPUT</text:span></text:p>
      <text:p text:style-name="P133">We can see that the new rule has been added but will it work? Consider that for a moment and then read on. </text:p>
      <text:p text:style-name="P133">It will not work. The reason is that the INPUT rule rejecting all unmatched packets would be encountered before the new rule which would match the first packet of the Telnet connection on port 23. The rule must appear before the general rejection rule. </text:p>
      <text:p text:style-name="P133">Let’s delete the new rule and then add it in the right place. <text:span text:style-name="T214">First, we need to know the rule number in the INPUT chain. We count, starting with 1, and I come up with number 6. Do not count the INPUT chain policy rule. Your number for this rule may be different.</text:span></text:p>
      <text:p text:style-name="Exercise_20_Code">[root@studentvm1 ~]# <text:span text:style-name="Code_20_Bold">iptables -D INPUT 6 ; iptables-save</text:span></text:p>
      <text:p text:style-name="Exercise_20_Code"># Generated by iptables-save v1.8.0 on Fri Jun 14 09:07:24 2019</text:p>
      <text:p text:style-name="Exercise_20_Code">*filter</text:p>
      <text:p text:style-name="Exercise_20_Code">:INPUT ACCEPT [0:0]</text:p>
      <text:p text:style-name="Exercise_20_Code">:FORWARD ACCEPT [0:0]</text:p>
      <text:p text:style-name="Exercise_20_Code">:OUTPUT ACCEPT [1:88]</text:p>
      <text:p text:style-name="Exercise_20_Code">-A INPUT -m state --state RELATED,ESTABLISHED -j ACCEPT</text:p>
      <text:p text:style-name="Exercise_20_Code">-A INPUT -p icmp -j ACCEPT</text:p>
      <text:p text:style-name="Exercise_20_Code">-A INPUT -i lo -j ACCEPT</text:p>
      <text:p text:style-name="Exercise_20_Code">-A INPUT -p tcp -m state --state NEW -m tcp --dport 22 -j ACCEPT</text:p>
      <text:p text:style-name="Exercise_20_Code">-A INPUT -j REJECT --reject-with icmp-host-prohibited</text:p>
      <text:p text:style-name="Exercise_20_Code">-A FORWARD -j REJECT --reject-with icmp-host-prohibited</text:p>
      <text:p text:style-name="Exercise_20_Code">COMMIT</text:p>
      <text:p text:style-name="Exercise_20_Code"># Completed on Fri Jun 14 09:07:24 2019</text:p>
      <text:p text:style-name="P135">Now let’s <text:span text:style-name="T263">insert </text:span>this rule as rule number 5. This will insert the new rule after rule number 4 and before the current rule number 5.</text:p>
      <text:p text:style-name="Exercise_20_Code"><text:soft-page-break/>[root@studentvm1 ~]# <text:span text:style-name="Code_20_Bold">iptables -I INPUT 5 -p tcp -m state --state NEW -m tcp --dport 23 -j ACCEPT ; iptables-save</text:span></text:p>
      <text:p text:style-name="Exercise_20_Code"># Generated by iptables-save v1.8.0 on Fri Jun 14 09:09:59 2019</text:p>
      <text:p text:style-name="Exercise_20_Code">*filter</text:p>
      <text:p text:style-name="Exercise_20_Code">:INPUT ACCEPT [0:0]</text:p>
      <text:p text:style-name="Exercise_20_Code">:FORWARD ACCEPT [0:0]</text:p>
      <text:p text:style-name="Exercise_20_Code">:OUTPUT ACCEPT [22:2400]</text:p>
      <text:p text:style-name="Exercise_20_Code">-A INPUT -m state --state RELATED,ESTABLISHED -j ACCEPT</text:p>
      <text:p text:style-name="Exercise_20_Code">-A INPUT -p icmp -j ACCEPT</text:p>
      <text:p text:style-name="Exercise_20_Code">-A INPUT -i lo -j ACCEPT</text:p>
      <text:p text:style-name="Exercise_20_Code">-A INPUT -p tcp -m state --state NEW -m tcp --dport 22 -j ACCEPT</text:p>
      <text:p text:style-name="Exercise_20_Code">-A INPUT -p tcp -m state --state NEW -m tcp --dport 23 -j ACCEPT</text:p>
      <text:p text:style-name="Exercise_20_Code">-A INPUT -j REJECT --reject-with icmp-host-prohibited</text:p>
      <text:p text:style-name="Exercise_20_Code">-A FORWARD -j REJECT --reject-with icmp-host-prohibited</text:p>
      <text:p text:style-name="Exercise_20_Code">COMMIT</text:p>
      <text:p text:style-name="Exercise_20_Code"># Completed on Fri Jun 14 09:09:59 2019</text:p>
      <text:p text:style-name="P136">Now connect to localhost using Telnet to verify that this new rule is working. <text:span text:style-name="T217">After testing, we need to save this new rule set. Adding the rules using the iptables command merely adds them to the running set in memory. You can view the /etc/sysconfig/iptables file to verify this. Save the current active rule set.</text:span></text:p>
      <text:p text:style-name="Exercise_20_Code">[root@studentvm1 ~]# <text:span text:style-name="Code_20_Bold">iptables-save &gt; /etc/sysconfig/iptables</text:span></text:p>
      <text:p text:style-name="P179">IPTables provides the same functionality as firewalld but with a much more elegant simplicity. I find it easy to use and <text:span text:style-name="T218">modify the rules.</text:span></text:p>
      <text:p text:style-name="P59"><text:span text:style-name="T200">W</text:span>e will explore firewalls, specifically IPTables, in more detail in <text:span text:style-name="T200">the next</text:span> book of this series.</text:p>
      <text:h text:style-name="P245" text:outline-level="1">Fail2Ban</text:h>
      <text:p text:style-name="P23"><text:span text:style-name="T250">A dynamic firewall is one that can adapt as the threats change. I needed something like this to stem the large number of attacks via SSH I had been experiencing a few years ago. </text:span>After a good bit of exploring and research I found fail2ban, open source software which automates what I was previously doing manually. </text:p>
      <text:p text:style-name="P80">Fail2<text:span text:style-name="T251">B</text:span>an has a complex series of configurable matching rules and separate actions that can be taken when attempts are made to crack into a system. It has rules for many types of attacks that include web, email, and many other services that might have vulnerabilities. Fail2<text:span text:style-name="T252">B</text:span>an works b<text:span text:style-name="T264">y</text:span> detecting attacks and then adding a rule to the firewall that will block further attempts from that specific, single IP address for a specified and configurable amount of time. After the time has expired it removes the blocking rule.</text:p>
      <text:p text:style-name="P86">Let’s install Fail2Ban and see how it works.</text:p>
      <text:p text:style-name="P161">Experiment 17-1<text:span text:style-name="T257">2</text:span></text:p>
      <text:p text:style-name="P137">Perform this experiment as the root user. <text:span text:style-name="T253">First, install Fail2Ban. This only takes a minute or so and does not require a reboot. </text:span></text:p>
      <text:p text:style-name="Exercise_20_Code"><text:soft-page-break/>[root@studentvm1 ~]# <text:span text:style-name="Code_20_Bold">dnf -y install fail2ban gamin</text:span></text:p>
      <text:p text:style-name="P149">Fail2Ban is not started by the installation so we will need to do so after we do a bit of configuration. Make /etc/fail2ban the PWD and list the files there. The jail.conf file is the main configuration file but it is not used for most configuration because it might get overwritten during an update. We will create a jail.local file in the same directory. Any settings defined in jail.local will override ones set in jail.conf.</text:p>
      <text:p text:style-name="P138">Copy jail.conf to jail.local. <text:span text:style-name="T254">Edit the jail.local file and delete the comment near the beginning that tells you not to modify this file. It is, after all, the one we will be modifying.</text:span></text:p>
      <text:p text:style-name="P142">Find the line <text:span text:style-name="T25"># ignoreself = true</text:span><text:span text:style-name="T10">, remove the comment hash,</text:span> and change it to <text:span text:style-name="T25">ignoreself = false</text:span><text:span text:style-name="T10">. </text:span><text:span text:style-name="T18">We do this so that Fail2Ban will not ignore failed login attempts from </text:span><text:span text:style-name="T24">the localhost</text:span><text:span text:style-name="T18">.</text:span></text:p>
      <text:p text:style-name="P139">Scroll down to the line <text:span text:style-name="T25">bantime <text:s/>= 10m</text:span><text:span text:style-name="T10"> and change that to 1 minute. Since we have no other hosts to test from, we will test using localhost. We do not want the localhost banned for long so that we can resume experiments quickly. </text:span><text:span text:style-name="T19">In the real world I would set this to several hours so that the crackers cannot get more attempts for a long time. </text:span></text:p>
      <text:p text:style-name="P140"><text:span text:style-name="T10">Change </text:span><text:span text:style-name="T25">maxretry = 5</text:span><text:span text:style-name="T10"> to </text:span><text:span text:style-name="T17">2</text:span><text:span text:style-name="T10">. This is the maximum number of retries allowed after any type of failed attempt. </text:span><text:span text:style-name="T19">Two retries is a good number for experimental purposes.</text:span><text:span text:style-name="T10"> </text:span><text:span text:style-name="T19">I normally set this to three because anyone failing three retries to get into my system using SSH does not belong there.</text:span></text:p>
      <text:p text:style-name="P150">We could also change both of these configuration options in the [sshd] filter section which would limit them to sshd while the original settings would apply to all other filters.</text:p>
      <text:p text:style-name="P139"><text:span text:style-name="T15">Read the comments for the other miscellaneous options in this section of the file, then scroll down to </text:span><text:span text:style-name="T16">the [sshd] section </text:span><text:span text:style-name="T20">in JAILS</text:span><text:span text:style-name="T16">. </text:span></text:p>
      <text:p text:style-name="P144"><text:span text:style-name="T16">A</text:span><text:span text:style-name="T10">dd the highlighted line. The documentation is not clear about needing to add this line. In previous versions the line was </text:span><text:span text:style-name="T25">enabled = false</text:span><text:span text:style-name="T10"> so it was clear that changing false to true would enable the sshd jail.</text:span></text:p>
      <text:p text:style-name="Exercise_20_Code">[sshd]</text:p>
      <text:p text:style-name="Exercise_20_Code"/>
      <text:p text:style-name="Exercise_20_Code"># To use more aggressive sshd modes set filter parameter "mode" in jail.local:</text:p>
      <text:p text:style-name="Exercise_20_Code"># normal (default), ddos, extra or aggressive (combines all).</text:p>
      <text:p text:style-name="Exercise_20_Code"># See "tests/files/logs/sshd" or "filter.d/sshd.conf" for usage example and details.</text:p>
      <text:p text:style-name="P173"><text:span text:style-name="Code_20_Bold">enabled = true</text:span></text:p>
      <text:p text:style-name="Exercise_20_Code">#mode <text:s text:c="2"/>= normal</text:p>
      <text:p text:style-name="Exercise_20_Code">port <text:s text:c="3"/>= ssh</text:p>
      <text:p text:style-name="Exercise_20_Code">logpath = %(sshd_log)s</text:p>
      <text:p text:style-name="Exercise_20_Code">backend = %(sshd_backend)s</text:p>
      <text:p text:style-name="P141"><text:soft-page-break/><text:span text:style-name="T16">D</text:span><text:span text:style-name="T10">o not enable fail2ban, but start it.</text:span></text:p>
      <text:p text:style-name="Exercise_20_Code">[root@studentvm1 ~]# <text:span text:style-name="Code_20_Bold"><text:span text:style-name="T255">systemctl start fail2ban</text:span></text:span></text:p>
      <text:p text:style-name="P143"><text:span text:style-name="T10">Now ssh to localhost and login using a bad user account or password on a good user account. </text:span><text:span text:style-name="T18">It takes three failed attempts to login, not three failed passwords entries. After three failed login attempts, the following error message is displayed. </text:span></text:p>
      <text:p text:style-name="Exercise_20_Code">[student@studentvm1 ~]$ <text:span text:style-name="Code_20_Bold">ssh localhost</text:span></text:p>
      <text:p text:style-name="Exercise_20_Code">ssh: connect to host localhost port 22: Connection refused</text:p>
      <text:p text:style-name="P145"><text:span text:style-name="T10">This means that the sshd jail is working. </text:span><text:span text:style-name="T21">Look at the active firewall rules. Remember that these fail2ban rules are stored in memory and are not added to the /etc/sysconfig/iptables file. There is a line </text:span><text:span text:style-name="T22">in the output below that</text:span><text:span text:style-name="T21"> reject</text:span><text:span text:style-name="T22">s</text:span><text:span text:style-name="T21"> connections from 192.168.0.1 which is my physical host system, from which I also tried this. </text:span><text:span text:style-name="T23">The IPTables rejection lines are removed after one minute so if you don’t see that line, force the failed logins again.</text:span></text:p>
      <text:p text:style-name="Exercise_20_Code">[root@studentvm1 ~]# <text:span text:style-name="Code_20_Bold">iptables-save</text:span></text:p>
      <text:p text:style-name="Exercise_20_Code"># Generated by iptables-save v1.8.0 on Sun Jun 16 21:24:59 2019</text:p>
      <text:p text:style-name="Exercise_20_Code">*filter</text:p>
      <text:p text:style-name="Exercise_20_Code">:INPUT ACCEPT [0:0]</text:p>
      <text:p text:style-name="Exercise_20_Code">:FORWARD ACCEPT [0:0]</text:p>
      <text:p text:style-name="Exercise_20_Code">:OUTPUT ACCEPT [4:296]</text:p>
      <text:p text:style-name="Exercise_20_Code">:f2b-sshd - [0:0]</text:p>
      <text:p text:style-name="Exercise_20_Code">-A INPUT -p tcp -m multiport --dports 22 -j f2b-sshd</text:p>
      <text:p text:style-name="Exercise_20_Code">-A INPUT -m state --state RELATED,ESTABLISHED -j ACCEPT</text:p>
      <text:p text:style-name="Exercise_20_Code">-A INPUT -p icmp -j ACCEPT</text:p>
      <text:p text:style-name="Exercise_20_Code">-A INPUT -i lo -j ACCEPT</text:p>
      <text:p text:style-name="Exercise_20_Code">-A INPUT -p tcp -m state --state NEW -m tcp --dport 22 -j ACCEPT</text:p>
      <text:p text:style-name="Exercise_20_Code">-A INPUT -p tcp -m state --state NEW -m tcp --dport 23 -j ACCEPT</text:p>
      <text:p text:style-name="Exercise_20_Code">-A INPUT -j REJECT --reject-with icmp-host-prohibited</text:p>
      <text:p text:style-name="Exercise_20_Code">-A FORWARD -j REJECT --reject-with icmp-host-prohibited</text:p>
      <text:p text:style-name="Exercise_20_Code">-A f2b-sshd -s 127.0.0.1/32 -j REJECT --reject-with icmp-port-unreachable</text:p>
      <text:p text:style-name="Exercise_20_Code">-A f2b-sshd -s 192.168.0.1/32 -j REJECT --reject-with icmp-port-unreachable</text:p>
      <text:p text:style-name="Exercise_20_Code">-A f2b-sshd -j RETURN</text:p>
      <text:p text:style-name="Exercise_20_Code">COMMIT</text:p>
      <text:p text:style-name="Exercise_20_Code"># Completed on Sun Jun 16 21:24:59 2019</text:p>
      <text:p text:style-name="Exercise_20_Code">[root@studentvm1 ~]#</text:p>
      <text:p text:style-name="P146">Now let’s look at a couple log files. In /var/log, first look at /var/log/secure. You should see a number of entries indicating failed passwords. These are the log entries checked by Fail2Ban for failures. </text:p>
      <text:p text:style-name="P146">Look at the /var/log/fail2ban.log file. This log file shows the times that triggering entries were found in the secure log, and the ban and unban actions taken to protect the system. </text:p>
      <text:p text:style-name="Exercise_20_Last"><text:soft-page-break/>Be aware that the f2b-sshd chain entries do not appear in the IPTables rule set until the first time a ban is triggered. Once there, the first and last lines of the chain are not deleted, but the lines rejecting specific IP addresses are removed as they time out. <text:span text:style-name="T256">It took me a bit of work to figure out this bit.</text:span></text:p>
      <text:p text:style-name="P87">The installation of Fail2Ban installs the configuration files needed for logwatch to report on Fail2Ban activity. It is possible to create your own filters and actions for Fail2Ban but that is beyond the scope of this course.</text:p>
      <text:h text:style-name="P246" text:outline-level="1">PAM</text:h>
      <text:p text:style-name="P21"><text:span text:style-name="T225">PAM stands for </text:span>Pluggable Authentication Modules. <text:span text:style-name="T225">It is a key component of security on Linux hosts and provides a dynamic and flexible means to manage user access to their accounts and resources.</text:span></text:p>
      <text:p text:style-name="P70">PAM divides the function of authentication into four parts.</text:p>
      <text:p text:style-name="P70"/>
      <text:list xml:id="list2002110853" text:style-name="L5">
        <text:list-item>
          <text:p text:style-name="P211">Account management <text:span text:style-name="T226">determines things like whether the user’s password is expired or locked, and whether the user is authorized to access a particular service.</text:span></text:p>
        </text:list-item>
        <text:list-item>
          <text:p text:style-name="P211">Authentication management <text:span text:style-name="T226">is the task of authenticating the user, as in verifying that the password and user ID are correct. This can be extended to include biometric authentication and smart-card hardware and methods.</text:span></text:p>
        </text:list-item>
        <text:list-item>
          <text:p text:style-name="P211">Password management <text:span text:style-name="T226">is used in the process of to password updates.</text:span></text:p>
        </text:list-item>
        <text:list-item>
          <text:p text:style-name="P211">Session management <text:span text:style-name="T226">is used to enable user access to services such as their home directory, resource allocation, <text:s/>and deals with logging for audit trails.</text:span></text:p>
        </text:list-item>
      </text:list>
      <text:p text:style-name="P69"/>
      <text:p text:style-name="P70">The PAM man page has a good explanation of PAM and references to other resources. The man page indicates that it is not necessary for a SysAdmin to understand the internal workings of the PAM libraries that implement this tool. The reason for this is that the configuration file /etc/pam.conf <text:span text:style-name="T227">(if it exists, which it does not in Fedora 29 and 30)</text:span> and <text:span text:style-name="T227">the</text:span> files located in the /etc/pam.d directory are the tools used to configure PAM. </text:p>
      <text:p text:style-name="Body_20_Text_20_Cont">The <text:span text:style-name="T228">PAM configuration items most likely to be used are mostly related to resource management such as specifying limits on the CPU time, memory, and number of processes that specific users or groups may consume. This capability can be used to aid in the allocation of limited resources to those who have more need or are authorized such access.</text:span></text:p>
      <text:p text:style-name="P71">Of course many of today’s Linux hosts have huge amounts of all of the resources required on a modern computer system. Even then certain environments such as development, test, large database systems, high performance computer (HPC), high traffic web sites, and others may have contention amongst users and their running tasks for one or more system resources. And, of course, users in many organizations don’t have access to the huge systems that many of us do, which again leads to contention for scarce resource. </text:p>
      <text:p text:style-name="P71">There are also the individual users who manage to suck up as much of any resources as they are allowed. This seems to be especially true on systems with resources already strained to the limit. <text:span text:style-name="T229">We have already explored setting resource limits and password quality restrictions in Chapter 35 but did not link </text:span><text:soft-page-break/><text:span text:style-name="T229">the /etc/security/limits.conf file to PAM. It is, in fact, PAM that deals with enforcing any limits or other configurations we set with the files in the /etc/security directory.</text:span></text:p>
      <text:h text:style-name="P247" text:outline-level="1">Some basic steps</text:h>
      <text:p text:style-name="P22">There are some steps that can be taken for any Linux host to harden it against attacks of many different types. These steps range from easy to difficult and, as mentioned previously, the ones you choose to put in place depend upon the amount of pain you would be in should the defenses of your systems be breached. The cost trade-off is a judgment that must be made by those at each installation but I recommend taking as many of these steps as possible.</text:p>
      <text:p text:style-name="P72">Some of these steps are included here for the sake of completeness but will not be covered here. Some of those will be covered in <text:span text:style-name="T268">Volume</text:span> <text:span text:style-name="T268">3</text:span><text:span text:style-name="Emphasis"><text:span text:style-name="T224">.</text:span></text:span></text:p>
      <text:p text:style-name="P67"/>
      <text:list xml:id="list1627123850" text:style-name="L6">
        <text:list-item>
          <text:p text:style-name="P198">Limit physical access <text:span text:style-name="T231">to prevent unauthorized passers-by from inserting malware via a USB thumb drive or just pocketing one that is already sitting there. It can also prevent curious fingers from pushing reset buttons.</text:span></text:p>
        </text:list-item>
        <text:list-item>
          <text:p text:style-name="P212">Strong passwords <text:span text:style-name="T231">are a simple security measure and easily enforced as we have seen. This makes brute force cracking of passwords much more difficult.</text:span></text:p>
        </text:list-item>
        <text:list-item>
          <text:p text:style-name="P212">Change passwords frequently <text:span text:style-name="T231">to ensure that any that are cracked are not usable for more than a short period of time. P</text:span>assword aging <text:span text:style-name="T231">can be used to enforce this.</text:span></text:p>
        </text:list-item>
        <text:list-item>
          <text:p text:style-name="P212"><text:span text:style-name="T231">Do n</text:span>o<text:span text:style-name="T231">t</text:span> shared user <text:span text:style-name="T231">accounts</text:span>. <text:span text:style-name="T231">When multiple users have access to a common account it becomes more difficult to determine the user responsible for security problems. If users must collaborate on shared documents, create a shared directory separate from their own home directories and use a separate group to allow access to only the people who need it. We covered shared directories and files in Chapter 18.</text:span></text:p>
        </text:list-item>
        <text:list-item>
          <text:p text:style-name="P212">Delet<text:span text:style-name="T232">ing</text:span> old user accounts <text:span text:style-name="T232">is important in keeping a system secure. Old, supposedly unused, accounts can be used to gain access to a system. Cleaning out the cruft is a good security practice.</text:span></text:p>
        </text:list-item>
        <text:list-item>
          <text:p text:style-name="P212">Strong firewalls <text:span text:style-name="T232">are always an important part of any security regimen.</text:span></text:p>
        </text:list-item>
        <text:list-item>
          <text:p text:style-name="P212"><text:span text:style-name="T232">Use</text:span> P<text:span text:style-name="T232">ublic</text:span>/P<text:span text:style-name="T232">rivate </text:span><text:s/>keypairs <text:span text:style-name="T232">(PPKP) with SSH. These are stronger than passwords and cannot be memorized so cannot be divulged under duress. (Yes, that happens!)</text:span></text:p>
        </text:list-item>
        <text:list-item>
          <text:p text:style-name="P213">D<text:span text:style-name="T233">o not </text:span>store d<text:span text:style-name="T233">ata</text:span> on computers <text:span text:style-name="T233">that are firewalls or routers that are directly accessible to the Internet. </text:span></text:p>
        </text:list-item>
        <text:list-item>
          <text:p text:style-name="P213"><text:span text:style-name="T233">In larger organizations data should not be stored on any host in the DMZ</text:span><text:span text:style-name="T233"><text:note text:id="ftn7" text:note-class="footnote"><text:note-citation>7</text:note-citation><text:note-body><text:p text:style-name="P183">DMZ – A network segment that contains servers that respond to external requests for web pages and so on but in which no data is stored. All data is stored in a more secure network with another set of firewalls between it and the DMZ.</text:p></text:note-body></text:note></text:span><text:span text:style-name="T233">.</text:span></text:p>
        </text:list-item>
        <text:list-item>
          <text:p text:style-name="P212">Intrusion detection <text:span text:style-name="T234">can be used to detect when an intrusion has occurred, hopefully before and damage has been done.</text:span></text:p>
        </text:list-item>
        <text:list-item>
          <text:p text:style-name="P212">Verify open ports with <text:span text:style-name="T234">tools like </text:span>nmap. <text:span text:style-name="T234">There should be no open ports that you are not expecting and that are not consistent with the services that you want exposed to the outside world.</text:span></text:p>
        </text:list-item>
        <text:list-item>
          <text:p text:style-name="P212"><text:span text:style-name="T235">Use a </text:span>BIOS password <text:span text:style-name="T235">to prevent changes to the hardware boot sequence.</text:span></text:p>
        </text:list-item>
        <text:list-item>
          <text:p text:style-name="P212"><text:span text:style-name="T235">Use a </text:span>GRUB password <text:span text:style-name="T235">to prevent changes to Linux initialization and startup.</text:span></text:p>
        </text:list-item>
        <text:list-item>
          <text:p text:style-name="P212"><text:soft-page-break/>Turn off or remove unused services <text:span text:style-name="T236">to prevent attacks against any possible known vulnerabilities in those services.</text:span></text:p>
        </text:list-item>
        <text:list-item>
          <text:p text:style-name="P212"><text:span text:style-name="T236">Use firewalls</text:span> to limit in and outbound traffic <text:span text:style-name="T236">to only what would be expected on a given host.</text:span></text:p>
        </text:list-item>
        <text:list-item>
          <text:p text:style-name="P212"><text:span text:style-name="T236">Use </text:span>SELinux <text:span text:style-name="T236">to</text:span> prevent crackers from making changes even if they <text:span text:style-name="T236">do </text:span>gain access <text:span text:style-name="T236">to a host. This is an advanced tool when used to do more than warn of potential problems and can be a bit of a nuisance to work around when doing updates or adding new software. <text:s/>It does provide v</text:span>ery strong protection <text:span text:style-name="T236">by preventing potential system alteration rather than just reporting the changes after the fact.</text:span></text:p>
        </text:list-item>
        <text:list-item>
          <text:p text:style-name="P214">Use intrusion detection software <text:span text:style-name="T239">like Tripwire</text:span> to report altered files and other signs of a successful or attempted intrusion.</text:p>
        </text:list-item>
        <text:list-item>
          <text:p text:style-name="P215">Disable ZEROCONF (Zero Configuration) a network self-configuration program when static configuration has not been performed and DHCP is not available. It is on by default in earlier Fedora releases. This service is sometimes known as Avahi. I always remove <text:span text:style-name="T246">the a</text:span>vahi <text:span text:style-name="T246">package</text:span> and its dependencies.</text:p>
        </text:list-item>
        <text:list-item>
          <text:p text:style-name="P215">Sync all system <text:span text:style-name="T257">times</text:span> using NTP <text:span text:style-name="T257">to make it easier to compare log files</text:span>.</text:p>
        </text:list-item>
        <text:list-item>
          <text:p text:style-name="P215">Only allow root to run cron jobs.</text:p>
        </text:list-item>
        <text:list-item>
          <text:p text:style-name="P215">Enable only ssh2 protocol <text:span text:style-name="T237">which is the d</text:span>efault in Fedora <text:span text:style-name="T237">and other Red Hat based distros.</text:span></text:p>
        </text:list-item>
        <text:list-item>
          <text:p text:style-name="P215">Do not allow root logins, especially remote <text:span text:style-name="T237">ones. </text:span>Login as non-root user <text:span text:style-name="T237">and then </text:span>su <text:span text:style-name="T237">to root.</text:span></text:p>
        </text:list-item>
        <text:list-item>
          <text:p text:style-name="P216"><text:span text:style-name="T257">Real SysAdmins don’t use sudso. </text:span>Don’t use sudo yourself as the SysAdmin. I discuss this in <text:span text:style-name="T257">Chapter 11, in</text:span> my book, “<text:span text:style-name="T45">The Linux Philosophy for SysAdmins</text:span><text:span text:style-name="T50">,”</text:span><text:span text:style-name="T50"><text:note text:id="ftn8" text:note-class="footnote"><text:note-citation>8</text:note-citation><text:note-body><text:p text:style-name="P184"><text:span text:style-name="T238">Both, David, </text:span><text:span text:style-name="T49">The Linux Philosophy for SysAdmins</text:span><text:span text:style-name="T238">, Apress, 2018, 375</text:span></text:p></text:note-body></text:note></text:span><text:span text:style-name="T50"> and in an excerpt</text:span><text:span text:style-name="T50"><text:note text:id="ftn9" text:note-class="footnote"><text:note-citation>9</text:note-citation><text:note-body><text:p text:style-name="P184"><text:span text:style-name="T238">Both, David, </text:span><text:span text:style-name="T49">Real SysAdmins don’t sudo – Book excerpt</text:span><text:span text:style-name="T238">, </text:span><text:a xlink:type="simple" xlink:href="http://www.both.org/?p=960" text:style-name="Internet_20_link" text:visited-style-name="Visited_20_Internet_20_Link">http://www.both.org/?p=960</text:a> </text:p></text:note-body></text:note></text:span><text:span text:style-name="T50"> from that book on my web site. </text:span></text:p>
        </text:list-item>
        <text:list-item>
          <text:p text:style-name="P217">If a non-root user really does need access to a command that requires root privilege, configure sudo for that one user to use that one command.</text:p>
        </text:list-item>
        <text:list-item>
          <text:p text:style-name="P218"><text:span text:style-name="T62">B</text:span><text:span text:style-name="T50">ack up everything – frequently. </text:span><text:span text:style-name="T63">This is so important that it has a chapter of its own and w</text:span><text:span text:style-name="T50">e explore </text:span><text:span text:style-name="T63">it</text:span><text:span text:style-name="T50"> in Chapter </text:span><text:span text:style-name="T64">18</text:span><text:span text:style-name="T50">.</text:span></text:p>
        </text:list-item>
      </text:list>
      <text:h text:style-name="Heading_20_1" text:outline-level="1">Chapter Summary</text:h>
      <text:p text:style-name="P10">Security is a big part of our job as SysAdmins.</text:p>
      <text:p text:style-name="P26"><text:span text:style-name="T223">Realistic security is a c</text:span>ost/<text:span text:style-name="T223">b</text:span>enefit trade-off <text:span text:style-name="T223">between the o</text:span>wner <text:span text:style-name="T223">of the computer network and the and the c</text:span>racker. <text:span text:style-name="T223">The question is, how much is our data worth? </text:span>Security should be a pain for users <text:span text:style-name="T223">and they will likely complain, but it should n</text:span>ot enough to engender bad behavior <text:span text:style-name="T223">such as writing down passwords and sticking them under the keyboard. </text:span></text:p>
      <text:p text:style-name="P81">A very high level of security can be achieved quite easily with Linux. Using good passwords, a simple firewall, and the Fail2Ban program can create a very secure environment with little trouble and no software costs.</text:p>
      <text:p text:style-name="P68">We will look at more active security measures, such as SELinux, root kit hunters, and intrusion detection, in <text:span text:style-name="T266">Volume 3</text:span><text:span text:style-name="Emphasis"><text:span text:style-name="T266">.</text:span></text:span></text:p>
      <text:p text:style-name="P26"/>
      <text:h text:style-name="Heading_20_1" text:outline-level="1"><text:soft-page-break/>Exercises</text:h>
      <text:p text:style-name="P8">Perform the following exercises to complete this chapter.</text:p>
      <text:p text:style-name="Body_20_Text_20_Cont"/>
      <text:list xml:id="list4116139062" text:style-name="L7">
        <text:list-item>
          <text:p text:style-name="P219">What is the best way to protect against <text:span text:style-name="T89">any type of login attacks such as dictionary based attacks?</text:span></text:p>
        </text:list-item>
        <text:list-item>
          <text:p text:style-name="P220">What is the second best way to protect against any type of login attacks such as dictionary based attacks?</text:p>
        </text:list-item>
        <text:list-item>
          <text:p text:style-name="P221">In Experiment 17-2, the ping and tcpdump commands both display the hostname “router” as part of their output, instead of or in addition to the IP address of the router, 10.0.2.1. Why does this happen? </text:p>
        </text:list-item>
        <text:list-item>
          <text:p text:style-name="P222">Use tcpdump to monitor the network traffic your studentvm1 host generates when you use a browser to connect to a remote web page such as <text:a xlink:type="simple" xlink:href="http://www.example.com/" text:style-name="Internet_20_link" text:visited-style-name="Visited_20_Internet_20_Link">www.example.com</text:a>. <text:span text:style-name="T230">Look at the content as well as the headers.</text:span></text:p>
        </text:list-item>
        <text:list-item>
          <text:p text:style-name="P223">What is the result of setting the default policy of the INPUT chain of the filter table to REJECT?</text:p>
        </text:list-item>
        <text:list-item>
          <text:p text:style-name="P224">What is the function of Avahi?</text:p>
        </text:list-item>
        <text:list-item>
          <text:p text:style-name="P224">Is the Avahi daemon running on your StudentVM1 host? If so remove it.</text:p>
        </text:list-item>
        <text:list-item>
          <text:p text:style-name="P225"><text:span text:style-name="T265">Use the</text:span> logwatch program <text:span text:style-name="T265">to view report on Fail2Ban activity. </text:span></text:p>
        </text:list-item>
        <text:list-item>
          <text:p text:style-name="P226">Are there any easy steps left that you can take to improve security on your StudentVM1 instance? If so take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1" svg:font-family="'Courier New'" style:font-family-generic="modern"/>
    <style:font-face style:name="Liberation Mono" svg:font-family="'Liberation Mono'" style:font-family-generic="modern" style:font-pitch="fixed"/>
    <style:font-face style:name="Source Han Sans CN" svg:font-family="'Source Han Sans CN'" style:font-family-generic="modern" style:font-pitch="fixed"/>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PMingLiU" svg:font-family="PMingLiU, 新細明體" style:font-family-generic="roman" style:font-pitch="variable"/>
    <style:font-face style:name="Tahoma1" svg:font-family="Tahoma, Lucidasans, 'Lucida Sans', 'Arial Unicode MS'"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enQuanYi Zen Hei Sharp" svg:font-family="'WenQuanYi Zen Hei Sharp'"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Tahoma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2"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Body_20_Text_20_First" style:default-outline-level="1" style:class="text">
      <style:paragraph-properties fo:margin-top="0.25in" fo:margin-bottom="0.0835in" loext:contextual-spacing="true" fo:line-height="100%" fo:keep-with-next="always" style:writing-mode="lr-tb"/>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Body_20_Text_20_First" style:default-outline-level="2" style:class="text">
      <style:paragraph-properties fo:margin-top="0.25in" fo:margin-bottom="0.0835in" loext:contextual-spacing="true" fo:line-height="100%" fo:keep-with-next="always" style:writing-mode="lr-tb"/>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Body_20_Text_20_First" style:default-outline-level="3" style:class="text">
      <style:paragraph-properties fo:margin-top="0.25in" fo:margin-bottom="0.0835in" loext:contextual-spacing="true" fo:line-height="100%" fo:keep-with-next="always" style:writing-mode="lr-tb"/>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Body_20_Text_20_First" style:default-outline-level="4" style:class="text">
      <style:paragraph-properties fo:margin-top="0.25in" fo:margin-bottom="0.0835in" loext:contextual-spacing="true" fo:line-height="100%" fo:keep-with-next="always" style:writing-mode="lr-tb"/>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Body_20_Text_20_First" style:default-outline-level="5" style:class="text">
      <style:paragraph-properties fo:margin-top="0.25in" fo:margin-bottom="0.1665in" loext:contextual-spacing="false" fo:line-height="100%" style:writing-mode="lr-tb"/>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Body_20_Text_20_First" style:default-outline-level="6" style:class="text">
      <style:paragraph-properties fo:margin-top="0.1665in" fo:margin-bottom="0.0417in" loext:contextual-spacing="false" style:writing-mode="lr-tb"/>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list-style-name="WW8Num24">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Body_20_Text_20_First">
      <style:paragraph-properties fo:margin-top="0.1665in" fo:margin-bottom="0.5in" loext:contextual-spacing="false" fo:orphans="2" fo:widows="2" style:writing-mode="page"/>
      <style:text-properties style:use-window-font-color="true" style:font-name="Arial Narrow" fo:font-family="'Arial Narrow'" style:font-family-generic="swiss" style:font-pitch="variable" fo:font-size="40pt"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style:language-asian="none" style:country-asian="none" style:font-name-complex="TheSansMonoConNormal" style:font-family-complex="TheSansMonoConNormal" style:font-family-generic-complex="roman" style:font-pitch-complex="variable"/>
    </style:style>
    <style:style style:name="Num_20_Sub_20_List" style:display-name="Num Sub List" style:family="paragraph" style:parent-style-name="Standard" style:list-style-name="WW8Num28">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writing-mode="lr-tb"/>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list-style-name="WW8Num34">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list-style-name="WW8Num15">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list-style-name="WW8Num26">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Exercise_20_Body">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writing-mode="lr-tb"/>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paragraph-properties fo:margin-top="0in" fo:margin-bottom="0.0402in" loext:contextual-spacing="false" fo:line-height="100%" style:writing-mode="lr-tb"/>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style:list-style-name="WW8Num32">
      <style:paragraph-properties fo:margin-left="0in" fo:margin-right="0in" fo:text-indent="0in" style:auto-text-indent="false"/>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writing-mode="lr-tb"/>
      <style:text-properties style:font-name="TheSansMonoConNormal" fo:font-family="TheSansMonoConNormal" style:font-family-generic="roman" style:font-pitch="variable" fo:font-size="10pt"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writing-mode="lr-tb"/>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next-style-name="Body_20_Text_20_Cont">
      <style:paragraph-properties fo:margin-top="0.0835in" fo:margin-bottom="0in" loext:contextual-spacing="false" style:line-height-at-least="0.222in" fo:text-align="start" style:justify-single-word="false" style:writing-mode="lr-tb"/>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writing-mode="lr-tb"/>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list-style-name="WW8Num36">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list-style-name="WW8Num29">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list-style-name="WW8Num19">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next-style-name="Part_20_Text_20_Cont.">
      <style:paragraph-properties fo:margin-top="0.0835in" fo:margin-bottom="0in" loext:contextual-spacing="true" fo:line-height="150%" style:writing-mode="lr-tb"/>
      <style:text-properties style:font-name="Utopia1" fo:font-family="Utopia" style:font-style-name="Regular"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Source Han Sans CN"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Text" style:family="paragraph" style:parent-style-name="Caption" style:class="extra"/>
    <style:style style:name="Title_20_A4" style:display-name="Title A4" style:family="paragraph" style:parent-style-name="Text" style:default-outline-level="">
      <style:text-properties style:font-name="Noto Sans" fo:font-family="'Noto Sans'" style:font-family-generic="swiss" style:font-pitch="variable" fo:font-size="43.5pt" style:font-size-asian="43.5pt"/>
    </style:style>
    <style:style style:name="Heading_20_A4" style:display-name="Heading A4" style:family="paragraph" style:parent-style-name="Text" style:default-outline-level="">
      <style:text-properties style:font-name="Noto Sans" fo:font-family="'Noto Sans'" style:font-family-generic="swiss" style:font-pitch="variable" fo:font-size="24pt" style:font-size-asian="24pt"/>
    </style:style>
    <style:style style:name="Text_20_A4" style:display-name="Text A4" style:family="paragraph" style:parent-style-name="Text" style:default-outline-level="">
      <style:text-properties style:font-name="Noto Sans" fo:font-family="'Noto Sans'" style:font-family-generic="swiss" style:font-pitch="variable" fo:font-size="18pt" style:font-size-asian="18pt"/>
    </style:style>
    <style:style style:name="Title_20_A0" style:display-name="Title A0" style:family="paragraph" style:parent-style-name="Text" style:default-outline-level="">
      <style:text-properties style:font-name="Noto Sans" fo:font-family="'Noto Sans'" style:font-family-generic="swiss" style:font-pitch="variable" fo:font-size="95.5pt" style:font-size-asian="95.5pt"/>
    </style:style>
    <style:style style:name="Heading_20_A0" style:display-name="Heading A0" style:family="paragraph" style:parent-style-name="Text" style:default-outline-level="">
      <style:text-properties style:font-name="Noto Sans" fo:font-family="'Noto Sans'" style:font-family-generic="swiss" style:font-pitch="variable" fo:font-size="71.5pt" style:font-size-asian="71.5pt"/>
    </style:style>
    <style:style style:name="Text_20_A0" style:display-name="Text A0" style:family="paragraph" style:parent-style-name="Text" style:default-outline-level="">
      <style:text-properties style:font-name="Noto Sans" fo:font-family="'Noto Sans'" style:font-family-generic="swiss"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2"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gray1"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Notes"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Tahoma1" fo:font-family="Tahoma, Lucidasans, 'Lucida Sans', '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0602in" fo:margin-right="0in" fo:margin-top="0in" fo:margin-bottom="0.1in" loext:contextual-spacing="false" fo:text-indent="0in" style:auto-text-indent="false"/>
      <style:text-properties style:use-window-font-color="true" style:text-outline="false" style:text-line-through-style="none" style:text-line-through-type="none" style:font-name="Tahoma1" fo:font-family="Tahoma, Lucidasans, 'Lucida Sans', 'Arial Unicode MS'"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style>
    <style:style style:name="Outline_20_2" style:display-name="Outline 2" style:family="paragraph" style:parent-style-name="Outline_20_1" style:default-outline-level="">
      <style:paragraph-properties fo:margin-left="0.0398in" fo:margin-right="0in" fo:margin-top="0in" fo:margin-bottom="0.1in" loext:contextual-spacing="false" fo:text-indent="0in" style:auto-text-indent="false"/>
      <style:text-properties style:use-window-font-color="true" style:text-outline="false" style:text-line-through-style="none" style:text-line-through-type="none" style:font-name="Tahoma1" fo:font-family="Tahoma, Lucidasans, 'Lucida Sans', 'Arial Unicode MS'" style:font-family-generic="roman" style:font-pitch="variable" fo:font-size="28pt" fo:font-style="normal" fo:text-shadow="none" style:text-underline-style="none" fo:font-weight="normal" style:font-size-asian="28pt" style:font-style-asian="normal" style:font-weight-asian="normal"/>
    </style:style>
    <style:style style:name="Outline_20_3" style:display-name="Outline 3" style:family="paragraph" style:parent-style-name="Outline_20_2" style:default-outline-level="">
      <style:paragraph-properties fo:margin-left="0.0717in" fo:margin-right="0in" fo:margin-top="0in" fo:margin-bottom="0.1in" loext:contextual-spacing="false" fo:text-indent="0in" style:auto-text-indent="false"/>
      <style:text-properties style:use-window-font-color="true" style:text-outline="false" style:text-line-through-style="none" style:text-line-through-type="none" style:font-name="Tahoma1"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Outline_20_4" style:display-name="Outline 4" style:family="paragraph" style:parent-style-name="Outline_20_3" style:default-outline-level="">
      <style:paragraph-properties fo:margin-left="0.1035in" fo:margin-right="0in" fo:margin-top="0in" fo:margin-bottom="0.0717in" loext:contextual-spacing="false" fo:text-indent="0in" style:auto-text-indent="false">
        <style:tab-stops>
          <style:tab-stop style:position="0.0118in"/>
        </style:tab-stops>
      </style:paragraph-properties>
      <style:text-properties style:use-window-font-color="true" style:text-outline="false" style:text-line-through-style="none" style:text-line-through-type="none" style:font-name="Tahoma1"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5" style:display-name="Outline 5" style:family="paragraph" style:parent-style-name="Outline_20_4" style:default-outline-level="">
      <style:paragraph-properties fo:margin-left="0.1228in" fo:margin-right="0in" fo:margin-top="0in" fo:margin-bottom="0.0354in" loext:contextual-spacing="false" fo:text-indent="0in" style:auto-text-indent="false">
        <style:tab-stops>
          <style:tab-stop style:position="0.0118in"/>
        </style:tab-stops>
      </style:paragraph-properties>
      <style:text-properties style:use-window-font-color="true" style:text-outline="false" style:text-line-through-style="none" style:text-line-through-type="none" style:font-name="Tahoma1"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6" style:display-name="Outline 6" style:family="paragraph" style:parent-style-name="Outline_20_5" style:default-outline-level="">
      <style:paragraph-properties fo:margin-left="0.1665in" fo:margin-right="0in" fo:margin-top="0in" fo:margin-bottom="0.0354in" loext:contextual-spacing="false" fo:text-indent="0in" style:auto-text-indent="false">
        <style:tab-stops>
          <style:tab-stop style:position="0.0118in"/>
        </style:tab-stops>
      </style:paragraph-properties>
      <style:text-properties style:use-window-font-color="true" style:text-outline="false" style:text-line-through-style="none" style:text-line-through-type="none" style:font-name="Tahoma1"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7" style:display-name="Outline 7" style:family="paragraph" style:parent-style-name="Outline_20_6" style:default-outline-level="">
      <style:paragraph-properties fo:margin-left="0.2102in" fo:margin-right="0in" fo:margin-top="0in" fo:margin-bottom="0.0354in" loext:contextual-spacing="false" fo:text-indent="0in" style:auto-text-indent="false">
        <style:tab-stops>
          <style:tab-stop style:position="0.0118in"/>
        </style:tab-stops>
      </style:paragraph-properties>
      <style:text-properties style:use-window-font-color="true" style:text-outline="false" style:text-line-through-style="none" style:text-line-through-type="none" style:font-name="Tahoma1"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8" style:display-name="Outline 8" style:family="paragraph" style:parent-style-name="Outline_20_7" style:default-outline-level="">
      <style:paragraph-properties fo:margin-left="3.4256in" fo:margin-right="0in" fo:margin-top="0in" fo:margin-bottom="0.0354in" loext:contextual-spacing="false" fo:text-indent="0in" style:auto-text-indent="false">
        <style:tab-stops>
          <style:tab-stop style:position="0.0118in"/>
        </style:tab-stops>
      </style:paragraph-properties>
      <style:text-properties style:use-window-font-color="true" style:text-outline="false" style:text-line-through-style="none" style:text-line-through-type="none" style:font-name="Tahoma1"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9" style:display-name="Outline 9" style:family="paragraph" style:parent-style-name="Outline_20_8" style:default-outline-level="">
      <style:paragraph-properties fo:margin-left="3.8543in" fo:margin-right="0in" fo:margin-top="0in" fo:margin-bottom="0.0354in" loext:contextual-spacing="false" fo:text-indent="0in" style:auto-text-indent="false">
        <style:tab-stops>
          <style:tab-stop style:position="0.0118in"/>
        </style:tab-stops>
      </style:paragraph-properties>
      <style:text-properties style:use-window-font-color="true" style:text-outline="false" style:text-line-through-style="none" style:text-line-through-type="none" style:font-name="Tahoma1"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fo:font-size="18pt" fo:font-style="normal" fo:text-shadow="none" style:text-underline-style="none" fo:font-weight="normal" style:font-size-asian="18pt" style:font-style-asian="normal" style:font-weight-asian="normal" style:text-emphasize="none"/>
    </style:style>
    <style:style style:name="CLI_20_Command" style:display-name="CLI Command" style:family="paragraph" style:default-outline-level="">
      <style:text-properties style:use-window-font-color="true" style:font-name="Liberation Mono1" fo:font-family="'Liberation Mono'" style:font-family-generic="roman" style:font-pitch="variable" fo:font-size="10pt" fo:font-weight="bold" style:font-name-asian="Tahoma2" style:font-family-asian="Tahoma"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ption_20_Characters" style:display-name="Caption Characters" style:family="paragraph" style:default-outline-level="">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inition" style:family="paragraph" style:default-outline-level="">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text-properties fo:color="#000080" style:font-name="Times New Roman" fo:font-family="'Times New Roman'" style:font-family-generic="roman" style:font-pitch="variable" fo:font-size="12pt" style:text-underline-style="solid" style:text-underline-width="auto" style:text-underline-color="font-color"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text-properties style:font-name="OpenSymbol" fo:font-family="OpenSymbol, 'Arial Unicode MS'" style:font-family-generic="roman" style:font-pitch="variable" fo:font-size="12pt"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age_20_Number" style:display-name="Page Number" style:family="paragraph" style:default-outline-level="">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8z0" style:family="paragraph" style:default-outline-level="">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7z1" style:family="paragraph" style:default-outline-level="">
      <style:text-properties style:font-name="Times New Roman" fo:font-family="'Times New Roman'" style:font-family-generic="roman" style:font-pitch="variable" fo:font-size="12pt" fo:font-weight="normal" style:font-name-asian="Tahoma2" style:font-family-asian="Tahoma" style:font-family-generic-asian="system" style:font-pitch-asian="variable" style:font-size-asian="12pt" style:font-weight-asian="normal" style:font-name-complex="Liberation Sans2" style:font-family-complex="'Liberation Sans'" style:font-family-generic-complex="system" style:font-pitch-complex="variable" style:font-size-complex="12pt"/>
    </style:style>
    <style:style style:name="WW8Num11z1" style:family="paragraph" style:default-outline-level="">
      <style:text-properties style:font-name="Times New Roman" fo:font-family="'Times New Roman'" style:font-family-generic="roman" style:font-pitch="variable" fo:font-size="12pt" fo:font-weight="normal" style:font-name-asian="Tahoma2" style:font-family-asian="Tahoma" style:font-family-generic-asian="system" style:font-pitch-asian="variable" style:font-size-asian="12pt" style:font-weight-asian="normal" style:font-name-complex="Liberation Sans2" style:font-family-complex="'Liberation Sans'" style:font-family-generic-complex="system" style:font-pitch-complex="variable" style:font-size-complex="12pt"/>
    </style:style>
    <style:style style:name="WW8Num9z1" style:family="paragraph" style:default-outline-level="">
      <style:text-properties style:font-name="Times New Roman" fo:font-family="'Times New Roman'" style:font-family-generic="roman" style:font-pitch="variable" fo:font-size="12pt" fo:font-weight="normal" style:font-name-asian="Tahoma2" style:font-family-asian="Tahoma" style:font-family-generic-asian="system" style:font-pitch-asian="variable" style:font-size-asian="12pt" style:font-weight-asian="normal" style:font-name-complex="Liberation Sans2" style:font-family-complex="'Liberation Sans'" style:font-family-generic-complex="system" style:font-pitch-complex="variable" style:font-size-complex="12pt"/>
    </style:style>
    <style:style style:name="WW8Num6z1" style:family="paragraph" style:default-outline-level="">
      <style:text-properties style:font-name="Courier New" fo:font-family="'Courier New'" style:font-family-generic="roman" style:font-pitch="variable" fo:font-size="12pt"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0" style:family="paragraph" style:default-outline-level="">
      <style:text-properties style:font-name="Times New Roman" fo:font-family="'Times New Roman'" style:font-family-generic="roman" style:font-pitch="variable" fo:font-size="12pt" fo:font-weight="normal" style:font-name-asian="Tahoma2" style:font-family-asian="Tahoma" style:font-family-generic-asian="system" style:font-pitch-asian="variable" style:font-size-asian="12pt" style:font-weight-asian="normal" style:font-name-complex="Liberation Sans2" style:font-family-complex="'Liberation Sans'" style:font-family-generic-complex="system" style:font-pitch-complex="variable" style:font-size-complex="12pt"/>
    </style:style>
    <style:style style:name="Command" style:family="paragraph" style:default-outline-level="">
      <style:paragraph-properties fo:text-align="start" style:justify-single-word="false" style:writing-mode="lr-tb"/>
      <style:text-properties style:use-window-font-color="true" style:font-name="Times New Roman" fo:font-family="'Times New Roman'" style:font-family-generic="roman" style:font-pitch="variable" fo:font-size="10pt" style:font-name-asian="Tahoma2"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Heading123456" style:family="paragraph" style:default-outline-level="">
      <style:paragraph-properties fo:margin-top="0.2917in" fo:margin-bottom="0.1457in" loext:contextual-spacing="false" fo:text-align="start" style:justify-single-word="false" style:writing-mode="lr-tb"/>
      <style:text-properties style:use-window-font-color="true"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Heading12345" style:family="paragraph" style:default-outline-level="">
      <style:paragraph-properties fo:margin-top="0.2917in" fo:margin-bottom="0.1457in" loext:contextual-spacing="false" fo:text-align="start" style:justify-single-word="false" style:writing-mode="lr-tb"/>
      <style:text-properties style:use-window-font-color="true"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Heading1234" style:family="paragraph" style:default-outline-level="">
      <style:paragraph-properties fo:margin-top="0.2917in" fo:margin-bottom="0.1457in" loext:contextual-spacing="false" fo:text-align="start" style:justify-single-word="false" style:writing-mode="lr-tb"/>
      <style:text-properties style:use-window-font-color="true"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Heading123" style:family="paragraph" style:default-outline-level="">
      <style:paragraph-properties fo:margin-top="0.2917in" fo:margin-bottom="0.1457in" loext:contextual-spacing="false" fo:text-align="start" style:justify-single-word="false" style:writing-mode="lr-tb"/>
      <style:text-properties style:use-window-font-color="true"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Heading12" style:family="paragraph" style:default-outline-level="">
      <style:paragraph-properties fo:margin-top="0.2917in" fo:margin-bottom="0.1457in" loext:contextual-spacing="false" fo:text-align="start" style:justify-single-word="false" style:writing-mode="lr-tb"/>
      <style:text-properties style:use-window-font-color="true"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Heading1" style:family="paragraph" style:default-outline-level="">
      <style:paragraph-properties fo:margin-top="0.2917in" fo:margin-bottom="0.1457in" loext:contextual-spacing="false" fo:text-align="start" style:justify-single-word="false" style:writing-mode="lr-tb"/>
      <style:text-properties style:use-window-font-color="true"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Heading" style:family="paragraph" style:default-outline-level="">
      <style:paragraph-properties fo:margin-top="0.2917in" fo:margin-bottom="0.1457in" loext:contextual-spacing="false" fo:text-align="start" style:justify-single-word="false" style:writing-mode="lr-tb"/>
      <style:text-properties style:use-window-font-color="true"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Heading12345678" style:family="paragraph" style:default-outline-level="">
      <style:paragraph-properties fo:margin-top="0.2917in" fo:margin-bottom="0.1457in" loext:contextual-spacing="false" fo:text-align="start" style:justify-single-word="false" style:writing-mode="lr-tb"/>
      <style:text-properties style:use-window-font-color="true"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Heading1234567" style:family="paragraph" style:default-outline-level="">
      <style:paragraph-properties fo:margin-top="0.2917in" fo:margin-bottom="0.1457in" loext:contextual-spacing="false" fo:text-align="start" style:justify-single-word="false" style:writing-mode="lr-tb"/>
      <style:text-properties style:use-window-font-color="true"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Teletype" style:family="paragraph" style:default-outline-level="">
      <style:text-properties style:font-name="WenQuanYi Zen Hei Sharp" fo:font-family="'WenQuanYi Zen Hei Sharp'"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ource_20_Text" style:display-name="Source Text" style:family="paragraph" style:default-outline-level="">
      <style:text-properties style:font-name="WenQuanYi Zen Hei Sharp" fo:font-family="'WenQuanYi Zen Hei Sharp'"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Heading_20_1_20_Char" style:display-name="Heading 1 Char" style:family="text">
      <style:text-properties style:font-name="HelveticaNeue Condensed" fo:font-family="'HelveticaNeue Condensed'" style:font-family-generic="swiss" style:font-pitch="variable" fo:font-size="20pt"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Text_20_Char" style:display-name="Footnote Text Char" style:family="text">
      <style:text-properties style:font-name="Utopia" fo:font-family="Utopia"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mment_20_Subject_20_Char" style:display-name="Comment Subject Char" style:family="text">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Times"/>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I">
        <style:list-level-properties text:list-level-position-and-space-mode="label-alignment">
          <style:list-level-label-alignment text:label-followed-by="listtab"/>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6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6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6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6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Times"/>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Times"/>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3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fo:text-indent="-0.25in" fo:margin-left="0.8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3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1.8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3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2.8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3.8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25in" fo:margin-left="1.0909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5909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2.0909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5909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3.0909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5909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4.0909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5909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5.0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style:list-level-properties>
      </text:list-level-style-number>
      <text:list-level-style-number text:level="2" text:style-name="WW8Num35z0" style:num-suffix=")" style:num-format="1">
        <style:list-level-properties text:list-level-position-and-space-mode="label-alignment">
          <style:list-level-label-alignment text:label-followed-by="listtab"/>
        </style:list-level-properties>
      </text:list-level-style-number>
      <text:list-level-style-number text:level="3" text:style-name="WW8Num35z0"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text:style-name="WW8Num35z0"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text:style-name="WW8Num35z0" style:num-prefix="("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text:style-name="WW8Num35z0" style:num-prefix="(" style:num-suffix=")" style:num-format="i">
        <style:list-level-properties text:list-level-position-and-space-mode="label-alignment">
          <style:list-level-label-alignment text:label-followed-by="listtab" text:list-tab-stop-position="2.6in" fo:text-indent="-0.25in" fo:margin-left="2.6in"/>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3.1in" fo:text-indent="-0.25in" fo:margin-left="3.1in"/>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3.35in" fo:text-indent="-0.25in" fo:margin-left="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7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7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7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7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7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officeooo:rsid="03202a9e"/>
    </style:style>
    <style:style style:name="MT2" style:family="text"/>
    <style:style style:name="MT3" style:family="text">
      <style:text-properties officeooo:rsid="004fb73e"/>
    </style:style>
    <style:page-layout style:name="Mpm1" style:page-usage="mirrored">
      <style:page-layout-properties fo:page-width="8.5in" fo:page-height="11in" style:num-format="1" style:print-orientation="portrait" fo:margin-top="0.3799in" fo:margin-bottom="0.3799in" fo:margin-left="0.75in" fo:margin-right="0.5in" fo:background-color="transparent" style:writing-mode="lr-tb" style:layout-grid-color="#c0c0c0" style:layout-grid-lines="40" style:layout-grid-base-height="0.2264in" style:layout-grid-ruby-height="0in" style:layout-grid-mode="none" style:layout-grid-ruby-below="false" style:layout-grid-print="false" style:layout-grid-display="false" style:layout-grid-base-width="0.1528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3701in" fo:margin-left="0in" fo:margin-right="0in" fo:margin-bottom="0.3299in" fo:background-color="transparent" style:dynamic-spacing="true" draw:fill="none" draw:fill-color="#729fcf"/>
      </style:header-style>
      <style:footer-style>
        <style:header-footer-properties fo:min-height="0.3701in" fo:margin-left="0in" fo:margin-right="0in" fo:margin-top="0.3299in" fo:background-color="transparent" style:dynamic-spacing="true" draw:fill="none" draw:fill-color="#729fcf"/>
      </style:footer-style>
    </style:page-layout>
  </office:automatic-styles>
  <office:master-styles>
    <style:master-page style:name="Standard" style:page-layout-name="Mpm1">
      <style:header>
        <text:p text:style-name="MP1">CHAPTER <text:span text:style-name="MT1">17</text:span> <text:span text:style-name="Gray_20_Dingbat"></text:span> <text:span text:style-name="MT3">Security</text:span> </text:p>
      </style:header>
      <style:header-left>
        <text:p text:style-name="Header">CHAPTER <text:span text:style-name="MT1">17</text:span> <text:span text:style-name="Gray_20_Dingbat"></text:span> <text:span text:style-name="MT3">Security</text:span> </text:p>
      </style:header-left>
      <loext:header-first>
        <text:p text:style-name="Chapter_20_Number">C H A P T E R <text:s/><text:span text:style-name="MT1">17</text:span></text:p>
      </loext:header-first>
      <style:footer>
        <text:p text:style-name="MP2"><text:page-number text:select-page="current">3</text:page-number></text:p>
      </style:footer>
      <style:footer-left>
        <text:p text:style-name="Footer"><text:page-number text:select-page="current">6</text:page-number></text:p>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7:13:53.565363124</meta:creation-date>
    <meta:editing-cycles>583</meta:editing-cycles>
    <meta:editing-duration>P10DT23H41M49S</meta:editing-duration>
    <meta:generator>LibreOffice/6.2.5.2$Linux_X86_64 LibreOffice_project/20$Build-2</meta:generator>
    <meta:initial-creator>David Both</meta:initial-creator>
    <dc:date>2019-09-05T21:03:42.838284428</dc:date>
    <dc:creator>David Both</dc:creator>
    <meta:document-statistic meta:table-count="1" meta:image-count="0" meta:object-count="0" meta:page-count="37" meta:paragraph-count="804" meta:word-count="14805" meta:character-count="89639" meta:non-whitespace-character-count="74519"/>
    <meta:user-defined meta:name="Chapter Number">01</meta:user-defined>
    <meta:user-defined meta:name="ContentTypeId">0x010100A0D00C5088EDAD479B11183811911403</meta:user-defined>
    <meta:user-defined meta:name="Status">Editor Approved</meta:user-defined>
    <meta:user-defined meta:name="StatusFrom">Author Review</meta:user-defined>
    <meta:user-defined meta:name="StatusTo" meta:value-type="string">Editor Approved</meta:user-defined>
    <meta:user-defined meta:name="Update ChapterOn Root" meta:value-type="string">, </meta:user-defined>
    <meta:user-defined meta:name="Update ChapterOn Root(1)" meta:value-type="string">, </meta:user-defined>
  </office:meta>
</office:document-meta>
</file>